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0500000000F4CE678D1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" manifest:full-path="ObjectReplacements/Object 82"/>
  <manifest:file-entry manifest:media-type="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" manifest:full-path="ObjectReplacements/Object 87"/>
  <manifest:file-entry manifest:media-type="application/x-openoffice-gdimetafile;windows_formatname=&quot;GDIMetaFile&quot;" manifest:full-path="ObjectReplacements/Object 30"/>
  <manifest:file-entry manifest:media-type="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9.6cm" table:align="margins"/>
    </style:style>
    <style:style style:name="Tabla1.A" style:family="table-column">
      <style:table-column-properties style:column-width="2.409cm" style:rel-column-width="8056*"/>
    </style:style>
    <style:style style:name="Tabla1.B" style:family="table-column">
      <style:table-column-properties style:column-width="7.761cm" style:rel-column-width="25949*"/>
    </style:style>
    <style:style style:name="Tabla1.C" style:family="table-column">
      <style:table-column-properties style:column-width="9.43cm" style:rel-column-width="31530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9.611cm" fo:margin-left="0cm" fo:margin-right="-0.011cm" table:align="margins"/>
    </style:style>
    <style:style style:name="Tabla2.A" style:family="table-column">
      <style:table-column-properties style:column-width="2.646cm" style:rel-column-width="8839*"/>
    </style:style>
    <style:style style:name="Tabla2.B" style:family="table-column">
      <style:table-column-properties style:column-width="1.755cm" style:rel-column-width="5867*"/>
    </style:style>
    <style:style style:name="Tabla2.C" style:family="table-column">
      <style:table-column-properties style:column-width="7.16cm" style:rel-column-width="23927*"/>
    </style:style>
    <style:style style:name="Tabla2.D" style:family="table-column">
      <style:table-column-properties style:column-width="8.05cm" style:rel-column-width="26902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style:vertical-align="middle" fo:padding="0.097cm" fo:border="0.002cm solid #000000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>
      <style:text-properties fo:font-size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text-properties fo:font-size="10pt" style:font-size-asian="8.75pt" style:font-size-complex="10pt"/>
    </style:style>
    <style:style style:name="T1" style:family="text">
      <style:text-properties style:font-name="Times New Roman" fo:font-size="6pt" style:font-size-asian="6pt" style:font-size-complex="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.06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fo:padding="0.049cm" fo:border="0.002cm solid #000000" draw:ole-draw-aspect="1"/>
    </style:style>
    <style:style style:name="fr5" style:family="graphic" style:parent-style-name="Formula">
      <style:graphic-properties fo:margin-left="0.101cm" fo:margin-right="0.10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fo:padding="0.049cm" fo:border="none" draw:ole-draw-aspect="1"/>
    </style:style>
    <style:style style:name="fr9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stroke="none" svg:stroke-color="#000000" draw:fill="none" draw:fill-color="#ffffff" fo:min-height="0.695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55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creativecommons.org/licenses/by-sa/3.0/es/" office:name="Creative Commons">
        <draw:frame draw:style-name="fr1" draw:name="gráficos2" text:anchor-type="page" text:anchor-page-number="2" svg:x="17.644cm" svg:y="28.058cm" svg:width="2.117cm" svg:height="0.397cm" draw:z-index="24">
          <draw:image xlink:href="Pictures/10000000000000500000000F4CE678D1.png" xlink:type="simple" xlink:show="embed" xlink:actuate="onLoad"/>
        </draw:frame>
      </draw:a>
      <draw:frame text:anchor-type="page" text:anchor-page-number="1" draw:z-index="47" draw:style-name="gr1" draw:text-style-name="P1" svg:width="2.243cm" svg:height="0.696cm" svg:x="17.584cm" svg:y="27.772cm">
        <draw:text-box>
          <text:p><text:span text:style-name="T1"><text:a xlink:href="http://sites.google.com/site/zeehio/"> Sergio Oller</text:a></text:span><text:span text:style-name="T1"> <text:s/>v1.5 2009</text:span></text:p>
          <text:p><text:span text:style-name="T1">Permisos a darrera</text:span></text:p>
        </draw:text-box>
      </draw:frame>
      <draw:frame text:anchor-type="page" text:anchor-page-number="2" draw:z-index="53" draw:style-name="gr2" draw:text-style-name="P1" svg:width="11.948cm" svg:height="1.056cm" svg:x="5.925cm" svg:y="28.185cm">
        <draw:text-box>
          <text:p><text:span text:style-name="T1"><text:s/></text:span><text:span text:style-name="T1"><text:a xlink:href="http://sites.google.com/site/zeehio/">Sergio Oller</text:a></text:span><text:span text:style-name="T1"> v1.5 2009. S'autoritza la còpia i distribució de l'obra així com fer-ne obres derivades sempre que es reconegui l'autor original i les obres derivades es comparteixin amb la mateixa llicència (</text:span><text:span text:style-name="T1"><text:a xlink:href="http://creativecommons.org/licenses/by-sa/3.0/es/deed.ca">CC-BY-SA</text:a></text:span><text:span text:style-name="T1">). Comentaris i correccions: </text:span><text:span text:style-name="T1"><text:a xlink:href="mailto:sergioller@gmail.com">sergioller@gmail.com</text:a></text:span></text:p>
        </draw:text-box>
      </draw:frame>
      <text:p text:style-name="P2">FORMULARI ESTAT SÒLID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CS (a)</text:p>
          </table:table-cell>
          <table:table-cell table:style-name="Tabla1.A1" office:value-type="string">
            <text:p text:style-name="Table_20_Contents"><draw:frame draw:style-name="fr2" draw:name="Objeto7" text:anchor-type="as-char" svg:width="4.314cm" svg:height="0.593cm" draw:z-index="0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a1.C1" office:value-type="string">
            <text:p text:style-name="Table_20_Contents"><draw:frame draw:style-name="fr2" draw:name="Objeto5" text:anchor-type="as-char" svg:width="5.537cm" svg:height="1.078cm" draw:z-index="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6">BCC (a)</text:p>
          </table:table-cell>
          <table:table-cell table:style-name="Tabla1.A2" office:value-type="string">
            <text:p text:style-name="Table_20_Contents"><draw:frame draw:style-name="fr2" draw:name="Objeto8" text:anchor-type="as-char" svg:width="6.011cm" svg:height="2.177cm" draw:z-index="2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a1.C2" office:value-type="string">
            <text:p text:style-name="Table_20_Contents"><draw:frame draw:style-name="fr2" draw:name="Objeto12" text:anchor-type="as-char" svg:width="7.908cm" svg:height="1.078cm" draw:z-index="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6">FCC (a)</text:p>
          </table:table-cell>
          <table:table-cell table:style-name="Tabla1.A2" office:value-type="string">
            <text:p text:style-name="Table_20_Contents"><draw:frame draw:style-name="fr3" draw:name="Objeto21" text:anchor-type="as-char" svg:width="6.884cm" svg:height="1.078cm" draw:z-index="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a1.C2" office:value-type="string">
            <text:p text:style-name="Table_20_Contents"><draw:frame draw:style-name="fr2" draw:name="Objeto17" text:anchor-type="as-char" svg:width="6.692cm" svg:height="2.177cm" draw:z-index="5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a1.A4" office:value-type="string">
            <text:p text:style-name="P6">Hexagonal (a,c)</text:p>
          </table:table-cell>
          <table:table-cell table:style-name="Tabla1.A4" office:value-type="string">
            <text:p text:style-name="Table_20_Contents"><draw:frame draw:style-name="fr2" draw:name="Objeto3" text:anchor-type="as-char" svg:width="5.653cm" svg:height="0.997cm" draw:z-index="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a1.C4" office:value-type="string">
            <text:p text:style-name="Table_20_Contents"><draw:frame draw:style-name="fr2" draw:name="Objeto4" text:anchor-type="as-char" svg:width="7.213cm" svg:height="1.138cm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</table:table>
      <text:p text:style-name="Standard"><draw:frame draw:style-name="fr2" draw:name="Objeto6" text:anchor-type="as-char" svg:width="4.972cm" svg:height="0.596cm" draw:z-index="8"><draw:object xlink:href="./Object 10" xlink:type="simple" xlink:show="embed" xlink:actuate="onLoad"/><draw:image xlink:href="./ObjectReplacements/Object 10" xlink:type="simple" xlink:show="embed" xlink:actuate="onLoad"/></draw:frame> <draw:frame draw:style-name="fr2" draw:name="Objeto9" text:anchor-type="as-char" svg:width="2.378cm" svg:height="0.596cm" draw:z-index="9"><draw:object xlink:href="./Object 11" xlink:type="simple" xlink:show="embed" xlink:actuate="onLoad"/><draw:image xlink:href="./ObjectReplacements/Object 11" xlink:type="simple" xlink:show="embed" xlink:actuate="onLoad"/></draw:frame><draw:frame draw:style-name="fr2" draw:name="Objeto10" text:anchor-type="as-char" svg:width="1.536cm" svg:height="0.56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Estructura</text:p>
            <text:p text:style-name="P6">cristal·lina</text:p>
          </table:table-cell>
          <table:table-cell table:style-name="Tabla2.A1" office:value-type="string">
            <text:p text:style-name="P6">Xarxa</text:p>
            <text:p text:style-name="P6">Bravais</text:p>
          </table:table-cell>
          <table:table-cell table:style-name="Tabla2.A1" office:value-type="string">
            <text:p text:style-name="P6">Base atòmica</text:p>
          </table:table-cell>
          <table:table-cell table:style-name="Tabla2.D1" office:value-type="string">
            <text:p text:style-name="P6">Factor estructura</text:p>
          </table:table-cell>
        </table:table-row>
        <table:table-row>
          <table:table-cell table:style-name="Tabla2.A2" office:value-type="string">
            <text:p text:style-name="P6">Diamant</text:p>
          </table:table-cell>
          <table:table-cell table:style-name="Tabla2.A2" office:value-type="string">
            <text:p text:style-name="P6">FCC</text:p>
          </table:table-cell>
          <table:table-cell table:style-name="Tabla2.C2" office:value-type="string">
            <text:p text:style-name="Table_20_Contents"><draw:frame draw:style-name="fr2" draw:name="Objeto11" text:anchor-type="as-char" svg:width="6.017cm" svg:height="0.57cm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a2.D2" office:value-type="string">
            <text:p text:style-name="Table_20_Contents"><draw:frame draw:style-name="fr2" draw:name="Objeto13" text:anchor-type="as-char" svg:width="4.879cm" svg:height="0.94cm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6">CsCl</text:p>
          </table:table-cell>
          <table:table-cell table:style-name="Tabla2.A2" office:value-type="string">
            <text:p text:style-name="P6">CS</text:p>
          </table:table-cell>
          <table:table-cell table:style-name="Tabla2.C2" office:value-type="string">
            <text:p text:style-name="Table_20_Contents"><draw:frame draw:style-name="fr2" draw:name="Objeto14" text:anchor-type="as-char" svg:width="3.759cm" svg:height="1.157cm" draw:z-index="1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a2.D2" office:value-type="string">
            <text:p text:style-name="Table_20_Contents"><draw:frame draw:style-name="fr2" draw:name="Objeto91" text:anchor-type="as-char" svg:width="3.706cm" svg:height="0.624cm" draw:z-index="59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6">NaCl</text:p>
          </table:table-cell>
          <table:table-cell table:style-name="Tabla2.A2" office:value-type="string">
            <text:p text:style-name="P6">FCC</text:p>
          </table:table-cell>
          <table:table-cell table:style-name="Tabla2.C2" office:value-type="string">
            <text:p text:style-name="Table_20_Contents"><draw:frame draw:style-name="fr2" draw:name="Objeto15" text:anchor-type="as-char" svg:width="3.842cm" svg:height="1.083cm" draw:z-index="1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a2.D2" office:value-type="string">
            <text:p text:style-name="Table_20_Contents"><draw:frame draw:style-name="fr2" draw:name="Objeto92" text:anchor-type="as-char" svg:width="4.808cm" svg:height="0.649cm" draw:z-index="60"><draw:object xlink:href="./Object 92" xlink:type="simple" xlink:show="embed" xlink:actuate="onLoad"/><draw:image xlink:href="./ObjectReplacements/Object 92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6">Zinc Blenda</text:p>
          </table:table-cell>
          <table:table-cell table:style-name="Tabla2.A2" office:value-type="string">
            <text:p text:style-name="P6">FCC</text:p>
          </table:table-cell>
          <table:table-cell table:style-name="Tabla2.C2" office:value-type="string">
            <text:p text:style-name="Table_20_Contents"><draw:frame draw:style-name="fr2" draw:name="Objeto16" text:anchor-type="as-char" svg:width="3.679cm" svg:height="1.157cm" draw:z-index="15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a2.D2" office:value-type="string">
            <text:p text:style-name="Table_20_Contents"><draw:frame draw:style-name="fr2" draw:name="Objeto18" text:anchor-type="as-char" svg:width="4.895cm" svg:height="0.986cm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6">"FCC"</text:p>
          </table:table-cell>
          <table:table-cell table:style-name="Tabla2.A2" office:value-type="string">
            <text:p text:style-name="P6">CS</text:p>
          </table:table-cell>
          <table:table-cell table:style-name="Tabla2.C2" office:value-type="string">
            <text:p text:style-name="P3"><draw:frame draw:style-name="fr2" draw:name="Objeto19" text:anchor-type="as-char" svg:width="6.272cm" svg:height="1.083cm" draw:z-index="1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a2.D2" office:value-type="string">
            <text:p text:style-name="Table_20_Contents"><draw:frame draw:style-name="fr2" draw:name="Objeto20" text:anchor-type="as-char" svg:width="7.168cm" svg:height="0.617cm" draw:z-index="18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Table_20_Contents"/>
          </table:table-cell>
        </table:table-row>
        <table:table-row>
          <table:table-cell table:style-name="Tabla2.A2" office:value-type="string">
            <text:p text:style-name="P6">"BCC"</text:p>
          </table:table-cell>
          <table:table-cell table:style-name="Tabla2.A2" office:value-type="string">
            <text:p text:style-name="P6">CS</text:p>
          </table:table-cell>
          <table:table-cell table:style-name="Tabla2.C2" office:value-type="string">
            <text:p text:style-name="P3"><draw:frame draw:style-name="fr2" draw:name="Objeto22" text:anchor-type="as-char" svg:width="5.937cm" svg:height="0.57cm" draw:z-index="19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a2.D2" office:value-type="string">
            <text:p text:style-name="Table_20_Contents"><draw:frame draw:style-name="fr2" draw:name="Objeto23" text:anchor-type="as-char" svg:width="4.025cm" svg:height="0.617cm" draw:z-index="20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</table:table>
      <text:p text:style-name="Standard"/>
      <text:p text:style-name="Standard"><draw:frame draw:style-name="fr4" draw:name="Objeto24" text:anchor-type="as-char" svg:width="5.687cm" svg:height="1.363cm" draw:z-index="61"><draw:object xlink:href="./Object 24" xlink:type="simple" xlink:show="embed" xlink:actuate="onLoad"/><draw:image xlink:href="./ObjectReplacements/Object 24" xlink:type="simple" xlink:show="embed" xlink:actuate="onLoad"/></draw:frame> <draw:frame draw:style-name="fr2" draw:name="Objecte1" text:anchor-type="as-char" svg:width="1.492cm" svg:height="1.129cm" draw:z-index="62"><draw:object xlink:href="./Object 96" xlink:type="simple" xlink:show="embed" xlink:actuate="onLoad"/><draw:image xlink:href="./ObjectReplacements/Object 96" xlink:type="simple" xlink:show="embed" xlink:actuate="onLoad"/></draw:frame><draw:frame draw:style-name="fr9" draw:name="Objecte2" text:anchor-type="as-char" svg:width="2.533cm" svg:height="0.529cm" draw:z-index="99"><draw:object xlink:href="./Object 97" xlink:type="simple" xlink:show="embed" xlink:actuate="onLoad"/><draw:image xlink:href="./ObjectReplacements/Object 97" xlink:type="simple" xlink:show="embed" xlink:actuate="onLoad"/></draw:frame></text:p>
      <text:p text:style-name="Standard"><draw:frame draw:style-name="fr2" draw:name="Objeto25" text:anchor-type="as-char" svg:width="5.607cm" svg:height="0.924cm" draw:z-index="21"><draw:object xlink:href="./Object 25" xlink:type="simple" xlink:show="embed" xlink:actuate="onLoad"/><draw:image xlink:href="./ObjectReplacements/Object 25" xlink:type="simple" xlink:show="embed" xlink:actuate="onLoad"/></draw:frame> <draw:frame draw:style-name="fr4" draw:name="Objeto26" text:anchor-type="as-char" svg:width="2.992cm" svg:height="0.905cm" draw:z-index="22"><draw:object xlink:href="./Object 26" xlink:type="simple" xlink:show="embed" xlink:actuate="onLoad"/><draw:image xlink:href="./ObjectReplacements/Object 26" xlink:type="simple" xlink:show="embed" xlink:actuate="onLoad"/></draw:frame><draw:frame draw:style-name="fr2" draw:name="Objeto27" text:anchor-type="as-char" svg:width="4.156cm" svg:height="0.924cm" draw:z-index="23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Gas e- lliures: <draw:frame draw:style-name="fr2" draw:name="Objeto28" text:anchor-type="as-char" svg:width="3.286cm" svg:height="1.078cm" draw:z-index="25"><draw:object xlink:href="./Object 28" xlink:type="simple" xlink:show="embed" xlink:actuate="onLoad"/><draw:image xlink:href="./ObjectReplacements/Object 28" xlink:type="simple" xlink:show="embed" xlink:actuate="onLoad"/></draw:frame> <draw:frame draw:style-name="fr2" draw:name="Objeto29" text:anchor-type="as-char" svg:width="1.877cm" svg:height="1.132cm" draw:z-index="26"><draw:object xlink:href="./Object 29" xlink:type="simple" xlink:show="embed" xlink:actuate="onLoad"/><draw:image xlink:href="./ObjectReplacements/Object 29" xlink:type="simple" xlink:show="embed" xlink:actuate="onLoad"/></draw:frame><draw:frame draw:style-name="fr2" draw:name="Objeto30" text:anchor-type="as-char" svg:width="1.884cm" svg:height="1.078cm" draw:z-index="27"><draw:object xlink:href="./Object 30" xlink:type="simple" xlink:show="embed" xlink:actuate="onLoad"/><draw:image xlink:href="./ObjectReplacements/Object 30" xlink:type="simple" xlink:show="embed" xlink:actuate="onLoad"/></draw:frame><draw:frame draw:style-name="fr2" draw:name="Objeto31" text:anchor-type="as-char" svg:width="3.464cm" svg:height="1.692cm" draw:z-index="28"><draw:object xlink:href="./Object 31" xlink:type="simple" xlink:show="embed" xlink:actuate="onLoad"/><draw:image xlink:href="./ObjectReplacements/Object 31" xlink:type="simple" xlink:show="embed" xlink:actuate="onLoad"/></draw:frame> <draw:frame draw:style-name="fr9" draw:name="Objecte3" text:anchor-type="as-char" svg:width="4.344cm" svg:height="2.282cm" draw:z-index="100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9" draw:name="Objecte4" text:anchor-type="as-char" svg:width="2.953cm" svg:height="0.997cm" draw:z-index="101"><draw:object xlink:href="./Object 99" xlink:type="simple" xlink:show="embed" xlink:actuate="onLoad"/><draw:image xlink:href="./ObjectReplacements/Object 99" xlink:type="simple" xlink:show="embed" xlink:actuate="onLoad"/></draw:frame><draw:frame draw:style-name="fr2" draw:name="Objeto32" text:anchor-type="as-char" svg:width="5.092cm" svg:height="1.224cm" draw:z-index="29"><draw:object xlink:href="./Object 32" xlink:type="simple" xlink:show="embed" xlink:actuate="onLoad"/><draw:image xlink:href="./ObjectReplacements/Object 32" xlink:type="simple" xlink:show="embed" xlink:actuate="onLoad"/></draw:frame> (densitat d'estats monoparticulars)<draw:frame draw:style-name="fr2" draw:name="Objeto33" text:anchor-type="as-char" svg:width="3.383cm" svg:height="1.051cm" draw:z-index="30"><draw:object xlink:href="./Object 33" xlink:type="simple" xlink:show="embed" xlink:actuate="onLoad"/><draw:image xlink:href="./ObjectReplacements/Object 33" xlink:type="simple" xlink:show="embed" xlink:actuate="onLoad"/></draw:frame> <draw:frame draw:style-name="fr2" draw:name="Objeto34" text:anchor-type="as-char" svg:width="1.261cm" svg:height="0.997cm" draw:z-index="31"><draw:object xlink:href="./Object 34" xlink:type="simple" xlink:show="embed" xlink:actuate="onLoad"/><draw:image xlink:href="./ObjectReplacements/Object 34" xlink:type="simple" xlink:show="embed" xlink:actuate="onLoad"/></draw:frame> <draw:frame draw:style-name="fr2" draw:name="Objeto35" text:anchor-type="as-char" svg:width="3.835cm" svg:height="1.044cm" draw:z-index="32"><draw:object xlink:href="./Object 35" xlink:type="simple" xlink:show="embed" xlink:actuate="onLoad"/><draw:image xlink:href="./ObjectReplacements/Object 35" xlink:type="simple" xlink:show="embed" xlink:actuate="onLoad"/></draw:frame><draw:frame draw:style-name="fr2" draw:name="Objeto36" text:anchor-type="as-char" svg:width="4.186cm" svg:height="1.044cm" draw:z-index="33"><draw:object xlink:href="./Object 36" xlink:type="simple" xlink:show="embed" xlink:actuate="onLoad"/><draw:image xlink:href="./ObjectReplacements/Object 36" xlink:type="simple" xlink:show="embed" xlink:actuate="onLoad"/></draw:frame> <draw:frame draw:style-name="fr2" draw:name="Objeto37" text:anchor-type="as-char" svg:width="4.27cm" svg:height="1.053cm" draw:z-index="34"><draw:object xlink:href="./Object 37" xlink:type="simple" xlink:show="embed" xlink:actuate="onLoad"/><draw:image xlink:href="./ObjectReplacements/Object 37" xlink:type="simple" xlink:show="embed" xlink:actuate="onLoad"/></draw:frame><draw:frame draw:style-name="fr2" draw:name="Objeto38" text:anchor-type="as-char" svg:width="3.741cm" svg:height="1.169cm" draw:z-index="35"><draw:object xlink:href="./Object 38" xlink:type="simple" xlink:show="embed" xlink:actuate="onLoad"/><draw:image xlink:href="./ObjectReplacements/Object 38" xlink:type="simple" xlink:show="embed" xlink:actuate="onLoad"/></draw:frame><draw:frame draw:style-name="fr2" draw:name="Objeto39" text:anchor-type="as-char" svg:width="2.469cm" svg:height="1.379cm" draw:z-index="36"><draw:object xlink:href="./Object 39" xlink:type="simple" xlink:show="embed" xlink:actuate="onLoad"/><draw:image xlink:href="./ObjectReplacements/Object 39" xlink:type="simple" xlink:show="embed" xlink:actuate="onLoad"/></draw:frame> <draw:frame draw:style-name="fr2" draw:name="Objeto1" text:anchor-type="as-char" svg:width="4.159cm" svg:height="1.522cm" draw:z-index="37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Sòlid: <draw:frame draw:style-name="fr2" draw:name="Objeto2" text:anchor-type="as-char" svg:width="4.217cm" svg:height="0.937cm" draw:z-index="38"><draw:object xlink:href="./Object 4" xlink:type="simple" xlink:show="embed" xlink:actuate="onLoad"/><draw:image xlink:href="./ObjectReplacements/Object 4" xlink:type="simple" xlink:show="embed" xlink:actuate="onLoad"/></draw:frame> Eq. Central:<draw:frame draw:style-name="fr4" draw:name="Objeto40" text:anchor-type="as-char" svg:width="7.86cm" svg:height="1.321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><text:soft-page-break/><text:span text:style-name="T2">Xarxa buida:</text:span> <draw:frame draw:style-name="fr4" draw:name="Objeto41" text:anchor-type="as-char" svg:width="3.378cm" svg:height="1.053cm" draw:z-index="40"><draw:object xlink:href="./Object 41" xlink:type="simple" xlink:show="embed" xlink:actuate="onLoad"/><draw:image xlink:href="./ObjectReplacements/Object 41" xlink:type="simple" xlink:show="embed" xlink:actuate="onLoad"/></draw:frame><text:tab/><text:span text:style-name="T2">Fortament lligats</text:span> (LCAO): <text:s/><draw:frame draw:style-name="fr2" draw:name="Objeto44" text:anchor-type="as-char" svg:width="4.542cm" svg:height="0.908cm" draw:z-index="63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><text:span text:style-name="T2">Feblement lligats:</text:span> No degen.<draw:frame draw:style-name="fr2" draw:name="Objeto42" text:anchor-type="as-char" svg:width="9.915cm" svg:height="2.014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>Quasi degen: <draw:frame draw:style-name="fr2" draw:name="Objeto93" text:anchor-type="as-char" svg:width="8.643cm" svg:height="1.453cm" draw:z-index="64"><draw:object xlink:href="./Object 93" xlink:type="simple" xlink:show="embed" xlink:actuate="onLoad"/><draw:image xlink:href="./ObjectReplacements/Object 93" xlink:type="simple" xlink:show="embed" xlink:actuate="onLoad"/></draw:frame>Degenerat: <draw:frame draw:style-name="fr2" draw:name="Objeto43" text:anchor-type="as-char" svg:width="4.246cm" svg:height="1.605cm" draw:z-index="65"><draw:object xlink:href="./Object 43" xlink:type="simple" xlink:show="embed" xlink:actuate="onLoad"/><draw:image xlink:href="./ObjectReplacements/Object 43" xlink:type="simple" xlink:show="embed" xlink:actuate="onLoad"/></draw:frame></text:p>
      <text:p text:style-name="P4">Propietats de transport:</text:p>
      <text:p text:style-name="Standard"><draw:frame draw:style-name="fr2" draw:name="Objeto45" text:anchor-type="as-char" svg:width="13.55cm" svg:height="1.191cm" draw:z-index="42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<draw:frame draw:style-name="fr4" draw:name="Objeto46" text:anchor-type="as-char" svg:width="4.195cm" svg:height="1.196cm" draw:z-index="43"><draw:object xlink:href="./Object 46" xlink:type="simple" xlink:show="embed" xlink:actuate="onLoad"/><draw:image xlink:href="./ObjectReplacements/Object 46" xlink:type="simple" xlink:show="embed" xlink:actuate="onLoad"/></draw:frame><draw:frame draw:style-name="fr2" draw:name="Objeto47" text:anchor-type="as-char" svg:width="1.812cm" svg:height="1.064cm" draw:z-index="44"><draw:object xlink:href="./Object 47" xlink:type="simple" xlink:show="embed" xlink:actuate="onLoad"/><draw:image xlink:href="./ObjectReplacements/Object 47" xlink:type="simple" xlink:show="embed" xlink:actuate="onLoad"/></draw:frame><text:span text:style-name="T3"><draw:frame draw:style-name="fr2" draw:name="Objeto49" text:anchor-type="as-char" svg:width="3.164cm" svg:height="0.573cm" draw:z-index="66"><draw:object xlink:href="./Object 49" xlink:type="simple" xlink:show="embed" xlink:actuate="onLoad"/><draw:image xlink:href="./ObjectReplacements/Object 49" xlink:type="simple" xlink:show="embed" xlink:actuate="onLoad"/></draw:frame></text:span><text:span text:style-name="T3"> </text:span><draw:frame draw:style-name="fr2" draw:name="Objeto51" text:anchor-type="as-char" svg:width="3.491cm" svg:height="1.169cm" draw:z-index="67"><draw:object xlink:href="./Object 51" xlink:type="simple" xlink:show="embed" xlink:actuate="onLoad"/><draw:image xlink:href="./ObjectReplacements/Object 51" xlink:type="simple" xlink:show="embed" xlink:actuate="onLoad"/></draw:frame><text:span text:style-name="T3"><draw:frame draw:style-name="fr2" draw:name="Objeto52" text:anchor-type="as-char" svg:width="2.417cm" svg:height="1.161cm" draw:z-index="71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Standard"/>
      <text:p text:style-name="Standard"><draw:frame draw:style-name="fr2" draw:name="Objeto53" text:anchor-type="as-char" svg:width="5.477cm" svg:height="1.097cm" draw:z-index="45"><draw:object xlink:href="./Object 53" xlink:type="simple" xlink:show="embed" xlink:actuate="onLoad"/><draw:image xlink:href="./ObjectReplacements/Object 53" xlink:type="simple" xlink:show="embed" xlink:actuate="onLoad"/></draw:frame>(estacionari, t relaxació)<draw:frame draw:style-name="fr5" draw:name="Objeto55" text:anchor-type="as-char" svg:width="5.669cm" svg:height="1.004cm" draw:z-index="46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(homogeni, linealització)<draw:frame draw:style-name="fr2" draw:name="Objeto54" text:anchor-type="as-char" svg:width="5.47cm" svg:height="1.004cm" draw:z-index="49"><draw:object xlink:href="./Object 55" xlink:type="simple" xlink:show="embed" xlink:actuate="onLoad"/><draw:image xlink:href="./ObjectReplacements/Object 55" xlink:type="simple" xlink:show="embed" xlink:actuate="onLoad"/></draw:frame>(no val per camps magnètics)</text:p>
      <text:p text:style-name="Standard"><draw:frame draw:style-name="fr6" draw:name="Objeto59" text:anchor-type="paragraph" svg:x="11.315cm" svg:y="0.951cm" svg:width="2.043cm" svg:height="1.18cm" draw:z-index="48"><draw:object xlink:href="./Object 59" xlink:type="simple" xlink:show="embed" xlink:actuate="onLoad"/><draw:image xlink:href="./ObjectReplacements/Object 59" xlink:type="simple" xlink:show="embed" xlink:actuate="onLoad"/></draw:frame><draw:frame draw:style-name="fr2" draw:name="Objeto56" text:anchor-type="as-char" svg:width="3.907cm" svg:height="1.085cm" draw:z-index="50"><draw:object xlink:href="./Object 56" xlink:type="simple" xlink:show="embed" xlink:actuate="onLoad"/><draw:image xlink:href="./ObjectReplacements/Object 56" xlink:type="simple" xlink:show="embed" xlink:actuate="onLoad"/></draw:frame><draw:frame draw:style-name="fr2" draw:name="Objeto57" text:anchor-type="as-char" svg:width="4.745cm" svg:height="1.148cm" draw:z-index="51"><draw:object xlink:href="./Object 57" xlink:type="simple" xlink:show="embed" xlink:actuate="onLoad"/><draw:image xlink:href="./ObjectReplacements/Object 57" xlink:type="simple" xlink:show="embed" xlink:actuate="onLoad"/></draw:frame>, metalls: <draw:frame draw:style-name="fr7" draw:name="Objeto58" text:anchor-type="as-char" svg:y="-1.487cm" svg:width="5.48cm" svg:height="0.953cm" draw:z-index="52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/>
      <text:p text:style-name="Standard"><draw:frame draw:style-name="fr2" draw:name="Objeto48" text:anchor-type="as-char" svg:width="11.77cm" svg:height="1.185cm" draw:z-index="75"><draw:object xlink:href="./Object 48" xlink:type="simple" xlink:show="embed" xlink:actuate="onLoad"/><draw:image xlink:href="./ObjectReplacements/Object 48" xlink:type="simple" xlink:show="embed" xlink:actuate="onLoad"/></draw:frame><draw:frame draw:style-name="fr2" draw:name="Objeto61" text:anchor-type="as-char" svg:width="1.651cm" svg:height="1.057cm" draw:z-index="8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2" draw:name="Objeto62" text:anchor-type="as-char" svg:width="1.612cm" svg:height="0.589cm" draw:z-index="83"><draw:object xlink:href="./Object 62" xlink:type="simple" xlink:show="embed" xlink:actuate="onLoad"/><draw:image xlink:href="./ObjectReplacements/Object 62" xlink:type="simple" xlink:show="embed" xlink:actuate="onLoad"/></draw:frame><draw:frame draw:style-name="fr2" draw:name="Objeto63" text:anchor-type="as-char" svg:width="5.173cm" svg:height="1.171cm" draw:z-index="84"><draw:object xlink:href="./Object 63" xlink:type="simple" xlink:show="embed" xlink:actuate="onLoad"/><draw:image xlink:href="./ObjectReplacements/Object 63" xlink:type="simple" xlink:show="embed" xlink:actuate="onLoad"/></draw:frame><draw:frame draw:style-name="fr2" draw:name="Objeto60" text:anchor-type="as-char" svg:width="3.537cm" svg:height="1.021cm" draw:z-index="85"><draw:object xlink:href="./Object 60" xlink:type="simple" xlink:show="embed" xlink:actuate="onLoad"/><draw:image xlink:href="./ObjectReplacements/Object 60" xlink:type="simple" xlink:show="embed" xlink:actuate="onLoad"/></draw:frame>Efecte Hall: <draw:frame draw:style-name="fr2" draw:name="Objeto64" text:anchor-type="as-char" svg:width="3.268cm" svg:height="1.12cm" draw:z-index="86"><draw:object xlink:href="./Object 64" xlink:type="simple" xlink:show="embed" xlink:actuate="onLoad"/><draw:image xlink:href="./ObjectReplacements/Object 64" xlink:type="simple" xlink:show="embed" xlink:actuate="onLoad"/></draw:frame></text:p>
      <text:p text:style-name="P4">Moviment dels ions:<text:span text:style-name="T4"><draw:frame draw:style-name="fr2" draw:name="Objeto50" text:anchor-type="as-char" svg:width="3.665cm" svg:height="1.048cm" draw:z-index="87"><draw:object xlink:href="./Object 50" xlink:type="simple" xlink:show="embed" xlink:actuate="onLoad"/><draw:image xlink:href="./ObjectReplacements/Object 50" xlink:type="simple" xlink:show="embed" xlink:actuate="onLoad"/></draw:frame></text:span><text:span text:style-name="T4"><draw:frame draw:style-name="fr8" draw:name="Objeto65" text:anchor-type="as-char" svg:width="5.075cm" svg:height="1.18cm" draw:z-index="88"><draw:object xlink:href="./Object 65" xlink:type="simple" xlink:show="embed" xlink:actuate="onLoad"/><draw:image xlink:href="./ObjectReplacements/Object 65" xlink:type="simple" xlink:show="embed" xlink:actuate="onLoad"/></draw:frame></text:span><text:span text:style-name="T4"><draw:frame draw:style-name="fr2" draw:name="Objeto66" text:anchor-type="as-char" svg:width="3.418cm" svg:height="0.591cm" draw:z-index="89"><draw:object xlink:href="./Object 66" xlink:type="simple" xlink:show="embed" xlink:actuate="onLoad"/><draw:image xlink:href="./ObjectReplacements/Object 66" xlink:type="simple" xlink:show="embed" xlink:actuate="onLoad"/></draw:frame></text:span><text:span text:style-name="T4"><draw:frame draw:style-name="fr2" draw:name="Objeto67" text:anchor-type="as-char" svg:width="3.433cm" svg:height="1.207cm" draw:z-index="90"><draw:object xlink:href="./Object 67" xlink:type="simple" xlink:show="embed" xlink:actuate="onLoad"/><draw:image xlink:href="./ObjectReplacements/Object 67" xlink:type="simple" xlink:show="embed" xlink:actuate="onLoad"/></draw:frame></text:span><text:span text:style-name="T4"><draw:frame draw:style-name="fr2" draw:name="Objeto68" text:anchor-type="as-char" svg:width="4.53cm" svg:height="1.132cm" draw:z-index="91"><draw:object xlink:href="./Object 68" xlink:type="simple" xlink:show="embed" xlink:actuate="onLoad"/><draw:image xlink:href="./ObjectReplacements/Object 68" xlink:type="simple" xlink:show="embed" xlink:actuate="onLoad"/></draw:frame></text:span><text:span text:style-name="T4"><draw:frame draw:style-name="fr2" draw:name="Objeto69" text:anchor-type="as-char" svg:width="2.157cm" svg:height="1.06cm" draw:z-index="92"><draw:object xlink:href="./Object 69" xlink:type="simple" xlink:show="embed" xlink:actuate="onLoad"/><draw:image xlink:href="./ObjectReplacements/Object 69" xlink:type="simple" xlink:show="embed" xlink:actuate="onLoad"/></draw:frame></text:span><text:span text:style-name="T4"><draw:frame draw:style-name="fr2" draw:name="Objeto94" text:anchor-type="as-char" svg:width="3.655cm" svg:height="1.134cm" draw:z-index="93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5">Base diatòmica: <text:s/><draw:frame draw:style-name="fr2" draw:name="Objeto70" text:anchor-type="as-char" svg:width="8.662cm" svg:height="1.323cm" draw:z-index="94"><draw:object xlink:href="./Object 70" xlink:type="simple" xlink:show="embed" xlink:actuate="onLoad"/><draw:image xlink:href="./ObjectReplacements/Object 70" xlink:type="simple" xlink:show="embed" xlink:actuate="onLoad"/></draw:frame></text:p>
      <text:p text:style-name="P5">En 3D: <draw:frame draw:style-name="fr2" draw:name="Objeto71" text:anchor-type="as-char" svg:width="4.978cm" svg:height="0.859cm" draw:z-index="54"><draw:object xlink:href="./Object 71" xlink:type="simple" xlink:show="embed" xlink:actuate="onLoad"/><draw:image xlink:href="./ObjectReplacements/Object 71" xlink:type="simple" xlink:show="embed" xlink:actuate="onLoad"/></draw:frame><draw:frame draw:style-name="fr2" draw:name="Objeto72" text:anchor-type="as-char" svg:width="3.14cm" svg:height="1.12cm" draw:z-index="55"><draw:object xlink:href="./Object 72" xlink:type="simple" xlink:show="embed" xlink:actuate="onLoad"/><draw:image xlink:href="./ObjectReplacements/Object 72" xlink:type="simple" xlink:show="embed" xlink:actuate="onLoad"/></draw:frame><draw:frame draw:style-name="fr2" draw:name="Objeto73" text:anchor-type="as-char" svg:width="5.369cm" svg:height="0.859cm" draw:z-index="56"><draw:object xlink:href="./Object 73" xlink:type="simple" xlink:show="embed" xlink:actuate="onLoad"/><draw:image xlink:href="./ObjectReplacements/Object 73" xlink:type="simple" xlink:show="embed" xlink:actuate="onLoad"/></draw:frame><draw:frame draw:style-name="fr2" draw:name="Objeto74" text:anchor-type="as-char" svg:width="5.757cm" svg:height="0.649cm" draw:z-index="57"><draw:object xlink:href="./Object 74" xlink:type="simple" xlink:show="embed" xlink:actuate="onLoad"/><draw:image xlink:href="./ObjectReplacements/Object 74" xlink:type="simple" xlink:show="embed" xlink:actuate="onLoad"/></draw:frame></text:p>
      <text:p text:style-name="P5"><text:span text:style-name="T5">Fonons:</text:span><draw:frame draw:style-name="fr2" draw:name="Objeto75" text:anchor-type="as-char" svg:width="5.309cm" svg:height="1.057cm" draw:z-index="58"><draw:object xlink:href="./Object 75" xlink:type="simple" xlink:show="embed" xlink:actuate="onLoad"/><draw:image xlink:href="./ObjectReplacements/Object 75" xlink:type="simple" xlink:show="embed" xlink:actuate="onLoad"/></draw:frame><draw:frame draw:style-name="fr2" draw:name="Objeto76" text:anchor-type="as-char" svg:width="6.791cm" svg:height="2.037cm" draw:z-index="68"><draw:object xlink:href="./Object 76" xlink:type="simple" xlink:show="embed" xlink:actuate="onLoad"/><draw:image xlink:href="./ObjectReplacements/Object 76" xlink:type="simple" xlink:show="embed" xlink:actuate="onLoad"/></draw:frame><draw:frame draw:style-name="fr2" draw:name="Objeto77" text:anchor-type="as-char" svg:width="6.274cm" svg:height="1.231cm" draw:z-index="69"><draw:object xlink:href="./Object 77" xlink:type="simple" xlink:show="embed" xlink:actuate="onLoad"/><draw:image xlink:href="./ObjectReplacements/Object 77" xlink:type="simple" xlink:show="embed" xlink:actuate="onLoad"/></draw:frame><draw:frame draw:style-name="fr2" draw:name="Objeto79" text:anchor-type="as-char" svg:width="2.134cm" svg:height="1.057cm" draw:z-index="95"><draw:object xlink:href="./Object 79" xlink:type="simple" xlink:show="embed" xlink:actuate="onLoad"/><draw:image xlink:href="./ObjectReplacements/Object 79" xlink:type="simple" xlink:show="embed" xlink:actuate="onLoad"/></draw:frame><draw:frame draw:style-name="fr2" draw:name="Objeto78" text:anchor-type="as-char" svg:width="4.614cm" svg:height="1.307cm" draw:z-index="70"><draw:object xlink:href="./Object 78" xlink:type="simple" xlink:show="embed" xlink:actuate="onLoad"/><draw:image xlink:href="./ObjectReplacements/Object 78" xlink:type="simple" xlink:show="embed" xlink:actuate="onLoad"/></draw:frame> <draw:frame draw:style-name="fr2" draw:name="Objeto80" text:anchor-type="as-char" svg:width="7.77cm" svg:height="1.272cm" draw:z-index="72"><draw:object xlink:href="./Object 80" xlink:type="simple" xlink:show="embed" xlink:actuate="onLoad"/><draw:image xlink:href="./ObjectReplacements/Object 80" xlink:type="simple" xlink:show="embed" xlink:actuate="onLoad"/></draw:frame><draw:frame draw:style-name="fr2" draw:name="Objeto81" text:anchor-type="as-char" svg:width="6.105cm" svg:height="1.252cm" draw:z-index="73"><draw:object xlink:href="./Object 81" xlink:type="simple" xlink:show="embed" xlink:actuate="onLoad"/><draw:image xlink:href="./ObjectReplacements/Object 81" xlink:type="simple" xlink:show="embed" xlink:actuate="onLoad"/></draw:frame><draw:frame draw:style-name="fr2" draw:name="Objeto95" text:anchor-type="as-char" svg:width="1.623cm" svg:height="1.134cm" draw:z-index="96"><draw:object xlink:href="./Object 95" xlink:type="simple" xlink:show="embed" xlink:actuate="onLoad"/><draw:image xlink:href="./ObjectReplacements/Object 95" xlink:type="simple" xlink:show="embed" xlink:actuate="onLoad"/></draw:frame></text:p>
      <text:p text:style-name="P5">Debye:<draw:frame draw:style-name="fr2" draw:name="Objeto83" text:anchor-type="as-char" svg:width="1.469cm" svg:height="0.529cm" draw:z-index="97"><draw:object xlink:href="./Object 83" xlink:type="simple" xlink:show="embed" xlink:actuate="onLoad"/><draw:image xlink:href="./ObjectReplacements/Object 83" xlink:type="simple" xlink:show="embed" xlink:actuate="onLoad"/></draw:frame><draw:frame draw:style-name="fr2" draw:name="Objeto82" text:anchor-type="as-char" svg:width="2.757cm" svg:height="1.18cm" draw:z-index="74"><draw:object xlink:href="./Object 82" xlink:type="simple" xlink:show="embed" xlink:actuate="onLoad"/><draw:image xlink:href="./ObjectReplacements/Object 82" xlink:type="simple" xlink:show="embed" xlink:actuate="onLoad"/></draw:frame><draw:frame draw:style-name="fr2" draw:name="Objeto84" text:anchor-type="as-char" svg:width="3.41cm" svg:height="1.291cm" draw:z-index="76"><draw:object xlink:href="./Object 84" xlink:type="simple" xlink:show="embed" xlink:actuate="onLoad"/><draw:image xlink:href="./ObjectReplacements/Object 84" xlink:type="simple" xlink:show="embed" xlink:actuate="onLoad"/></draw:frame><draw:frame draw:style-name="fr2" draw:name="Objeto85" text:anchor-type="as-char" svg:width="1.894cm" svg:height="1.124cm" draw:z-index="77"><draw:object xlink:href="./Object 85" xlink:type="simple" xlink:show="embed" xlink:actuate="onLoad"/><draw:image xlink:href="./ObjectReplacements/Object 85" xlink:type="simple" xlink:show="embed" xlink:actuate="onLoad"/></draw:frame> <draw:frame draw:style-name="fr2" draw:name="Objeto86" text:anchor-type="as-char" svg:width="5.144cm" svg:height="1.233cm" draw:z-index="78"><draw:object xlink:href="./Object 86" xlink:type="simple" xlink:show="embed" xlink:actuate="onLoad"/><draw:image xlink:href="./ObjectReplacements/Object 86" xlink:type="simple" xlink:show="embed" xlink:actuate="onLoad"/></draw:frame></text:p>
      <text:p text:style-name="P5">Einstein: <draw:frame draw:style-name="fr2" draw:name="Objeto88" text:anchor-type="as-char" svg:width="1.392cm" svg:height="0.529cm" draw:z-index="98"><draw:object xlink:href="./Object 88" xlink:type="simple" xlink:show="embed" xlink:actuate="onLoad"/><draw:image xlink:href="./ObjectReplacements/Object 88" xlink:type="simple" xlink:show="embed" xlink:actuate="onLoad"/></draw:frame> <draw:frame draw:style-name="fr2" draw:name="Objeto87" text:anchor-type="as-char" svg:width="4.034cm" svg:height="0.529cm" draw:z-index="79"><draw:object xlink:href="./Object 87" xlink:type="simple" xlink:show="embed" xlink:actuate="onLoad"/><draw:image xlink:href="./ObjectReplacements/Object 87" xlink:type="simple" xlink:show="embed" xlink:actuate="onLoad"/></draw:frame> <draw:frame draw:style-name="fr2" draw:name="Objeto89" text:anchor-type="as-char" svg:width="1.859cm" svg:height="1.125cm" draw:z-index="81"><draw:object xlink:href="./Object 89" xlink:type="simple" xlink:show="embed" xlink:actuate="onLoad"/><draw:image xlink:href="./ObjectReplacements/Object 89" xlink:type="simple" xlink:show="embed" xlink:actuate="onLoad"/></draw:frame> <draw:frame draw:style-name="fr2" draw:name="Objeto90" text:anchor-type="as-char" svg:width="4.671cm" svg:height="1.337cm" draw:z-index="82"><draw:object xlink:href="./Object 90" xlink:type="simple" xlink:show="embed" xlink:actuate="onLoad"/><draw:image xlink:href="./ObjectReplacements/Object 9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0.5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87cm" fo:margin-left="0.7cm" fo:margin-right="0.7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Sergio Oller</meta:initial-creator>
    <meta:creation-date>2009-05-31T12:23:30</meta:creation-date>
    <dc:date>2010-01-31T17:24:17</dc:date>
    <meta:printed-by>Sergio Oller</meta:printed-by>
    <meta:print-date>2009-06-01T11:31:10</meta:print-date>
    <dc:language>ca-ES</dc:language>
    <meta:editing-cycles>34</meta:editing-cycles>
    <meta:editing-duration>PT14H51M00S</meta:editing-duration>
    <dc:creator>Sergio Oller</dc:creator>
    <meta:document-statistic meta:table-count="2" meta:image-count="1" meta:object-count="99" meta:page-count="2" meta:paragraph-count="66" meta:word-count="80" meta:character-count="64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b</math:mi>
            <math:mn>1</math:mn>
          </math:msub>
          <math:mo math:stretchy="false">→</math:mo>
        </math:mover>
        <math:mo math:stretchy="false">=</math:mo>
        <math:mfrac>
          <math:mrow>
            <math:mrow>
              <math:mn>2</math:mn>
              <math:mo math:stretchy="false">π</math:mo>
            </math:mrow>
          </math:mrow>
          <math:mrow>
            <math:mi>a</math:mi>
          </math:mrow>
        </math:mfrac>
      </math:mrow>
      <math:mfenced math:open="" math:close="">
        <math:mrow>
          <math:mover math:accent="true">
            <math:mi>j</math:mi>
            <math:mo math:stretchy="false">ˆ</math:mo>
          </math:mover>
          <math:mo math:stretchy="false">+</math:mo>
          <math:mover math:accent="true">
            <math:mi>k</math:mi>
            <math:mo math:stretchy="false">ˆ</math:mo>
          </math:mover>
        </math:mrow>
      </math:mfenced>
      <math:mi>;</math:mi>
      <math:mrow>
        <math:mover math:accent="true">
          <math:msub>
            <math:mi>b</math:mi>
            <math:mn>2</math:mn>
          </math:msub>
          <math:mo math:stretchy="false">→</math:mo>
        </math:mover>
        <math:mo math:stretchy="false">=</math:mo>
        <math:mfrac>
          <math:mrow>
            <math:mrow>
              <math:mn>2</math:mn>
              <math:mo math:stretchy="false">π</math:mo>
            </math:mrow>
          </math:mrow>
          <math:mrow>
            <math:mi>a</math:mi>
          </math:mrow>
        </math:mfrac>
      </math:mrow>
      <math:mfenced math:open="" math:close="">
        <math:mrow>
          <math:mover math:accent="true">
            <math:mi>i</math:mi>
            <math:mo math:stretchy="false">ˆ</math:mo>
          </math:mover>
          <math:mo math:stretchy="false">+</math:mo>
          <math:mover math:accent="true">
            <math:mi>k</math:mi>
            <math:mo math:stretchy="false">ˆ</math:mo>
          </math:mover>
        </math:mrow>
      </math:mfenced>
      <math:mi>;</math:mi>
      <math:mrow>
        <math:mover math:accent="true">
          <math:msub>
            <math:mi>b</math:mi>
            <math:mn>3</math:mn>
          </math:msub>
          <math:mo math:stretchy="false">→</math:mo>
        </math:mover>
        <math:mo math:stretchy="false">=</math:mo>
        <math:mfrac>
          <math:mrow>
            <math:mrow>
              <math:mn>2</math:mn>
              <math:mo math:stretchy="false">π</math:mo>
            </math:mrow>
          </math:mrow>
          <math:mrow>
            <math:mi>a</math:mi>
          </math:mrow>
        </math:mfrac>
      </math:mrow>
      <math:mfenced math:open="" math:close="">
        <math:mrow>
          <math:mover math:accent="true">
            <math:mi>i</math:mi>
            <math:mo math:stretchy="false">ˆ</math:mo>
          </math:mover>
          <math:mo math:stretchy="false">+</math:mo>
          <math:mover math:accent="true">
            <math:mi>j</math:mi>
            <math:mo math:stretchy="false">ˆ</math:mo>
          </math:mover>
        </math:mrow>
      </math:mfenced>
    </math:mrow>
    <math:annotation math:encoding="StarMath 5.0">vec b_1 = {alignc 2 %pi} over {alignc a} left ( hat j + hat k right ) ; vec b_2 ={alignc  2 %pi} over {alignc  a} left ( hat i + hat k right ) ; vec b_3 = {alignc 2 %pi} over {alignc  a} left ( hat i + hat j right 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R</math:mi>
          <math:mo math:stretchy="false">→</math:mo>
        </math:mover>
        <math:mo math:stretchy="false">=</math:mo>
        <math:msub>
          <math:mi>n</math:mi>
          <math:mi>i</math:mi>
        </math:msub>
      </math:mrow>
      <math:mover math:accent="true">
        <math:msub>
          <math:mi>a</math:mi>
          <math:mi>i</math:mi>
        </math:msub>
        <math:mo math:stretchy="false">→</math:mo>
      </math:mover>
      <math:mi>;</math:mi>
      <math:mrow>
        <math:mover math:accent="true">
          <math:mi>G</math:mi>
          <math:mo math:stretchy="false">→</math:mo>
        </math:mover>
        <math:mo math:stretchy="false">=</math:mo>
        <math:mi>h</math:mi>
      </math:mrow>
      <math:mrow>
        <math:mover math:accent="true">
          <math:msub>
            <math:mi>b</math:mi>
            <math:mn>1</math:mn>
          </math:msub>
          <math:mo math:stretchy="false">→</math:mo>
        </math:mover>
        <math:mo math:stretchy="false">+</math:mo>
        <math:mi>k</math:mi>
      </math:mrow>
      <math:mrow>
        <math:mover math:accent="true">
          <math:msub>
            <math:mi>b</math:mi>
            <math:mn>2</math:mn>
          </math:msub>
          <math:mo math:stretchy="false">→</math:mo>
        </math:mover>
        <math:mo math:stretchy="false">+</math:mo>
        <math:mi>l</math:mi>
      </math:mrow>
      <math:mover math:accent="true">
        <math:msub>
          <math:mi>b</math:mi>
          <math:mn>3</math:mn>
        </math:msub>
        <math:mo math:stretchy="false">→</math:mo>
      </math:mover>
    </math:mrow>
    <math:annotation math:encoding="StarMath 5.0">vec R = n_i vec a_i ; vec G = h vec b_1 + k vec b_2 + l vec b_3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sub>
              <math:mi>b</math:mi>
              <math:mi>i</math:mi>
            </math:msub>
            <math:mo math:stretchy="false">→</math:mo>
          </math:mover>
          <math:mo math:stretchy="false">⋅</math:mo>
          <math:mover math:accent="true">
            <math:msub>
              <math:mi>a</math:mi>
              <math:mi>j</math:mi>
            </math:msub>
            <math:mo math:stretchy="false">→</math:mo>
          </math:mover>
        </math:mrow>
        <math:mo math:stretchy="false">=</math:mo>
        <math:mn>2</math:mn>
      </math:mrow>
      <math:mo math:stretchy="false">π</math:mo>
      <math:msub>
        <math:mo math:stretchy="false">δ</math:mo>
        <math:mi math:fontstyle="italic">ij</math:mi>
      </math:msub>
    </math:mrow>
    <math:annotation math:encoding="StarMath 5.0">vec b_i cdot vec a_j = 2 %pi %delta_ij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p>
        <math:mi>e</math:mi>
        <math:mrow>
          <math:mi>i</math:mi>
          <math:mrow>
            <math:mover math:accent="true">
              <math:mi>G</math:mi>
              <math:mo math:stretchy="false">→</math:mo>
            </math:mover>
            <math:mo math:stretchy="false">⋅</math:mo>
            <math:mover math:accent="true">
              <math:mi>R</math:mi>
              <math:mo math:stretchy="false">→</math:mo>
            </math:mover>
          </math:mrow>
        </math:mrow>
      </math:msup>
      <math:mo math:stretchy="false">=</math:mo>
      <math:mn>1</math:mn>
    </math:mrow>
    <math:annotation math:encoding="StarMath 5.0">e^{i vec G cdot vec R} = 1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r</math:mi>
            <math:mn>1</math:mn>
          </math:msub>
          <math:mo math:stretchy="false">→</math:mo>
        </math:mover>
        <math:mo math:stretchy="false">=</math:mo>
        <math:msub>
          <math:mrow>
            <math:mo math:stretchy="false">(</math:mo>
            <math:mrow>
              <math:mn>0,0</math:mn>
              <math:mn>,0</math:mn>
            </math:mrow>
            <math:mo math:stretchy="false">)</math:mo>
          </math:mrow>
          <math:mi math:fontstyle="italic">c.s.</math:mi>
        </math:msub>
      </math:mrow>
      <math:mi>;</math:mi>
      <math:mrow>
        <math:mover math:accent="true">
          <math:msub>
            <math:mi>r</math:mi>
            <math:mn>2</math:mn>
          </math:msub>
          <math:mo math:stretchy="false">→</math:mo>
        </math:mover>
        <math:mo math:stretchy="false">=</math:mo>
        <math:msub>
          <math:mrow>
            <math:mo math:stretchy="false">(</math:mo>
            <math:mrow>
              <math:mrow>
                <math:mrow>
                  <math:mn>1</math:mn>
                  <math:mo math:stretchy="false">/</math:mo>
                  <math:mn>4,1</math:mn>
                </math:mrow>
                <math:mo math:stretchy="false">/</math:mo>
                <math:mn>4,1</math:mn>
              </math:mrow>
              <math:mo math:stretchy="false">/</math:mo>
              <math:mn>4</math:mn>
            </math:mrow>
            <math:mo math:stretchy="false">)</math:mo>
          </math:mrow>
          <math:mi math:fontstyle="italic">c.s</math:mi>
        </math:msub>
      </math:mrow>
    </math:mrow>
    <math:annotation math:encoding="StarMath 5.0">vec r_1 = (0,0,0)_c.s. ; vec r_2 = (1/4,1/4,1/4)_c.s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text>diamant</math:mtext>
      </math:msub>
      <math:mo math:stretchy="false">=</math:mo>
      <math:mrow>
        <math:msub>
          <math:mi>S</math:mi>
          <math:mi math:fontstyle="italic">fcc</math:mi>
        </math:msub>
        <math:mo math:stretchy="false">⋅</math:mo>
        <math:mfenced math:open="[" math:close="]">
          <math:mrow>
            <math:mn>1</math:mn>
            <math:mo math:stretchy="false">+</math:mo>
            <math:msup>
              <math:mi>e</math:mi>
              <math:mrow>
                <math:mrow>
                  <math:mo math:stretchy="false">−</math:mo>
                  <math:mi>i</math:mi>
                </math:mrow>
                <math:mfrac>
                  <math:mo math:stretchy="false">π</math:mo>
                  <math:mn>2</math:mn>
                </math:mfrac>
                <math:mfenced math:open="" math:close="">
                  <math:mrow>
                    <math:mrow>
                      <math:mi>h</math:mi>
                      <math:mo math:stretchy="false">+</math:mo>
                      <math:mi>k</math:mi>
                    </math:mrow>
                    <math:mo math:stretchy="false">+</math:mo>
                    <math:mi>l</math:mi>
                  </math:mrow>
                </math:mfenced>
              </math:mrow>
            </math:msup>
          </math:mrow>
        </math:mfenced>
      </math:mrow>
    </math:mrow>
    <math:annotation math:encoding="StarMath 5.0">S_"diamant" = S_fcc cdot  left [ 1 + e^{-i %pi over 2 left ( h + k + l right )} right ]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ver math:accent="true">
            <math:msub>
              <math:mi>r</math:mi>
              <math:msup>
                <math:mi math:fontstyle="italic">Cs</math:mi>
                <math:mrow>
                  <math:mo math:stretchy="false">+</math:mo>
                  <math:mtext/>
                </math:mrow>
              </math:msup>
            </math:msub>
            <math:mo math:stretchy="false">→</math:mo>
          </math:mover>
          <math:mo math:stretchy="false">=</math:mo>
          <math:msub>
            <math:mrow>
              <math:mo math:stretchy="false">(</math:mo>
              <math:mrow>
                <math:mn>0,0</math:mn>
                <math:mn>,0</math:mn>
              </math:mrow>
              <math:mo math:stretchy="false">)</math:mo>
            </math:mrow>
            <math:mi math:fontstyle="italic">c.s</math:mi>
          </math:msub>
        </math:mrow>
      </math:mtr>
      <math:mtr>
        <math:mrow>
          <math:mover math:accent="true">
            <math:msub>
              <math:mi>r</math:mi>
              <math:msup>
                <math:mi math:fontstyle="italic">Cl</math:mi>
                <math:mrow>
                  <math:mo math:stretchy="false">−</math:mo>
                  <math:mtext/>
                </math:mrow>
              </math:msup>
            </math:msub>
            <math:mo math:stretchy="false">→</math:mo>
          </math:mover>
          <math:mo math:stretchy="false">=</math:mo>
          <math:msub>
            <math:mrow>
              <math:mo math:stretchy="false">(</math:mo>
              <math:mrow>
                <math:mrow>
                  <math:mrow>
                    <math:mn>1</math:mn>
                    <math:mo math:stretchy="false">/</math:mo>
                    <math:mn>2,1</math:mn>
                  </math:mrow>
                  <math:mo math:stretchy="false">/</math:mo>
                  <math:mn>2,1</math:mn>
                </math:mrow>
                <math:mo math:stretchy="false">/</math:mo>
                <math:mn>2</math:mn>
              </math:mrow>
              <math:mo math:stretchy="false">)</math:mo>
            </math:mrow>
            <math:mi math:fontstyle="italic">c.s</math:mi>
          </math:msub>
        </math:mrow>
      </math:mtr>
    </math:mtable>
    <math:annotation math:encoding="StarMath 5.0">vec r_{Cs^+""} = (0,0,0)_c.s newline vec r_{Cl^-""} =  (1/2,1/2,1/2)_c.s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ver math:accent="true">
            <math:msub>
              <math:mi>r</math:mi>
              <math:msup>
                <math:mi math:fontstyle="italic">Na</math:mi>
                <math:mrow>
                  <math:mo math:stretchy="false">+</math:mo>
                  <math:mtext/>
                </math:mrow>
              </math:msup>
            </math:msub>
            <math:mo math:stretchy="false">→</math:mo>
          </math:mover>
          <math:mo math:stretchy="false">=</math:mo>
          <math:msub>
            <math:mrow>
              <math:mo math:stretchy="false">(</math:mo>
              <math:mrow>
                <math:mrow>
                  <math:mrow>
                    <math:mn>1</math:mn>
                    <math:mo math:stretchy="false">/</math:mo>
                    <math:mn>2,1</math:mn>
                  </math:mrow>
                  <math:mo math:stretchy="false">/</math:mo>
                  <math:mn>2,1</math:mn>
                </math:mrow>
                <math:mo math:stretchy="false">/</math:mo>
                <math:mn>2</math:mn>
              </math:mrow>
              <math:mo math:stretchy="false">)</math:mo>
            </math:mrow>
            <math:mi math:fontstyle="italic">c.s</math:mi>
          </math:msub>
        </math:mrow>
      </math:mtr>
      <math:mtr>
        <math:mrow>
          <math:mover math:accent="true">
            <math:msub>
              <math:mi>r</math:mi>
              <math:msup>
                <math:mi math:fontstyle="italic">Cl</math:mi>
                <math:mrow>
                  <math:mo math:stretchy="false">−</math:mo>
                  <math:mtext/>
                </math:mrow>
              </math:msup>
            </math:msub>
            <math:mo math:stretchy="false">→</math:mo>
          </math:mover>
          <math:mo math:stretchy="false">=</math:mo>
          <math:msub>
            <math:mrow>
              <math:mo math:stretchy="false">(</math:mo>
              <math:mrow>
                <math:mn>0,0</math:mn>
                <math:mn>,0</math:mn>
              </math:mrow>
              <math:mo math:stretchy="false">)</math:mo>
            </math:mrow>
            <math:mi math:fontstyle="italic">c.s</math:mi>
          </math:msub>
        </math:mrow>
      </math:mtr>
    </math:mtable>
    <math:annotation math:encoding="StarMath 5.0">vec r_{Na^+""} =  (1/2,1/2,1/2)_c.s newline vec r_{Cl^-""} = (0,0,0)_c.s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ver math:accent="true">
            <math:msub>
              <math:mi>r</math:mi>
              <math:msup>
                <math:mi math:fontstyle="italic">Zn</math:mi>
                <math:mrow>
                  <math:mo math:stretchy="false">+</math:mo>
                  <math:mtext/>
                </math:mrow>
              </math:msup>
            </math:msub>
            <math:mo math:stretchy="false">→</math:mo>
          </math:mover>
          <math:mo math:stretchy="false">=</math:mo>
          <math:msub>
            <math:mrow>
              <math:mo math:stretchy="false">(</math:mo>
              <math:mrow>
                <math:mn>0,0</math:mn>
                <math:mn>,0</math:mn>
              </math:mrow>
              <math:mo math:stretchy="false">)</math:mo>
            </math:mrow>
            <math:mi math:fontstyle="italic">c.s</math:mi>
          </math:msub>
        </math:mrow>
      </math:mtr>
      <math:mtr>
        <math:mrow>
          <math:mover math:accent="true">
            <math:msub>
              <math:mi>r</math:mi>
              <math:msup>
                <math:mi>S</math:mi>
                <math:mrow>
                  <math:mo math:stretchy="false">−</math:mo>
                  <math:mtext/>
                </math:mrow>
              </math:msup>
            </math:msub>
            <math:mo math:stretchy="false">→</math:mo>
          </math:mover>
          <math:mo math:stretchy="false">=</math:mo>
          <math:msub>
            <math:mrow>
              <math:mo math:stretchy="false">(</math:mo>
              <math:mrow>
                <math:mrow>
                  <math:mrow>
                    <math:mn>1</math:mn>
                    <math:mo math:stretchy="false">/</math:mo>
                    <math:mn>4,1</math:mn>
                  </math:mrow>
                  <math:mo math:stretchy="false">/</math:mo>
                  <math:mn>4,1</math:mn>
                </math:mrow>
                <math:mo math:stretchy="false">/</math:mo>
                <math:mn>4</math:mn>
              </math:mrow>
              <math:mo math:stretchy="false">)</math:mo>
            </math:mrow>
            <math:mi math:fontstyle="italic">c.s</math:mi>
          </math:msub>
        </math:mrow>
      </math:mtr>
    </math:mtable>
    <math:annotation math:encoding="StarMath 5.0">vec r_{Zn^+""} = (0,0,0)_c.s newline vec r_{S^-""} =  (1/4,1/4,1/4)_c.s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sub>
          <math:mi>S</math:mi>
          <math:mi math:fontstyle="italic">fcc</math:mi>
        </math:msub>
        <math:mo math:stretchy="false">⋅</math:mo>
        <math:mfenced math:open="[" math:close="]">
          <math:mrow>
            <math:mrow>
              <math:msub>
                <math:mi>f</math:mi>
                <math:mi math:fontstyle="italic">Zn</math:mi>
              </math:msub>
              <math:mo math:stretchy="false">+</math:mo>
              <math:msub>
                <math:mi>f</math:mi>
                <math:mi>S</math:mi>
              </math:msub>
            </math:mrow>
            <math:msup>
              <math:mi>e</math:mi>
              <math:mrow>
                <math:mrow>
                  <math:mo math:stretchy="false">−</math:mo>
                  <math:mi>i</math:mi>
                </math:mrow>
                <math:mfrac>
                  <math:mo math:stretchy="false">π</math:mo>
                  <math:mn>2</math:mn>
                </math:mfrac>
                <math:mfenced math:open="" math:close="">
                  <math:mrow>
                    <math:mrow>
                      <math:mi>h</math:mi>
                      <math:mo math:stretchy="false">+</math:mo>
                      <math:mi>k</math:mi>
                    </math:mrow>
                    <math:mo math:stretchy="false">+</math:mo>
                    <math:mi>l</math:mi>
                  </math:mrow>
                </math:mfenced>
              </math:mrow>
            </math:msup>
          </math:mrow>
        </math:mfenced>
      </math:mrow>
    </math:mrow>
    <math:annotation math:encoding="StarMath 5.0">S = S_fcc cdot left [ f_Zn + f_S e^{-i %pi over 2 left (h+k+l right) } right 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sub>
                <math:mi>r</math:mi>
                <math:mn>1</math:mn>
              </math:msub>
              <math:mo math:stretchy="false">→</math:mo>
            </math:mover>
            <math:mo math:stretchy="false">=</math:mo>
            <math:msub>
              <math:mrow>
                <math:mo math:stretchy="false">(</math:mo>
                <math:mrow>
                  <math:mn>0,0</math:mn>
                  <math:mn>,0</math:mn>
                </math:mrow>
                <math:mo math:stretchy="false">)</math:mo>
              </math:mrow>
              <math:mi math:fontstyle="italic">c.s.</math:mi>
            </math:msub>
          </math:mrow>
          <math:mi>;</math:mi>
          <math:mrow>
            <math:mover math:accent="true">
              <math:msub>
                <math:mi>r</math:mi>
                <math:mn>2</math:mn>
              </math:msub>
              <math:mo math:stretchy="false">→</math:mo>
            </math:mover>
            <math:mo math:stretchy="false">=</math:mo>
            <math:msub>
              <math:mrow>
                <math:mo math:stretchy="false">(</math:mo>
                <math:mrow>
                  <math:mrow>
                    <math:mn>0,1</math:mn>
                    <math:mo math:stretchy="false">/</math:mo>
                    <math:mn>2,1</math:mn>
                  </math:mrow>
                  <math:mo math:stretchy="false">/</math:mo>
                  <math:mn>2</math:mn>
                </math:mrow>
                <math:mo math:stretchy="false">)</math:mo>
              </math:mrow>
              <math:mi math:fontstyle="italic">c.s</math:mi>
            </math:msub>
          </math:mrow>
        </math:mrow>
      </math:mtr>
      <math:mtr>
        <math:mrow>
          <math:mrow>
            <math:mover math:accent="true">
              <math:msub>
                <math:mi>r</math:mi>
                <math:mn>3</math:mn>
              </math:msub>
              <math:mo math:stretchy="false">→</math:mo>
            </math:mover>
            <math:mo math:stretchy="false">=</math:mo>
            <math:msub>
              <math:mrow>
                <math:mo math:stretchy="false">(</math:mo>
                <math:mrow>
                  <math:mrow>
                    <math:mn>1</math:mn>
                    <math:mo math:stretchy="false">/</math:mo>
                    <math:mn>2,0</math:mn>
                  </math:mrow>
                  <math:mrow>
                    <math:mn>,1</math:mn>
                    <math:mo math:stretchy="false">/</math:mo>
                    <math:mn>2</math:mn>
                  </math:mrow>
                </math:mrow>
                <math:mo math:stretchy="false">)</math:mo>
              </math:mrow>
              <math:mi math:fontstyle="italic">c.s</math:mi>
            </math:msub>
          </math:mrow>
          <math:mi>;</math:mi>
          <math:mrow>
            <math:mover math:accent="true">
              <math:msub>
                <math:mi>r</math:mi>
                <math:mn>4</math:mn>
              </math:msub>
              <math:mo math:stretchy="false">→</math:mo>
            </math:mover>
            <math:mo math:stretchy="false">=</math:mo>
            <math:msub>
              <math:mrow>
                <math:mo math:stretchy="false">(</math:mo>
                <math:mrow>
                  <math:mrow>
                    <math:mn>1</math:mn>
                    <math:mo math:stretchy="false">/</math:mo>
                    <math:mn>2,1</math:mn>
                  </math:mrow>
                  <math:mo math:stretchy="false">/</math:mo>
                  <math:mn>2,0</math:mn>
                </math:mrow>
                <math:mo math:stretchy="false">)</math:mo>
              </math:mrow>
              <math:mi math:fontstyle="italic">c.s</math:mi>
            </math:msub>
          </math:mrow>
        </math:mrow>
      </math:mtr>
    </math:mtable>
    <math:annotation math:encoding="StarMath 5.0">vec r_1 = (0,0,0)_c.s. ; vec r_2 = (0,1/2,1/2)_c.s newline vec r_3 = (1/2,0,1/2)_c.s ; vec r_4 = (1/2,1/2,0)_c.s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over math:accent="true">
                <math:msub>
                  <math:mi>b</math:mi>
                  <math:mn>1</math:mn>
                </math:msub>
                <math:mo math:stretchy="false">→</math:mo>
              </math:mover>
              <math:mo math:stretchy="false">=</math:mo>
              <math:mfrac>
                <math:mrow>
                  <math:mrow>
                    <math:mn>2</math:mn>
                    <math:mo math:stretchy="false">π</math:mo>
                  </math:mrow>
                </math:mrow>
                <math:mrow>
                  <math:mi>a</math:mi>
                </math:mrow>
              </math:mfrac>
            </math:mrow>
            <math:mfenced math:open="" math:close="">
              <math:mrow>
                <math:mrow>
                  <math:mrow>
                    <math:mo math:stretchy="false">−</math:mo>
                    <math:mover math:accent="true">
                      <math:mi>i</math:mi>
                      <math:mo math:stretchy="false">ˆ</math:mo>
                    </math:mover>
                  </math:mrow>
                  <math:mo math:stretchy="false">+</math:mo>
                  <math:mover math:accent="true">
                    <math:mi>j</math:mi>
                    <math:mo math:stretchy="false">ˆ</math:mo>
                  </math:mover>
                </math:mrow>
                <math:mo math:stretchy="false">+</math:mo>
                <math:mover math:accent="true">
                  <math:mi>k</math:mi>
                  <math:mo math:stretchy="false">ˆ</math:mo>
                </math:mover>
              </math:mrow>
            </math:mfenced>
            <math:mi>;</math:mi>
            <math:mrow>
              <math:mover math:accent="true">
                <math:msub>
                  <math:mi>b</math:mi>
                  <math:mn>2</math:mn>
                </math:msub>
                <math:mo math:stretchy="false">→</math:mo>
              </math:mover>
              <math:mo math:stretchy="false">=</math:mo>
              <math:mfrac>
                <math:mrow>
                  <math:mrow>
                    <math:mn>2</math:mn>
                    <math:mo math:stretchy="false">π</math:mo>
                  </math:mrow>
                </math:mrow>
                <math:mrow>
                  <math:mi>a</math:mi>
                </math:mrow>
              </math:mfrac>
            </math:mrow>
            <math:mfenced math:open="" math:close="">
              <math:mrow>
                <math:mrow>
                  <math:mover math:accent="true">
                    <math:mi>i</math:mi>
                    <math:mo math:stretchy="false">ˆ</math:mo>
                  </math:mover>
                  <math:mo math:stretchy="false">−</math:mo>
                  <math:mover math:accent="true">
                    <math:mi>j</math:mi>
                    <math:mo math:stretchy="false">ˆ</math:mo>
                  </math:mover>
                </math:mrow>
                <math:mo math:stretchy="false">+</math:mo>
                <math:mover math:accent="true">
                  <math:mi>k</math:mi>
                  <math:mo math:stretchy="false">ˆ</math:mo>
                </math:mover>
              </math:mrow>
            </math:mfenced>
          </math:mrow>
        </math:mrow>
      </math:mtr>
      <math:mtr>
        <math:mrow>
          <math:mrow>
            <math:mrow>
              <math:mover math:accent="true">
                <math:msub>
                  <math:mi>b</math:mi>
                  <math:mn>3</math:mn>
                </math:msub>
                <math:mo math:stretchy="false">→</math:mo>
              </math:mover>
              <math:mo math:stretchy="false">=</math:mo>
              <math:mfrac>
                <math:mrow>
                  <math:mrow>
                    <math:mn>2</math:mn>
                    <math:mo math:stretchy="false">π</math:mo>
                  </math:mrow>
                </math:mrow>
                <math:mrow>
                  <math:mi>a</math:mi>
                </math:mrow>
              </math:mfrac>
            </math:mrow>
            <math:mfenced math:open="" math:close="">
              <math:mrow>
                <math:mrow>
                  <math:mover math:accent="true">
                    <math:mi>i</math:mi>
                    <math:mo math:stretchy="false">ˆ</math:mo>
                  </math:mover>
                  <math:mo math:stretchy="false">+</math:mo>
                  <math:mover math:accent="true">
                    <math:mi>j</math:mi>
                    <math:mo math:stretchy="false">ˆ</math:mo>
                  </math:mover>
                </math:mrow>
                <math:mo math:stretchy="false">−</math:mo>
                <math:mover math:accent="true">
                  <math:mi>k</math:mi>
                  <math:mo math:stretchy="false">ˆ</math:mo>
                </math:mover>
              </math:mrow>
            </math:mfenced>
          </math:mrow>
        </math:mrow>
      </math:mtr>
    </math:mtable>
    <math:annotation math:encoding="StarMath 5.0">alignl vec b_1 = {alignc 2 %pi} over {alignc a} left ( - hat i + hat j + hat k right ) ; vec b_2={alignc 2 %pi} over {alignc a} left (  hat i - hat j + hat k right ) newline alignl vec b_3 ={alignc 2 %pi} over {alignc a} left (  hat i + hat j - hat k right 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 math:fontstyle="italic">fcc</math:mi>
      </math:msub>
      <math:mo math:stretchy="false">=</math:mo>
      <math:mrow>
        <math:mi>f</math:mi>
        <math:mo math:stretchy="false">⋅</math:mo>
        <math:mfenced math:open="[" math:close="]">
          <math:mrow>
            <math:mrow>
              <math:mrow>
                <math:mn>1</math:mn>
                <math:mo math:stretchy="false">+</math:mo>
                <math:msup>
                  <math:mi>e</math:mi>
                  <math:mrow>
                    <math:mrow>
                      <math:mo math:stretchy="false">−</math:mo>
                      <math:mi>i</math:mi>
                    </math:mrow>
                    <math:mo math:stretchy="false">π</math:mo>
                    <math:mrow>
                      <math:mo math:stretchy="false">(</math:mo>
                      <math:mrow>
                        <math:mi>h</math:mi>
                        <math:mo math:stretchy="false">+</math:mo>
                        <math:mi>k</math:mi>
                      </math:mrow>
                      <math:mo math:stretchy="false">)</math:mo>
                    </math:mrow>
                  </math:mrow>
                </math:msup>
              </math:mrow>
              <math:mo math:stretchy="false">+</math:mo>
              <math:msup>
                <math:mi>e</math:mi>
                <math:mrow>
                  <math:mrow>
                    <math:mo math:stretchy="false">−</math:mo>
                    <math:mi>i</math:mi>
                  </math:mrow>
                  <math:mo math:stretchy="false">π</math:mo>
                  <math:mrow>
                    <math:mo math:stretchy="false">(</math:mo>
                    <math:mrow>
                      <math:mi>h</math:mi>
                      <math:mo math:stretchy="false">+</math:mo>
                      <math:mi>l</math:mi>
                    </math:mrow>
                    <math:mo math:stretchy="false">)</math:mo>
                  </math:mrow>
                </math:mrow>
              </math:msup>
            </math:mrow>
            <math:mo math:stretchy="false">+</math:mo>
            <math:msup>
              <math:mi>e</math:mi>
              <math:mrow>
                <math:mrow>
                  <math:mo math:stretchy="false">−</math:mo>
                  <math:mi>i</math:mi>
                </math:mrow>
                <math:mo math:stretchy="false">π</math:mo>
                <math:mrow>
                  <math:mo math:stretchy="false">(</math:mo>
                  <math:mrow>
                    <math:mi>k</math:mi>
                    <math:mo math:stretchy="false">+</math:mo>
                    <math:mi>l</math:mi>
                  </math:mrow>
                  <math:mo math:stretchy="false">)</math:mo>
                </math:mrow>
              </math:mrow>
            </math:msup>
          </math:mrow>
        </math:mfenced>
      </math:mrow>
    </math:mrow>
    <math:annotation math:encoding="StarMath 5.0">S_fcc = f cdot left [ 1 + e^{-i %pi  (h + k )} +e^{-i %pi  (h + l )} +e^{-i %pi  (k + l )} right 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a</math:mi>
            <math:mn>1</math:mn>
          </math:msub>
          <math:mo math:stretchy="false">→</math:mo>
        </math:mover>
        <math:mo math:stretchy="false">=</math:mo>
        <math:mfrac>
          <math:mi>a</math:mi>
          <math:mn>2</math:mn>
        </math:mfrac>
      </math:mrow>
      <math:mfenced math:open="" math:close="">
        <math:mrow>
          <math:mover math:accent="true">
            <math:mi>j</math:mi>
            <math:mo math:stretchy="false">ˆ</math:mo>
          </math:mover>
          <math:mo math:stretchy="false">+</math:mo>
          <math:mover math:accent="true">
            <math:mi>k</math:mi>
            <math:mo math:stretchy="false">ˆ</math:mo>
          </math:mover>
        </math:mrow>
      </math:mfenced>
      <math:mi>;</math:mi>
      <math:mrow>
        <math:mover math:accent="true">
          <math:msub>
            <math:mi>a</math:mi>
            <math:mn>2</math:mn>
          </math:msub>
          <math:mo math:stretchy="false">→</math:mo>
        </math:mover>
        <math:mo math:stretchy="false">=</math:mo>
        <math:mfrac>
          <math:mi>a</math:mi>
          <math:mn>2</math:mn>
        </math:mfrac>
      </math:mrow>
      <math:mfenced math:open="" math:close="">
        <math:mrow>
          <math:mover math:accent="true">
            <math:mi>i</math:mi>
            <math:mo math:stretchy="false">ˆ</math:mo>
          </math:mover>
          <math:mo math:stretchy="false">+</math:mo>
          <math:mover math:accent="true">
            <math:mi>k</math:mi>
            <math:mo math:stretchy="false">ˆ</math:mo>
          </math:mover>
        </math:mrow>
      </math:mfenced>
      <math:mi>;</math:mi>
      <math:mrow>
        <math:mover math:accent="true">
          <math:msub>
            <math:mi>a</math:mi>
            <math:mn>3</math:mn>
          </math:msub>
          <math:mo math:stretchy="false">→</math:mo>
        </math:mover>
        <math:mo math:stretchy="false">=</math:mo>
        <math:mfrac>
          <math:mi>a</math:mi>
          <math:mn>2</math:mn>
        </math:mfrac>
      </math:mrow>
      <math:mfenced math:open="" math:close="">
        <math:mrow>
          <math:mover math:accent="true">
            <math:mi>i</math:mi>
            <math:mo math:stretchy="false">ˆ</math:mo>
          </math:mover>
          <math:mo math:stretchy="false">+</math:mo>
          <math:mover math:accent="true">
            <math:mi>j</math:mi>
            <math:mo math:stretchy="false">ˆ</math:mo>
          </math:mover>
        </math:mrow>
      </math:mfenced>
    </math:mrow>
    <math:annotation math:encoding="StarMath 5.0">vec a_1 = a over 2 left ( hat j + hat k right ) ; vec a_2 = a over 2 left ( hat i + hat k right ) ; vec a_3 = a over 2 left (hat i + hat j right 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r</math:mi>
            <math:mn>1</math:mn>
          </math:msub>
          <math:mo math:stretchy="false">→</math:mo>
        </math:mover>
        <math:mo math:stretchy="false">=</math:mo>
        <math:msub>
          <math:mrow>
            <math:mo math:stretchy="false">(</math:mo>
            <math:mrow>
              <math:mn>0,0</math:mn>
              <math:mn>,0</math:mn>
            </math:mrow>
            <math:mo math:stretchy="false">)</math:mo>
          </math:mrow>
          <math:mi math:fontstyle="italic">c.s</math:mi>
        </math:msub>
      </math:mrow>
      <math:mi>;</math:mi>
      <math:mrow>
        <math:mover math:accent="true">
          <math:msub>
            <math:mi>r</math:mi>
            <math:mn>2</math:mn>
          </math:msub>
          <math:mo math:stretchy="false">→</math:mo>
        </math:mover>
        <math:mo math:stretchy="false">=</math:mo>
        <math:msub>
          <math:mrow>
            <math:mo math:stretchy="false">(</math:mo>
            <math:mrow>
              <math:mrow>
                <math:mrow>
                  <math:mn>1</math:mn>
                  <math:mo math:stretchy="false">/</math:mo>
                  <math:mn>2,1</math:mn>
                </math:mrow>
                <math:mo math:stretchy="false">/</math:mo>
                <math:mn>2,1</math:mn>
              </math:mrow>
              <math:mo math:stretchy="false">/</math:mo>
              <math:mn>2</math:mn>
            </math:mrow>
            <math:mo math:stretchy="false">)</math:mo>
          </math:mrow>
          <math:mi math:fontstyle="italic">c.s</math:mi>
        </math:msub>
      </math:mrow>
    </math:mrow>
    <math:annotation math:encoding="StarMath 5.0">vec r_1 = (0,0,0)_c.s ; vec r_2 =  (1/2,1/2,1/2)_c.s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 math:fontstyle="italic">bcc</math:mi>
        </math:msub>
        <math:mo math:stretchy="false">=</math:mo>
        <math:mi>f</math:mi>
      </math:mrow>
      <math:mfenced math:open="[" math:close="]">
        <math:mrow>
          <math:mn>1</math:mn>
          <math:mo math:stretchy="false">+</math:mo>
          <math:msup>
            <math:mi>e</math:mi>
            <math:mrow>
              <math:mrow>
                <math:mo math:stretchy="false">−</math:mo>
                <math:mi>i</math:mi>
              </math:mrow>
              <math:mo math:stretchy="false">π</math:mo>
              <math:mrow>
                <math:mo math:stretchy="false">(</math:mo>
                <math:mrow>
                  <math:mrow>
                    <math:mi>h</math:mi>
                    <math:mo math:stretchy="false">+</math:mo>
                    <math:mi>k</math:mi>
                  </math:mrow>
                  <math:mo math:stretchy="false">+</math:mo>
                  <math:mi>l</math:mi>
                </math:mrow>
                <math:mo math:stretchy="false">)</math:mo>
              </math:mrow>
            </math:mrow>
          </math:msup>
        </math:mrow>
      </math:mfenced>
    </math:mrow>
    <math:annotation math:encoding="StarMath 5.0">S_bcc = f left [ 1 + e^{- i %pi (h+k+l) } right 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i>k</math:mi>
            <math:mo math:stretchy="false">→</math:mo>
          </math:mover>
          <math:mo math:stretchy="false">⋅</math:mo>
          <math:mfenced math:open="" math:close="">
            <math:mrow>
              <math:mfrac>
                <math:mn>1</math:mn>
                <math:mn>2</math:mn>
              </math:mfrac>
              <math:mover math:accent="true">
                <math:mi>G</math:mi>
                <math:mo math:stretchy="false">→</math:mo>
              </math:mover>
            </math:mrow>
          </math:mfenced>
        </math:mrow>
        <math:mo math:stretchy="false">=</math:mo>
        <math:msup>
          <math:mfenced math:open="" math:close="">
            <math:mrow>
              <math:mfrac>
                <math:mn>1</math:mn>
                <math:mn>2</math:mn>
              </math:mfrac>
              <math:mover math:accent="true">
                <math:mi>G</math:mi>
                <math:mo math:stretchy="false">→</math:mo>
              </math:mover>
            </math:mrow>
          </math:mfenced>
          <math:mn>2</math:mn>
        </math:msup>
      </math:mrow>
      <math:mo math:stretchy="false">⇒</math:mo>
      <math:mn>2d</math:mn>
      <math:mi>sin</math:mi>
      <math:mrow>
        <math:mo math:stretchy="false">θ</math:mo>
        <math:mo math:stretchy="false">=</math:mo>
        <math:mi>n</math:mi>
      </math:mrow>
      <math:mo math:stretchy="false">λ</math:mo>
    </math:mrow>
    <math:annotation math:encoding="StarMath 5.0">vec k cdot left ( 1 over 2 vec G right ) = left ( 1 over 2 vec G right )^2 drarrow 2d sin %theta = n %lambd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N</math:mi>
      </math:mrow>
      <math:mrow>
        <math:munder>
          <math:mo math:stretchy="false">∫</math:mo>
          <math:mtext>cel·la</math:mtext>
        </math:munder>
        <math:mi math:fontstyle="italic">dV</math:mi>
      </math:mrow>
      <math:mi>n</math:mi>
      <math:mrow>
        <math:mo math:stretchy="false">(</math:mo>
        <math:mover math:accent="true">
          <math:mi>r</math:mi>
          <math:mo math:stretchy="false">→</math:mo>
        </math:mover>
        <math:mo math:stretchy="false">)</math:mo>
      </math:mrow>
      <math:mrow>
        <math:msup>
          <math:mi>e</math:mi>
          <math:mrow>
            <math:mrow>
              <math:mo math:stretchy="false">−</math:mo>
              <math:mi>i</math:mi>
            </math:mrow>
            <math:mrow>
              <math:mover math:accent="true">
                <math:mi>G</math:mi>
                <math:mo math:stretchy="false">→</math:mo>
              </math:mover>
              <math:mo math:stretchy="false">⋅</math:mo>
              <math:mover math:accent="true">
                <math:mi>r</math:mi>
                <math:mo math:stretchy="false">→</math:mo>
              </math:mover>
            </math:mrow>
          </math:mrow>
        </math:msup>
        <math:mo math:stretchy="false">=</math:mo>
        <math:mrow>
          <math:mi>N</math:mi>
          <math:mo math:stretchy="false">⋅</math:mo>
          <math:msub>
            <math:mi>S</math:mi>
            <math:mi>G</math:mi>
          </math:msub>
        </math:mrow>
      </math:mrow>
    </math:mrow>
    <math:annotation math:encoding="StarMath 5.0">F= N int from "cel·la" dV n (vec r) e^{-i vec G cdot vec r}=N cdot S_G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over math:accent="true">
            <math:mi>G</math:mi>
            <math:mo math:stretchy="false">→</math:mo>
          </math:mover>
        </math:msub>
        <math:mo math:stretchy="false">=</math:mo>
        <math:mrow>
          <math:munder>
            <math:mo math:stretchy="false">∑</math:mo>
            <math:mi>j</math:mi>
          </math:munder>
          <math:msub>
            <math:mi>f</math:mi>
            <math:mi>j</math:mi>
          </math:msub>
        </math:mrow>
      </math:mrow>
      <math:msup>
        <math:mi>e</math:mi>
        <math:mrow>
          <math:mrow>
            <math:mo math:stretchy="false">−</math:mo>
            <math:mi>i</math:mi>
          </math:mrow>
          <math:mover math:accent="true">
            <math:mi>G</math:mi>
            <math:mo math:stretchy="false">→</math:mo>
          </math:mover>
          <math:mover math:accent="true">
            <math:msub>
              <math:mi>r</math:mi>
              <math:mi>j</math:mi>
            </math:msub>
            <math:mo math:stretchy="false">→</math:mo>
          </math:mover>
        </math:mrow>
      </math:msup>
    </math:mrow>
    <math:annotation math:encoding="StarMath 5.0">S_vec G = sum from j f_j e^{- i vec G vec r_j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f</math:mi>
          <math:mi>j</math:mi>
        </math:msub>
        <math:mo math:stretchy="false">=</math:mo>
        <math:mrow>
          <math:munder>
            <math:mo math:stretchy="false">∫</math:mo>
            <math:mtext>cel·la</math:mtext>
          </math:munder>
          <math:mi math:fontstyle="italic">dV</math:mi>
        </math:mrow>
      </math:mrow>
      <math:msub>
        <math:mi>n</math:mi>
        <math:mi>j</math:mi>
      </math:msub>
      <math:mrow>
        <math:mo math:stretchy="false">(</math:mo>
        <math:mover math:accent="true">
          <math:mo math:stretchy="false">ρ</math:mo>
          <math:mo math:stretchy="false">→</math:mo>
        </math:mover>
        <math:mo math:stretchy="false">)</math:mo>
      </math:mrow>
      <math:msup>
        <math:mi>e</math:mi>
        <math:mrow>
          <math:mrow>
            <math:mo math:stretchy="false">−</math:mo>
            <math:mi>i</math:mi>
          </math:mrow>
          <math:mrow>
            <math:mover math:accent="true">
              <math:mi>G</math:mi>
              <math:mo math:stretchy="false">→</math:mo>
            </math:mover>
            <math:mo math:stretchy="false">⋅</math:mo>
            <math:mover math:accent="true">
              <math:mo math:stretchy="false">ρ</math:mo>
              <math:mo math:stretchy="false">→</math:mo>
            </math:mover>
          </math:mrow>
        </math:mrow>
      </math:msup>
    </math:mrow>
    <math:annotation math:encoding="StarMath 5.0">f_j = int from "cel·la" dV n_j (vec %rho) e^{-i vec G cdot vec %rho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ψ</math:mo>
          <math:mrow>
            <math:mover math:accent="true">
              <math:mi>k</math:mi>
              <math:mo math:stretchy="false">→</math:mo>
            </math:mover>
            <math:mi>,</math:mi>
            <math:mi>s</math:mi>
          </math:mrow>
        </math:msub>
        <math:mo math:stretchy="false">=</math:mo>
        <math:mfrac>
          <math:mn>1</math:mn>
          <math:mi>V</math:mi>
        </math:mfrac>
      </math:mrow>
      <math:msup>
        <math:mi>e</math:mi>
        <math:mrow>
          <math:mi>i</math:mi>
          <math:mover math:accent="true">
            <math:mi>k</math:mi>
            <math:mo math:stretchy="false">→</math:mo>
          </math:mover>
          <math:mover math:accent="true">
            <math:mi>r</math:mi>
            <math:mo math:stretchy="false">→</math:mo>
          </math:mover>
        </math:mrow>
      </math:msup>
      <math:msub>
        <math:mo math:stretchy="false">χ</math:mo>
        <math:mrow>
          <math:mrow>
            <math:mn>1</math:mn>
            <math:mo math:stretchy="false">/</math:mo>
            <math:mn>2</math:mn>
          </math:mrow>
          <math:msub>
            <math:mi>m</math:mi>
            <math:mi>s</math:mi>
          </math:msub>
        </math:mrow>
      </math:msub>
    </math:mrow>
    <math:annotation math:encoding="StarMath 5.0">%psi_{ vec k, s} = 1 over V e^{i vec k vec r} %chi_{1/2 m_s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over math:accent="true">
          <math:mi>k</math:mi>
          <math:mo math:stretchy="false">→</math:mo>
        </math:mover>
      </math:msub>
      <math:mo math:stretchy="false">=</math:mo>
      <math:mfrac>
        <math:mrow>
          <math:msup>
            <math:mo math:stretchy="false">ℏ</math:mo>
            <math:mn>2</math:mn>
          </math:msup>
          <math:msup>
            <math:mi>k</math:mi>
            <math:mn>2</math:mn>
          </math:msup>
        </math:mrow>
        <math:mrow>
          <math:mn>2</math:mn>
          <math:mi>m</math:mi>
        </math:mrow>
      </math:mfrac>
    </math:mrow>
    <math:annotation math:encoding="StarMath 5.0">E_{vec k} = {hbar^2 k^2 } over {2 m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μ</math:mo>
        <math:mo math:stretchy="false">≈</math:mo>
        <math:msub>
          <math:mi>E</math:mi>
          <math:mi>F</math:mi>
        </math:msub>
      </math:mrow>
      <math:mfenced math:open="[" math:close="]">
        <math:mrow>
          <math:mrow>
            <math:mn>1</math:mn>
            <math:mo math:stretchy="false">−</math:mo>
            <math:mfrac>
              <math:mn>1</math:mn>
              <math:mn>3</math:mn>
            </math:mfrac>
          </math:mrow>
          <math:msup>
            <math:mfenced math:open="" math:close="">
              <math:mfrac>
                <math:mrow>
                  <math:mo math:stretchy="false">π</math:mo>
                  <math:msub>
                    <math:mi>k</math:mi>
                    <math:mi>B</math:mi>
                  </math:msub>
                  <math:mi>T</math:mi>
                </math:mrow>
                <math:mrow>
                  <math:mn>2</math:mn>
                  <math:msub>
                    <math:mi>E</math:mi>
                    <math:mi>F</math:mi>
                  </math:msub>
                </math:mrow>
              </math:mfrac>
            </math:mfenced>
            <math:mn>2</math:mn>
          </math:msup>
        </math:mrow>
      </math:mfenced>
    </math:mrow>
    <math:annotation math:encoding="StarMath 5.0">%mu approx E_F left [ 1 - 1 over 3 left ( {%pi k_B T} over {2 E_F} right ) ^2 right 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k</math:mi>
          <math:mi>i</math:mi>
        </math:msub>
        <math:mo math:stretchy="false">=</math:mo>
        <math:mfrac>
          <math:mrow>
            <math:mn>2</math:mn>
            <math:mo math:stretchy="false">π</math:mo>
          </math:mrow>
          <math:mi>L</math:mi>
        </math:mfrac>
      </math:mrow>
      <math:msub>
        <math:mi>n</math:mi>
        <math:mi>i</math:mi>
      </math:msub>
    </math:mrow>
    <math:annotation math:encoding="StarMath 5.0">k_i = {2 %pi} over L n_i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row>
          <math:mo math:stretchy="false">(</math:mo>
          <math:mi>k</math:mi>
          <math:mo math:stretchy="false">)</math:mo>
        </math:mrow>
        <math:mo math:stretchy="false">=</math:mo>
        <math:mfrac>
          <math:mrow>
            <math:mn>1</math:mn>
            <math:mi math:fontstyle="italic">estat</math:mi>
          </math:mrow>
          <math:msup>
            <math:mfenced math:open="" math:close="">
              <math:mfrac>
                <math:mrow>
                  <math:mn>2</math:mn>
                  <math:mo math:stretchy="false">π</math:mo>
                </math:mrow>
                <math:mi>L</math:mi>
              </math:mfrac>
            </math:mfenced>
            <math:mtext>dimensió</math:mtext>
          </math:msup>
        </math:mfrac>
      </math:mrow>
    </math:mrow>
    <math:annotation math:encoding="StarMath 5.0">D(k) = { 1 estat } over { left ({2 %pi} over L right )^"dimensió"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text>3D</math:mtext>
      </math:msub>
      <math:mrow>
        <math:mrow>
          <math:mo math:stretchy="false">(</math:mo>
          <math:mi>E</math:mi>
          <math:mo math:stretchy="false">)</math:mo>
        </math:mrow>
        <math:mo math:stretchy="false">=</math:mo>
        <math:mfenced math:open="" math:close="">
          <math:mfrac>
            <math:mi>V</math:mi>
            <math:mrow>
              <math:mn>2</math:mn>
              <math:msup>
                <math:mo math:stretchy="false">π</math:mo>
                <math:mn>2</math:mn>
              </math:msup>
            </math:mrow>
          </math:mfrac>
        </math:mfenced>
      </math:mrow>
      <math:msup>
        <math:mfenced math:open="" math:close="">
          <math:mfrac>
            <math:mrow>
              <math:mn>2</math:mn>
              <math:mi>m</math:mi>
            </math:mrow>
            <math:msup>
              <math:mo math:stretchy="false">ℏ</math:mo>
              <math:mn>2</math:mn>
            </math:msup>
          </math:mfrac>
        </math:mfenced>
        <math:mrow>
          <math:mn>3</math:mn>
          <math:mo math:stretchy="false">/</math:mo>
          <math:mn>2</math:mn>
        </math:mrow>
      </math:msup>
      <math:msup>
        <math:mi>E</math:mi>
        <math:mrow>
          <math:mn>1</math:mn>
          <math:mo math:stretchy="false">/</math:mo>
          <math:mn>2</math:mn>
        </math:mrow>
      </math:msup>
    </math:mrow>
    <math:annotation math:encoding="StarMath 5.0">D_"3D" (E) = left ( V over {2 %pi^2} right ) left ( {2 m} over hbar^2 right )^{3/2} E^{1/2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E</math:mi>
          <math:mi>F</math:mi>
        </math:msub>
        <math:mo math:stretchy="false">=</math:mo>
        <math:mfrac>
          <math:msup>
            <math:mo math:stretchy="false">ℏ</math:mo>
            <math:mn>2</math:mn>
          </math:msup>
          <math:mn>2m</math:mn>
        </math:mfrac>
      </math:mrow>
      <math:msup>
        <math:mfenced math:open="" math:close="">
          <math:mrow>
            <math:mn>3</math:mn>
            <math:msup>
              <math:mo math:stretchy="false">π</math:mo>
              <math:mn>2</math:mn>
            </math:msup>
            <math:mo math:stretchy="false">ρ</math:mo>
          </math:mrow>
        </math:mfenced>
        <math:mrow>
          <math:mn>2</math:mn>
          <math:mo math:stretchy="false">/</math:mo>
          <math:mn>3</math:mn>
        </math:mrow>
      </math:msup>
    </math:mrow>
    <math:annotation math:encoding="StarMath 5.0">E_F = hbar^2 over 2m left (3 %pi^2 %rho right ) ^{2/3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frac>
        <math:mi>N</math:mi>
        <math:mi>V</math:mi>
      </math:mfrac>
    </math:mrow>
    <math:annotation math:encoding="StarMath 5.0">%rho = N over V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row>
          <math:munderover>
            <math:mo math:stretchy="false">∫</math:mo>
            <math:mn>0</math:mn>
            <math:mo math:stretchy="false">∞</math:mo>
          </math:munderover>
          <math:mi>D</math:mi>
        </math:mrow>
      </math:mrow>
      <math:mrow>
        <math:mo math:stretchy="false">(</math:mo>
        <math:mi>E</math:mi>
        <math:mo math:stretchy="false">)</math:mo>
      </math:mrow>
      <math:mi>f</math:mi>
      <math:mrow>
        <math:mo math:stretchy="false">(</math:mo>
        <math:mi>E</math:mi>
        <math:mo math:stretchy="false">)</math:mo>
      </math:mrow>
      <math:mi math:fontstyle="italic">dE</math:mi>
    </math:mrow>
    <math:annotation math:encoding="StarMath 5.0">N= int from 0 to infinity D(E) f(E) dE 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row>
          <math:munderover>
            <math:mo math:stretchy="false">∫</math:mo>
            <math:mn>0</math:mn>
            <math:mo math:stretchy="false">∞</math:mo>
          </math:munderover>
          <math:mi>D</math:mi>
        </math:mrow>
      </math:mrow>
      <math:mrow>
        <math:mo math:stretchy="false">(</math:mo>
        <math:mi>E</math:mi>
        <math:mo math:stretchy="false">)</math:mo>
      </math:mrow>
      <math:mi>f</math:mi>
      <math:mrow>
        <math:mo math:stretchy="false">(</math:mo>
        <math:mi>E</math:mi>
        <math:mo math:stretchy="false">)</math:mo>
      </math:mrow>
      <math:mi>E</math:mi>
      <math:mi math:fontstyle="italic">dE</math:mi>
    </math:mrow>
    <math:annotation math:encoding="StarMath 5.0">U= int from 0 to infinity D(E) f(E) E dE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U</math:mi>
        <math:mo math:stretchy="false">≈</math:mo>
        <math:mfrac>
          <math:msup>
            <math:mo math:stretchy="false">π</math:mo>
            <math:mn>2</math:mn>
          </math:msup>
          <math:mn>6</math:mn>
        </math:mfrac>
      </math:mrow>
      <math:msup>
        <math:mfenced math:open="" math:close="">
          <math:mrow>
            <math:msub>
              <math:mi>k</math:mi>
              <math:mi>B</math:mi>
            </math:msub>
            <math:mi>T</math:mi>
          </math:mrow>
        </math:mfenced>
        <math:mn>2</math:mn>
      </math:msup>
      <math:mi>D</math:mi>
      <math:mrow>
        <math:mo math:stretchy="false">(</math:mo>
        <math:msub>
          <math:mi>E</math:mi>
          <math:mi>F</math:mi>
        </math:msub>
        <math:mo math:stretchy="false">)</math:mo>
      </math:mrow>
    </math:mrow>
    <math:annotation math:encoding="StarMath 5.0">%DELTA U approx %pi^2 over 6 left ( k_B T right ) ^2 D(E_F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frac>
          <math:msup>
            <math:mo math:stretchy="false">π</math:mo>
            <math:mn>2</math:mn>
          </math:msup>
          <math:mn>2</math:mn>
        </math:mfrac>
      </math:mrow>
      <math:mfenced math:open="" math:close="">
        <math:mrow>
          <math:msub>
            <math:mi>k</math:mi>
            <math:mi>B</math:mi>
          </math:msub>
          <math:mfrac>
            <math:mi>T</math:mi>
            <math:msub>
              <math:mi>E</math:mi>
              <math:mi>F</math:mi>
            </math:msub>
          </math:mfrac>
        </math:mrow>
      </math:mfenced>
      <math:mi>N</math:mi>
      <math:msub>
        <math:mi>k</math:mi>
        <math:mi>B</math:mi>
      </math:msub>
    </math:mrow>
    <math:annotation math:encoding="StarMath 5.0"> C = %pi^2 over 2 left (k_B T over E_F right ) N k_B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n>0</math:mn>
      </math:msub>
      <math:mo math:stretchy="false">=</math:mo>
      <math:mfrac>
        <math:mn>1</math:mn>
        <math:mrow>
          <math:msup>
            <math:mi>e</math:mi>
            <math:mfrac>
              <math:mrow>
                <math:mi>E</math:mi>
                <math:mo math:stretchy="false">−</math:mo>
                <math:mo math:stretchy="false">μ</math:mo>
              </math:mrow>
              <math:mrow>
                <math:msub>
                  <math:mi>k</math:mi>
                  <math:mi>B</math:mi>
                </math:msub>
                <math:mi>t</math:mi>
              </math:mrow>
            </math:mfrac>
          </math:msup>
          <math:mo math:stretchy="false">+</math:mo>
          <math:mn>1</math:mn>
        </math:mrow>
      </math:mfrac>
    </math:mrow>
    <math:annotation math:encoding="StarMath 5.0">f_0 = 1 over {e^{{E- %mu} over {k_B t}} +1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φ</math:mo>
        <math:mover math:accent="true">
          <math:mi>k</math:mi>
          <math:mo math:stretchy="false">→</math:mo>
        </math:mover>
      </math:msub>
      <math:mrow>
        <math:mrow>
          <math:mo math:stretchy="false">(</math:mo>
          <math:mover math:accent="true">
            <math:mi>r</math:mi>
            <math:mo math:stretchy="false">→</math:mo>
          </math:mover>
          <math:mo math:stretchy="false">)</math:mo>
        </math:mrow>
        <math:mo math:stretchy="false">=</math:mo>
        <math:mrow>
          <math:munder>
            <math:mo math:stretchy="false">∑</math:mo>
            <math:mover math:accent="true">
              <math:mi>G</math:mi>
              <math:mo math:stretchy="false">→</math:mo>
            </math:mover>
          </math:munder>
          <math:msub>
            <math:mi>C</math:mi>
            <math:mrow>
              <math:mover math:accent="true">
                <math:mi>k</math:mi>
                <math:mo math:stretchy="false">→</math:mo>
              </math:mover>
              <math:mo math:stretchy="false">−</math:mo>
              <math:mover math:accent="true">
                <math:mi>G</math:mi>
                <math:mo math:stretchy="false">→</math:mo>
              </math:mover>
            </math:mrow>
          </math:msub>
        </math:mrow>
      </math:mrow>
      <math:msup>
        <math:mi>e</math:mi>
        <math:mrow>
          <math:mi>i</math:mi>
          <math:mfenced math:open="" math:close="">
            <math:mrow>
              <math:mover math:accent="true">
                <math:mi>k</math:mi>
                <math:mo math:stretchy="false">→</math:mo>
              </math:mover>
              <math:mo math:stretchy="false">−</math:mo>
              <math:mover math:accent="true">
                <math:mi>G</math:mi>
                <math:mo math:stretchy="false">→</math:mo>
              </math:mover>
            </math:mrow>
          </math:mfenced>
          <math:mover math:accent="true">
            <math:mi>r</math:mi>
            <math:mo math:stretchy="false">→</math:mo>
          </math:mover>
        </math:mrow>
      </math:msup>
    </math:mrow>
    <math:annotation math:encoding="StarMath 5.0">%phi_{vec k } ( vec r) = sum from {vec G} C_{vec k - vec G} e^{i left ( vec k - vec G right ) vec r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frac>
            <math:mrow>
              <math:msup>
                <math:mo math:stretchy="false">ℏ</math:mo>
                <math:mn>2</math:mn>
              </math:msup>
              <math:msup>
                <math:mrow>
                  <math:mo math:stretchy="false">∣</math:mo>
                  <math:mrow>
                    <math:mover math:accent="true">
                      <math:mi>k</math:mi>
                      <math:mo math:stretchy="false">→</math:mo>
                    </math:mover>
                    <math:mo math:stretchy="false">−</math:mo>
                    <math:mover math:accent="true">
                      <math:mi>G</math:mi>
                      <math:mo math:stretchy="false">→</math:mo>
                    </math:mover>
                  </math:mrow>
                  <math:mo math:stretchy="false">∣</math:mo>
                </math:mrow>
                <math:mn>2</math:mn>
              </math:msup>
            </math:mrow>
            <math:mrow>
              <math:mn>2</math:mn>
              <math:mi>m</math:mi>
            </math:mrow>
          </math:mfrac>
          <math:mo math:stretchy="false">−</math:mo>
          <math:msub>
            <math:mi>E</math:mi>
            <math:mover math:accent="true">
              <math:mi>k</math:mi>
              <math:mo math:stretchy="false">→</math:mo>
            </math:mover>
          </math:msub>
        </math:mrow>
      </math:mfenced>
      <math:mrow>
        <math:msub>
          <math:mi>C</math:mi>
          <math:mrow>
            <math:mover math:accent="true">
              <math:mi>k</math:mi>
              <math:mo math:stretchy="false">→</math:mo>
            </math:mover>
            <math:mo math:stretchy="false">−</math:mo>
            <math:mover math:accent="true">
              <math:mi>G</math:mi>
              <math:mo math:stretchy="false">→</math:mo>
            </math:mover>
          </math:mrow>
        </math:msub>
        <math:mo math:stretchy="false">+</math:mo>
        <math:mrow>
          <math:munder>
            <math:mo math:stretchy="false">∑</math:mo>
            <math:mrow>
              <math:mover math:accent="true">
                <math:mi>G</math:mi>
                <math:mo math:stretchy="false">→</math:mo>
              </math:mover>
              <math:mi>'</math:mi>
              <math:mi>'</math:mi>
            </math:mrow>
          </math:munder>
          <math:msub>
            <math:mi>V</math:mi>
            <math:mrow>
              <math:mover math:accent="true">
                <math:mi>G</math:mi>
                <math:mo math:stretchy="false">→</math:mo>
              </math:mover>
              <math:mi>'</math:mi>
              <math:mrow>
                <math:mi>'</math:mi>
                <math:mo math:stretchy="false">−</math:mo>
                <math:mover math:accent="true">
                  <math:mi>G</math:mi>
                  <math:mo math:stretchy="false">→</math:mo>
                </math:mover>
              </math:mrow>
            </math:mrow>
          </math:msub>
        </math:mrow>
      </math:mrow>
      <math:mrow>
        <math:msub>
          <math:mi>C</math:mi>
          <math:mrow>
            <math:mrow>
              <math:mover math:accent="true">
                <math:mi>k</math:mi>
                <math:mo math:stretchy="false">→</math:mo>
              </math:mover>
              <math:mo math:stretchy="false">−</math:mo>
              <math:mover math:accent="true">
                <math:mi>G</math:mi>
                <math:mo math:stretchy="false">→</math:mo>
              </math:mover>
            </math:mrow>
            <math:mi>'</math:mi>
            <math:mi>'</math:mi>
          </math:mrow>
        </math:msub>
        <math:mo math:stretchy="false">=</math:mo>
        <math:mn>0</math:mn>
      </math:mrow>
    </math:mrow>
    <math:annotation math:encoding="StarMath 5.0">left [ { hbar^2 lline vec k - vec G rline ^2 } over {2 m} - E_{vec k} right ] C_{vec k -vec G} + sum from {vec G''} V_{vec G''- vec G} C_{vec k - vec G''} = 0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E</math:mi>
          <math:mrow>
            <math:mover math:accent="true">
              <math:mi>k</math:mi>
              <math:mo math:stretchy="false">→</math:mo>
            </math:mover>
            <math:mo math:stretchy="false">−</math:mo>
            <math:mover math:accent="true">
              <math:mi>G</math:mi>
              <math:mo math:stretchy="false">→</math:mo>
            </math:mover>
          </math:mrow>
        </math:msub>
        <math:mo math:stretchy="false">=</math:mo>
        <math:mfrac>
          <math:msup>
            <math:mo math:stretchy="false">ℏ</math:mo>
            <math:mn>2</math:mn>
          </math:msup>
          <math:mrow>
            <math:mn>2</math:mn>
            <math:mi>m</math:mi>
          </math:mrow>
        </math:mfrac>
      </math:mrow>
      <math:msup>
        <math:mrow>
          <math:mo math:stretchy="false">∣</math:mo>
          <math:mrow>
            <math:mover math:accent="true">
              <math:mi>k</math:mi>
              <math:mo math:stretchy="false">→</math:mo>
            </math:mover>
            <math:mo math:stretchy="false">−</math:mo>
            <math:mover math:accent="true">
              <math:mi>G</math:mi>
              <math:mo math:stretchy="false">→</math:mo>
            </math:mover>
          </math:mrow>
          <math:mo math:stretchy="false">∣</math:mo>
        </math:mrow>
        <math:mn>2</math:mn>
      </math:msup>
    </math:mrow>
    <math:annotation math:encoding="StarMath 5.0">E_{vec k - vec G} = hbar^2 over {2 m} lline vec k - vec G rline ^2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E</math:mi>
          <math:mrow>
            <math:mover math:accent="true">
              <math:mi>k</math:mi>
              <math:mo math:stretchy="false">→</math:mo>
            </math:mover>
            <math:mo math:stretchy="false">−</math:mo>
            <math:mover math:accent="true">
              <math:mi>G</math:mi>
              <math:mo math:stretchy="false">→</math:mo>
            </math:mover>
          </math:mrow>
        </math:msub>
        <math:mo math:stretchy="false">=</math:mo>
        <math:mfrac>
          <math:msup>
            <math:mo math:stretchy="false">ℏ</math:mo>
            <math:mn>2</math:mn>
          </math:msup>
          <math:mrow>
            <math:mn>2</math:mn>
            <math:mi>m</math:mi>
          </math:mrow>
        </math:mfrac>
      </math:mrow>
      <math:mrow>
        <math:mrow>
          <math:msup>
            <math:mrow>
              <math:mo math:stretchy="false">∣</math:mo>
              <math:mrow>
                <math:mover math:accent="true">
                  <math:mi>k</math:mi>
                  <math:mo math:stretchy="false">→</math:mo>
                </math:mover>
                <math:mo math:stretchy="false">−</math:mo>
                <math:mover math:accent="true">
                  <math:mi>G</math:mi>
                  <math:mo math:stretchy="false">→</math:mo>
                </math:mover>
              </math:mrow>
              <math:mo math:stretchy="false">∣</math:mo>
            </math:mrow>
            <math:mn>2</math:mn>
          </math:msup>
          <math:mo math:stretchy="false">+</math:mo>
          <math:msub>
            <math:mi>V</math:mi>
            <math:mn>0</math:mn>
          </math:msub>
        </math:mrow>
        <math:mo math:stretchy="false">+</math:mo>
        <math:mfrac>
          <math:mrow>
            <math:munder>
              <math:mo math:stretchy="false">∑</math:mo>
              <math:mrow>
                <math:mover math:accent="true">
                  <math:mi>G</math:mi>
                  <math:mo math:stretchy="false">→</math:mo>
                </math:mover>
                <math:mi>'</math:mi>
                <math:mrow>
                  <math:mi>'</math:mi>
                  <math:mo math:stretchy="false">≠</math:mo>
                  <math:mn>0</math:mn>
                </math:mrow>
              </math:mrow>
            </math:munder>
            <math:msup>
              <math:mrow>
                <math:mo math:stretchy="false">∣</math:mo>
                <math:msub>
                  <math:mi>V</math:mi>
                  <math:mrow>
                    <math:mover math:accent="true">
                      <math:mi>G</math:mi>
                      <math:mo math:stretchy="false">→</math:mo>
                    </math:mover>
                    <math:mi>'</math:mi>
                    <math:mi>'</math:mi>
                  </math:mrow>
                </math:msub>
                <math:mo math:stretchy="false">∣</math:mo>
              </math:mrow>
              <math:mn>2</math:mn>
            </math:msup>
          </math:mrow>
          <math:mrow>
            <math:mfrac>
              <math:msup>
                <math:mo math:stretchy="false">ℏ</math:mo>
                <math:mn>2</math:mn>
              </math:msup>
              <math:mrow>
                <math:mn>2</math:mn>
                <math:mi>m</math:mi>
              </math:mrow>
            </math:mfrac>
            <math:mrow>
              <math:msup>
                <math:mrow>
                  <math:mo math:stretchy="false">∣</math:mo>
                  <math:mrow>
                    <math:mover math:accent="true">
                      <math:mi>k</math:mi>
                      <math:mo math:stretchy="false">→</math:mo>
                    </math:mover>
                    <math:mo math:stretchy="false">−</math:mo>
                    <math:mover math:accent="true">
                      <math:mi>G</math:mi>
                      <math:mo math:stretchy="false">→</math:mo>
                    </math:mover>
                  </math:mrow>
                  <math:mo math:stretchy="false">∣</math:mo>
                </math:mrow>
                <math:mn>2</math:mn>
              </math:msup>
              <math:mo math:stretchy="false">−</math:mo>
              <math:mfrac>
                <math:msup>
                  <math:mo math:stretchy="false">ℏ</math:mo>
                  <math:mn>2</math:mn>
                </math:msup>
                <math:mrow>
                  <math:mn>2</math:mn>
                  <math:mi>m</math:mi>
                </math:mrow>
              </math:mfrac>
            </math:mrow>
            <math:msup>
              <math:mrow>
                <math:mo math:stretchy="false">∣</math:mo>
                <math:mrow>
                  <math:mrow>
                    <math:mrow>
                      <math:mover math:accent="true">
                        <math:mi>k</math:mi>
                        <math:mo math:stretchy="false">→</math:mo>
                      </math:mover>
                      <math:mo math:stretchy="false">−</math:mo>
                      <math:mover math:accent="true">
                        <math:mi>G</math:mi>
                        <math:mo math:stretchy="false">→</math:mo>
                      </math:mover>
                    </math:mrow>
                    <math:mo math:stretchy="false">−</math:mo>
                    <math:mover math:accent="true">
                      <math:mi>G</math:mi>
                      <math:mo math:stretchy="false">→</math:mo>
                    </math:mover>
                  </math:mrow>
                  <math:mi>'</math:mi>
                  <math:mi>'</math:mi>
                </math:mrow>
                <math:mo math:stretchy="false">∣</math:mo>
              </math:mrow>
              <math:mn>2</math:mn>
            </math:msup>
          </math:mrow>
        </math:mfrac>
      </math:mrow>
    </math:mrow>
    <math:annotation math:encoding="StarMath 5.0">E_{vec k - vec G} = hbar^2 over {2 m} lline vec k - vec G rline ^2 + V_0 + sum from { vec G'' &lt;&gt; 0} { lline V_{vec G''} rline ^2 } over { hbar^2 over {2 m} lline vec k - vec G rline ^2- hbar^2 over {2 m} lline vec k - vec G - vec G'' rline ^2 } 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E</math:mi>
              <math:mrow>
                <math:mtext/>
                <math:mo math:stretchy="false">±</math:mo>
                <math:mtext/>
              </math:mrow>
            </math:msub>
            <math:mo math:stretchy="false">=</math:mo>
            <math:mfrac>
              <math:msup>
                <math:mo math:stretchy="false">ℏ</math:mo>
                <math:mn>2</math:mn>
              </math:msup>
              <math:mrow>
                <math:mn>2</math:mn>
                <math:mi>m</math:mi>
              </math:mrow>
            </math:mfrac>
          </math:mrow>
          <math:mrow>
            <math:msup>
              <math:mrow>
                <math:mo math:stretchy="false">∣</math:mo>
                <math:mrow>
                  <math:mover math:accent="true">
                    <math:mi>k</math:mi>
                    <math:mo math:stretchy="false">→</math:mo>
                  </math:mover>
                  <math:mo math:stretchy="false">−</math:mo>
                  <math:mover math:accent="true">
                    <math:mi>G</math:mi>
                    <math:mo math:stretchy="false">→</math:mo>
                  </math:mover>
                </math:mrow>
                <math:mo math:stretchy="false">∣</math:mo>
              </math:mrow>
              <math:mn>2</math:mn>
            </math:msup>
            <math:mo math:stretchy="false">±</math:mo>
            <math:mrow>
              <math:mo math:stretchy="false">∣</math:mo>
              <math:mrow>
                <math:msub>
                  <math:mi>V</math:mi>
                  <math:mover math:accent="true">
                    <math:mi>G</math:mi>
                    <math:mo math:stretchy="false">→</math:mo>
                  </math:mover>
                </math:msub>
                <math:mi>'</math:mi>
              </math:mrow>
              <math:mo math:stretchy="false">∣</math:mo>
            </math:mrow>
          </math:mrow>
        </math:mrow>
      </math:mtr>
      <math:mtr>
        <math:mrow>
          <math:mtext>(1 pla bisector, </math:mtext>
          <math:mrow>
            <math:msub>
              <math:mi>V</math:mi>
              <math:mn>0</math:mn>
            </math:msub>
            <math:mo math:stretchy="false">=</math:mo>
            <math:mn>0</math:mn>
          </math:mrow>
          <math:mtext>)</math:mtext>
        </math:mrow>
      </math:mtr>
    </math:mtable>
    <math:annotation math:encoding="StarMath 5.0">E_{""+-""} = hbar^2 over {2 m} lline vec k - vec G rline ^2 +- lline V_vec G' rline newline "(1 pla bisector, " V_0=0 ")"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over math:accent="true">
            <math:mi>k</math:mi>
            <math:mo math:stretchy="false">→</math:mo>
          </math:mover>
          <math:mo math:stretchy="false">)</math:mo>
        </math:mrow>
        <math:mo math:stretchy="false">=</math:mo>
        <math:mrow>
          <math:mrow>
            <math:msub>
              <math:mi>E</math:mi>
              <math:mn>0</math:mn>
            </math:msub>
            <math:mo math:stretchy="false">−</math:mo>
            <math:mo math:stretchy="false">α</math:mo>
          </math:mrow>
          <math:mo math:stretchy="false">−</math:mo>
          <math:mo math:stretchy="false">γ</math:mo>
        </math:mrow>
      </math:mrow>
      <math:mrow>
        <math:munder>
          <math:mo math:stretchy="false">∑</math:mo>
          <math:mi>m</math:mi>
        </math:munder>
        <math:msup>
          <math:mi>e</math:mi>
          <math:mrow>
            <math:mi>i</math:mi>
            <math:mrow>
              <math:mover math:accent="true">
                <math:mi>l</math:mi>
                <math:mo math:stretchy="false">→</math:mo>
              </math:mover>
              <math:mo math:stretchy="false">⋅</math:mo>
              <math:mover math:accent="true">
                <math:msub>
                  <math:mo math:stretchy="false">ρ</math:mo>
                  <math:mi>m</math:mi>
                </math:msub>
                <math:mo math:stretchy="false">→</math:mo>
              </math:mover>
            </math:mrow>
          </math:mrow>
        </math:msup>
      </math:mrow>
    </math:mrow>
    <math:annotation math:encoding="StarMath 5.0">E ( vec k ) = E_0 - %alpha - %gamma sum from m e^{i vec l cdot vec %rho_m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frac>
            <math:mrow>
              <math:mo math:stretchy="false">−</math:mo>
              <math:msup>
                <math:mo math:stretchy="false">ℏ</math:mo>
                <math:mn>2</math:mn>
              </math:msup>
            </math:mrow>
            <math:mn>2m</math:mn>
          </math:mfrac>
          <math:mrow>
            <math:msup>
              <math:mo math:stretchy="false">∇</math:mo>
              <math:mn>2</math:mn>
            </math:msup>
            <math:mo math:stretchy="false">+</math:mo>
            <math:mi>V</math:mi>
          </math:mrow>
          <math:mrow>
            <math:mo math:stretchy="false">(</math:mo>
            <math:mover math:accent="true">
              <math:mi>r</math:mi>
              <math:mo math:stretchy="false">→</math:mo>
            </math:mover>
            <math:mo math:stretchy="false">)</math:mo>
          </math:mrow>
        </math:mrow>
      </math:mfenced>
      <math:msub>
        <math:mo math:stretchy="false">φ</math:mo>
        <math:mrow>
          <math:mi>n</math:mi>
          <math:mover math:accent="true">
            <math:mi>k</math:mi>
            <math:mo math:stretchy="false">→</math:mo>
          </math:mover>
        </math:mrow>
      </math:msub>
      <math:mrow>
        <math:mrow>
          <math:mo math:stretchy="false">(</math:mo>
          <math:mover math:accent="true">
            <math:mi>r</math:mi>
            <math:mo math:stretchy="false">→</math:mo>
          </math:mover>
          <math:mo math:stretchy="false">)</math:mo>
        </math:mrow>
        <math:mo math:stretchy="false">=</math:mo>
        <math:msub>
          <math:mi>E</math:mi>
          <math:mi>n</math:mi>
        </math:msub>
      </math:mrow>
      <math:mrow>
        <math:mo math:stretchy="false">(</math:mo>
        <math:mover math:accent="true">
          <math:mi>k</math:mi>
          <math:mo math:stretchy="false">→</math:mo>
        </math:mover>
        <math:mo math:stretchy="false">)</math:mo>
      </math:mrow>
      <math:msub>
        <math:mo math:stretchy="false">φ</math:mo>
        <math:mrow>
          <math:mi>n</math:mi>
          <math:mover math:accent="true">
            <math:mi>k</math:mi>
            <math:mo math:stretchy="false">→</math:mo>
          </math:mover>
        </math:mrow>
      </math:msub>
      <math:mrow>
        <math:mo math:stretchy="false">(</math:mo>
        <math:mi>r</math:mi>
        <math:mo math:stretchy="false">)</math:mo>
      </math:mrow>
      <math:mi/>
      <math:mo math:stretchy="false">⇒</math:mo>
      <math:mi/>
      <math:msub>
        <math:mo math:stretchy="false">φ</math:mo>
        <math:mi>n</math:mi>
      </math:msub>
      <math:mrow>
        <math:mrow>
          <math:mo math:stretchy="false">(</math:mo>
          <math:mrow>
            <math:mover math:accent="true">
              <math:mi>r</math:mi>
              <math:mo math:stretchy="false">→</math:mo>
            </math:mover>
            <math:mi>,</math:mi>
            <math:mi>t</math:mi>
          </math:mrow>
          <math:mo math:stretchy="false">)</math:mo>
        </math:mrow>
        <math:mo math:stretchy="false">=</math:mo>
        <math:mrow>
          <math:munder>
            <math:mo math:stretchy="false">∑</math:mo>
            <math:mover math:accent="true">
              <math:mi>k</math:mi>
              <math:mo math:stretchy="false">→</math:mo>
            </math:mover>
          </math:munder>
          <math:mi>g</math:mi>
        </math:mrow>
      </math:mrow>
      <math:mrow>
        <math:mo math:stretchy="false">(</math:mo>
        <math:mover math:accent="true">
          <math:mi>k</math:mi>
          <math:mo math:stretchy="false">→</math:mo>
        </math:mover>
        <math:mo math:stretchy="false">)</math:mo>
      </math:mrow>
      <math:msub>
        <math:mo math:stretchy="false">φ</math:mo>
        <math:mrow>
          <math:mi>n</math:mi>
          <math:mover math:accent="true">
            <math:mi>k</math:mi>
            <math:mo math:stretchy="false">→</math:mo>
          </math:mover>
        </math:mrow>
      </math:msub>
      <math:mrow>
        <math:mo math:stretchy="false">(</math:mo>
        <math:mi>r</math:mi>
        <math:mo math:stretchy="false">)</math:mo>
      </math:mrow>
      <math:msup>
        <math:mi>e</math:mi>
        <math:mrow>
          <math:mrow>
            <math:mo math:stretchy="false">−</math:mo>
            <math:mi>i</math:mi>
          </math:mrow>
          <math:msub>
            <math:mi>E</math:mi>
            <math:mi>n</math:mi>
          </math:msub>
          <math:mrow>
            <math:mo math:stretchy="false">(</math:mo>
            <math:mover math:accent="true">
              <math:mi>k</math:mi>
              <math:mo math:stretchy="false">→</math:mo>
            </math:mover>
            <math:mo math:stretchy="false">)</math:mo>
          </math:mrow>
          <math:mfrac>
            <math:mi>t</math:mi>
            <math:mo math:stretchy="false">ℏ</math:mo>
          </math:mfrac>
        </math:mrow>
      </math:msup>
    </math:mrow>
    <math:annotation math:encoding="StarMath 5.0">left [ - hbar^2 over 2m nabla^2 + V(vec r) right ] %phi_{n vec k} (vec r) = E_n (vec k) %phi_{n vec k} (r)~~ drarrow ~~%phi_n ( vec r, t) = sum from {vec k} g(vec k) %phi_{n vec k} (r) e^{-i E_n (vec k) t over hbar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v</math:mi>
          <math:mi>n</math:mi>
        </math:msub>
        <math:mo math:stretchy="false">→</math:mo>
      </math:mover>
      <math:mrow>
        <math:mrow>
          <math:mo math:stretchy="false">(</math:mo>
          <math:mover math:accent="true">
            <math:mi>k</math:mi>
            <math:mo math:stretchy="false">→</math:mo>
          </math:mover>
          <math:mo math:stretchy="false">)</math:mo>
        </math:mrow>
        <math:mo math:stretchy="false">=</math:mo>
        <math:msub>
          <math:mrow>
            <math:mrow>
              <math:mfrac>
                <math:mn>1</math:mn>
                <math:mo math:stretchy="false">ℏ</math:mo>
              </math:mfrac>
              <math:mover math:accent="true">
                <math:msub>
                  <math:mo math:stretchy="false">∇</math:mo>
                  <math:mover math:accent="true">
                    <math:mi>k</math:mi>
                    <math:mo math:stretchy="false">→</math:mo>
                  </math:mover>
                </math:msub>
                <math:mo math:stretchy="false">→</math:mo>
              </math:mover>
              <math:msub>
                <math:mi>E</math:mi>
                <math:mi>n</math:mi>
              </math:msub>
              <math:mrow>
                <math:mo math:stretchy="false">(</math:mo>
                <math:mover math:accent="true">
                  <math:mi>k</math:mi>
                  <math:mo math:stretchy="false">→</math:mo>
                </math:mover>
                <math:mo math:stretchy="false">)</math:mo>
              </math:mrow>
            </math:mrow>
            <math:mo math:stretchy="true">∣</math:mo>
          </math:mrow>
          <math:mrow>
            <math:mover math:accent="true">
              <math:mi>k</math:mi>
              <math:mo math:stretchy="false">→</math:mo>
            </math:mover>
            <math:mo math:stretchy="false">=</math:mo>
            <math:mover math:accent="true">
              <math:msub>
                <math:mi>k</math:mi>
                <math:mn>0</math:mn>
              </math:msub>
              <math:mo math:stretchy="false">→</math:mo>
            </math:mover>
          </math:mrow>
        </math:msub>
      </math:mrow>
    </math:mrow>
    <math:annotation math:encoding="StarMath 5.0">vec v_n (vec k) = left none 1 over hbar vec nabla_{vec k} E_n (vec k) right rline_{vec k=vec k_0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F</math:mi>
          <math:mo math:stretchy="false">→</math:mo>
        </math:mover>
        <math:mo math:stretchy="false">=</math:mo>
        <math:mo math:stretchy="false">ℏ</math:mo>
      </math:mrow>
      <math:mfrac>
        <math:mrow>
          <math:mi>d</math:mi>
          <math:mover math:accent="true">
            <math:mi>k</math:mi>
            <math:mo math:stretchy="false">→</math:mo>
          </math:mover>
        </math:mrow>
        <math:mrow>
          <math:mi>d</math:mi>
          <math:mi>t</math:mi>
        </math:mrow>
      </math:mfrac>
    </math:mrow>
    <math:annotation math:encoding="StarMath 5.0"> vec F = hbar {d vec k} over {d t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F</math:mi>
          <math:mo math:stretchy="false">→</math:mo>
        </math:mover>
        <math:mo math:stretchy="false">=</math:mo>
        <math:mrow>
          <math:mo math:stretchy="false">−</math:mo>
          <math:mi>e</math:mi>
        </math:mrow>
      </math:mrow>
      <math:mfenced math:open="[" math:close="]">
        <math:mrow>
          <math:mover math:accent="true">
            <math:mo math:stretchy="false">ε</math:mo>
            <math:mo math:stretchy="false">→</math:mo>
          </math:mover>
          <math:mo math:stretchy="false">+</math:mo>
          <math:mrow>
            <math:mover math:accent="true">
              <math:mi>v</math:mi>
              <math:mo math:stretchy="false">→</math:mo>
            </math:mover>
            <math:mo math:stretchy="false">×</math:mo>
            <math:mover math:accent="true">
              <math:mi>B</math:mi>
              <math:mo math:stretchy="false">→</math:mo>
            </math:mover>
          </math:mrow>
        </math:mrow>
      </math:mfenced>
      <math:mo math:stretchy="false">⇒</math:mo>
      <math:mi>f</math:mi>
      <math:mrow>
        <math:mrow>
          <math:mo math:stretchy="false">(</math:mo>
          <math:mover math:accent="true">
            <math:mi>k</math:mi>
            <math:mo math:stretchy="false">→</math:mo>
          </math:mover>
          <math:mo math:stretchy="false">)</math:mo>
        </math:mrow>
        <math:mo math:stretchy="false">=</math:mo>
        <math:msub>
          <math:mi>f</math:mi>
          <math:mn>0</math:mn>
        </math:msub>
      </math:mrow>
      <math:mrow>
        <math:mrow>
          <math:mo math:stretchy="false">(</math:mo>
          <math:mover math:accent="true">
            <math:mi>k</math:mi>
            <math:mo math:stretchy="false">→</math:mo>
          </math:mover>
          <math:mo math:stretchy="false">)</math:mo>
        </math:mrow>
        <math:mo math:stretchy="false">+</math:mo>
        <math:mfrac>
          <math:mrow>
            <math:mi>e</math:mi>
            <math:mo math:stretchy="false">τ</math:mo>
          </math:mrow>
          <math:mrow>
            <math:mrow>
              <math:mn>1</math:mn>
              <math:mo math:stretchy="false">+</math:mo>
              <math:msubsup>
                <math:mo math:stretchy="false">ω</math:mo>
                <math:mi>c</math:mi>
                <math:mn>2</math:mn>
              </math:msubsup>
            </math:mrow>
            <math:msup>
              <math:mo math:stretchy="false">τ</math:mo>
              <math:mn>2</math:mn>
            </math:msup>
          </math:mrow>
        </math:mfrac>
      </math:mrow>
      <math:mfrac>
        <math:mrow>
          <math:mo math:stretchy="false">∂</math:mo>
          <math:msub>
            <math:mi>f</math:mi>
            <math:mn>0</math:mn>
          </math:msub>
        </math:mrow>
        <math:mrow>
          <math:mo math:stretchy="false">∂</math:mo>
          <math:mi>E</math:mi>
        </math:mrow>
      </math:mfrac>
      <math:mrow>
        <math:mover math:accent="true">
          <math:mi>v</math:mi>
          <math:mo math:stretchy="false">→</math:mo>
        </math:mover>
        <math:mo math:stretchy="false">⋅</math:mo>
        <math:mfenced math:open="[" math:close="]">
          <math:mrow>
            <math:mrow>
              <math:mover math:accent="true">
                <math:mo math:stretchy="false">ε</math:mo>
                <math:mo math:stretchy="false">→</math:mo>
              </math:mover>
              <math:mo math:stretchy="false">−</math:mo>
              <math:mfrac>
                <math:mrow>
                  <math:mi>e</math:mi>
                  <math:mo math:stretchy="false">τ</math:mo>
                </math:mrow>
                <math:msup>
                  <math:mi>m</math:mi>
                  <math:mtext>*</math:mtext>
                </math:msup>
              </math:mfrac>
            </math:mrow>
            <math:mrow>
              <math:mo math:stretchy="false">(</math:mo>
              <math:mrow>
                <math:mover math:accent="true">
                  <math:mo math:stretchy="false">ε</math:mo>
                  <math:mo math:stretchy="false">→</math:mo>
                </math:mover>
                <math:mo math:stretchy="false">×</math:mo>
                <math:mover math:accent="true">
                  <math:mi>B</math:mi>
                  <math:mo math:stretchy="false">→</math:mo>
                </math:mover>
              </math:mrow>
              <math:mo math:stretchy="false">)</math:mo>
            </math:mrow>
          </math:mrow>
        </math:mfenced>
      </math:mrow>
    </math:mrow>
    <math:annotation math:encoding="StarMath 5.0">vec F = - e left [ vec %epsilon + vec v times vec B right ] drarrow f(vec k) = f_0 (vec k) + {e %tau} over {1 + %omega_c^2 %tau^2} {partial f_0} over { partial E} vec v cdot left [ vec %epsilon - {e %tau} over {m^"*"} ( vec %epsilon times vec B ) right ]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F</math:mi>
          <math:mo math:stretchy="false">→</math:mo>
        </math:mover>
        <math:mo math:stretchy="false">=</math:mo>
        <math:mrow>
          <math:mo math:stretchy="false">−</math:mo>
          <math:mi>e</math:mi>
        </math:mrow>
      </math:mrow>
      <math:mfenced math:open="[" math:close="]">
        <math:mrow>
          <math:mover math:accent="true">
            <math:mo math:stretchy="false">ε</math:mo>
            <math:mo math:stretchy="false">→</math:mo>
          </math:mover>
          <math:mo math:stretchy="false">+</math:mo>
          <math:mrow>
            <math:mover math:accent="true">
              <math:mi>v</math:mi>
              <math:mo math:stretchy="false">→</math:mo>
            </math:mover>
            <math:mo math:stretchy="false">×</math:mo>
            <math:mover math:accent="true">
              <math:mi>B</math:mi>
              <math:mo math:stretchy="false">→</math:mo>
            </math:mover>
          </math:mrow>
        </math:mrow>
      </math:mfenced>
    </math:mrow>
    <math:annotation math:encoding="StarMath 5.0">vec F = - e left [ vec %epsilon + vec v times vec B right ]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b</math:mi>
            <math:mn>1</math:mn>
          </math:msub>
          <math:mo math:stretchy="false">→</math:mo>
        </math:mover>
        <math:mo math:stretchy="false">=</math:mo>
        <math:mfrac>
          <math:mrow>
            <math:mn>2</math:mn>
            <math:mo math:stretchy="false">π</math:mo>
          </math:mrow>
          <math:mi>a</math:mi>
        </math:mfrac>
      </math:mrow>
      <math:mover math:accent="true">
        <math:mi>i</math:mi>
        <math:mo math:stretchy="false">ˆ</math:mo>
      </math:mover>
      <math:mi>;</math:mi>
      <math:mrow>
        <math:mover math:accent="true">
          <math:msub>
            <math:mi>b</math:mi>
            <math:mn>2</math:mn>
          </math:msub>
          <math:mo math:stretchy="false">→</math:mo>
        </math:mover>
        <math:mo math:stretchy="false">=</math:mo>
        <math:mfrac>
          <math:mrow>
            <math:mn>2</math:mn>
            <math:mo math:stretchy="false">π</math:mo>
          </math:mrow>
          <math:mi>a</math:mi>
        </math:mfrac>
      </math:mrow>
      <math:mover math:accent="true">
        <math:mi>j</math:mi>
        <math:mo math:stretchy="false">ˆ</math:mo>
      </math:mover>
      <math:mi>;</math:mi>
      <math:mrow>
        <math:mover math:accent="true">
          <math:msub>
            <math:mi>b</math:mi>
            <math:mn>3</math:mn>
          </math:msub>
          <math:mo math:stretchy="false">→</math:mo>
        </math:mover>
        <math:mo math:stretchy="false">=</math:mo>
        <math:mfrac>
          <math:mrow>
            <math:mn>2</math:mn>
            <math:mo math:stretchy="false">π</math:mo>
          </math:mrow>
          <math:mi>a</math:mi>
        </math:mfrac>
      </math:mrow>
      <math:mover math:accent="true">
        <math:mi>k</math:mi>
        <math:mo math:stretchy="false">ˆ</math:mo>
      </math:mover>
    </math:mrow>
    <math:annotation math:encoding="StarMath 5.0">vec b_1 = {2 %pi } over a hat i ; vec b_2 = {2 %pi } over a hat j ;
vec b_3 = {2 %pi } over a hat k 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=</math:mo>
      <math:mrow>
        <math:munder>
          <math:mo math:stretchy="false">∑</math:mo>
          <math:mi>s</math:mi>
        </math:munder>
        <math:mrow>
          <math:mfrac>
            <math:mi>C</math:mi>
            <math:mn>2</math:mn>
          </math:mfrac>
          <math:msup>
            <math:mfenced math:open="" math:close="">
              <math:mrow>
                <math:msub>
                  <math:mi>u</math:mi>
                  <math:mrow>
                    <math:mi>s</math:mi>
                    <math:mo math:stretchy="false">+</math:mo>
                    <math:mn>1</math:mn>
                  </math:mrow>
                </math:msub>
                <math:mo math:stretchy="false">−</math:mo>
                <math:msub>
                  <math:mi>u</math:mi>
                  <math:mi>s</math:mi>
                </math:msub>
              </math:mrow>
            </math:mfenced>
            <math:mn>2</math:mn>
          </math:msup>
        </math:mrow>
      </math:mrow>
    </math:mrow>
    <math:annotation math:encoding="StarMath 5.0">V = sum from s {C over 2 left ( u_{s+1} - u_s right )^2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fenced math:open="" math:close="">
            <math:mfrac>
              <math:mn>1</math:mn>
              <math:msup>
                <math:mi>m</math:mi>
                <math:mtext>*</math:mtext>
              </math:msup>
            </math:mfrac>
          </math:mfenced>
          <math:mi math:fontstyle="italic">ij</math:mi>
        </math:msub>
        <math:mo math:stretchy="false">=</math:mo>
        <math:mfrac>
          <math:mn>1</math:mn>
          <math:msup>
            <math:mo math:stretchy="false">ℏ</math:mo>
            <math:mn>2</math:mn>
          </math:msup>
        </math:mfrac>
      </math:mrow>
      <math:mfrac>
        <math:mrow>
          <math:msup>
            <math:mo math:stretchy="false">∂</math:mo>
            <math:mn>2</math:mn>
          </math:msup>
          <math:mi>E</math:mi>
        </math:mrow>
        <math:mrow>
          <math:mo math:stretchy="false">∂</math:mo>
          <math:msub>
            <math:mi>k</math:mi>
            <math:mi>i</math:mi>
          </math:msub>
          <math:mo math:stretchy="false">∂</math:mo>
          <math:msub>
            <math:mi>k</math:mi>
            <math:mi>j</math:mi>
          </math:msub>
        </math:mrow>
      </math:mfrac>
    </math:mrow>
    <math:annotation math:encoding="StarMath 5.0">left ( 1 over m^"*" right )_ij = 1 over hbar^2 {partial ^2 E} over { partial k_i partial k_j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a</math:mi>
          <math:mi>i</math:mi>
        </math:msub>
        <math:mo math:stretchy="false">=</math:mo>
        <math:msub>
          <math:mfenced math:open="" math:close="">
            <math:mfrac>
              <math:mn>1</math:mn>
              <math:msup>
                <math:mi>m</math:mi>
                <math:mtext>*</math:mtext>
              </math:msup>
            </math:mfrac>
          </math:mfenced>
          <math:mi math:fontstyle="italic">ij</math:mi>
        </math:msub>
      </math:mrow>
      <math:msub>
        <math:mi>F</math:mi>
        <math:mi>j</math:mi>
      </math:msub>
    </math:mrow>
    <math:annotation math:encoding="StarMath 5.0">a_i = left ( 1 over m^"*" right )_ij F_j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i>f</math:mi>
          </math:mrow>
          <math:mrow>
            <math:mo math:stretchy="false">∂</math:mo>
            <math:mi>t</math:mi>
          </math:mrow>
        </math:mfrac>
        <math:mo math:stretchy="false">+</math:mo>
        <math:mrow>
          <math:mover math:accent="true">
            <math:mi>v</math:mi>
            <math:mo math:stretchy="false">→</math:mo>
          </math:mover>
          <math:mo math:stretchy="false">⋅</math:mo>
          <math:mover math:accent="true">
            <math:msub>
              <math:mo math:stretchy="false">∇</math:mo>
              <math:mover math:accent="true">
                <math:mi>r</math:mi>
                <math:mo math:stretchy="false">→</math:mo>
              </math:mover>
            </math:msub>
            <math:mo math:stretchy="false">→</math:mo>
          </math:mover>
        </math:mrow>
      </math:mrow>
      <math:mrow>
        <math:mi>f</math:mi>
        <math:mo math:stretchy="false">+</math:mo>
        <math:mrow>
          <math:mfrac>
            <math:mover math:accent="true">
              <math:mi>F</math:mi>
              <math:mo math:stretchy="false">→</math:mo>
            </math:mover>
            <math:mo math:stretchy="false">ℏ</math:mo>
          </math:mfrac>
          <math:mo math:stretchy="false">⋅</math:mo>
          <math:mover math:accent="true">
            <math:msub>
              <math:mo math:stretchy="false">∇</math:mo>
              <math:mover math:accent="true">
                <math:mi>k</math:mi>
                <math:mo math:stretchy="false">→</math:mo>
              </math:mover>
            </math:msub>
            <math:mo math:stretchy="false">→</math:mo>
          </math:mover>
        </math:mrow>
      </math:mrow>
      <math:mrow>
        <math:mi>f</math:mi>
        <math:mo math:stretchy="false">=</math:mo>
        <math:msub>
          <math:mfenced math:open="" math:close="">
            <math:mfrac>
              <math:mrow>
                <math:mo math:stretchy="false">∂</math:mo>
                <math:mi>f</math:mi>
              </math:mrow>
              <math:mrow>
                <math:mo math:stretchy="false">∂</math:mo>
                <math:mi>t</math:mi>
              </math:mrow>
            </math:mfrac>
          </math:mfenced>
          <math:mi math:fontstyle="italic">col</math:mi>
        </math:msub>
      </math:mrow>
    </math:mrow>
    <math:annotation math:encoding="StarMath 5.0">{ partial f} over {partial t} + vec v cdot vec nabla_{vec r} f + vec F over hbar cdot vec nabla_{vec k} f =left ( {partial f} over { partial t} right )_col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≈</math:mo>
        <math:mtext/>
      </math:mrow>
      <math:mo math:stretchy="false">⇒</math:mo>
      <math:mtext/>
      <math:mrow>
        <math:mi>f</math:mi>
        <math:mo math:stretchy="false">=</math:mo>
        <math:mrow>
          <math:msub>
            <math:mi>f</math:mi>
            <math:mn>0</math:mn>
          </math:msub>
          <math:mo math:stretchy="false">−</math:mo>
          <math:mo math:stretchy="false">τ</math:mo>
        </math:mrow>
      </math:mrow>
      <math:mrow>
        <math:mover math:accent="true">
          <math:mi>v</math:mi>
          <math:mo math:stretchy="false">→</math:mo>
        </math:mover>
        <math:mo math:stretchy="false">⋅</math:mo>
        <math:mover math:accent="true">
          <math:msub>
            <math:mo math:stretchy="false">∇</math:mo>
            <math:mover math:accent="true">
              <math:mi>r</math:mi>
              <math:mo math:stretchy="false">→</math:mo>
            </math:mover>
          </math:msub>
          <math:mo math:stretchy="false">→</math:mo>
        </math:mover>
      </math:mrow>
      <math:mrow>
        <math:mi>f</math:mi>
        <math:mo math:stretchy="false">−</math:mo>
        <math:mo math:stretchy="false">τ</math:mo>
      </math:mrow>
      <math:mrow>
        <math:mfrac>
          <math:mover math:accent="true">
            <math:mi>F</math:mi>
            <math:mo math:stretchy="false">→</math:mo>
          </math:mover>
          <math:mo math:stretchy="false">ℏ</math:mo>
        </math:mfrac>
        <math:mo math:stretchy="false">⋅</math:mo>
        <math:mover math:accent="true">
          <math:msub>
            <math:mo math:stretchy="false">∇</math:mo>
            <math:mover math:accent="true">
              <math:mi>k</math:mi>
              <math:mo math:stretchy="false">→</math:mo>
            </math:mover>
          </math:msub>
          <math:mo math:stretchy="false">→</math:mo>
        </math:mover>
      </math:mrow>
      <math:mi>f</math:mi>
    </math:mrow>
    <math:annotation math:encoding="StarMath 5.0">""approx "" drarrow "" f = f_0 - %tau vec v cdot vec nabla_{vec r} f - %tau vec F over hbar cdot vec nabla_{vec k} f 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over math:accent="true">
            <math:mi>k</math:mi>
            <math:mo math:stretchy="false">→</math:mo>
          </math:mover>
          <math:mo math:stretchy="false">)</math:mo>
        </math:mrow>
        <math:mo math:stretchy="false">≈</math:mo>
        <math:msub>
          <math:mi>f</math:mi>
          <math:mn>0</math:mn>
        </math:msub>
      </math:mrow>
      <math:mrow>
        <math:mrow>
          <math:mo math:stretchy="false">(</math:mo>
          <math:mover math:accent="true">
            <math:mi>k</math:mi>
            <math:mo math:stretchy="false">→</math:mo>
          </math:mover>
          <math:mo math:stretchy="false">)</math:mo>
        </math:mrow>
        <math:mo math:stretchy="false">−</math:mo>
        <math:mo math:stretchy="false">τ</math:mo>
      </math:mrow>
      <math:mrow>
        <math:mo math:stretchy="false">(</math:mo>
        <math:mover math:accent="true">
          <math:mi>k</math:mi>
          <math:mo math:stretchy="false">→</math:mo>
        </math:mover>
        <math:mo math:stretchy="false">)</math:mo>
      </math:mrow>
      <math:mrow>
        <math:mfrac>
          <math:mover math:accent="true">
            <math:mi>F</math:mi>
            <math:mo math:stretchy="false">→</math:mo>
          </math:mover>
          <math:mo math:stretchy="false">ℏ</math:mo>
        </math:mfrac>
        <math:mo math:stretchy="false">⋅</math:mo>
        <math:mover math:accent="true">
          <math:msub>
            <math:mo math:stretchy="false">∇</math:mo>
            <math:mover math:accent="true">
              <math:mi>k</math:mi>
              <math:mo math:stretchy="false">→</math:mo>
            </math:mover>
          </math:msub>
          <math:mo math:stretchy="false">→</math:mo>
        </math:mover>
      </math:mrow>
      <math:msub>
        <math:mi>f</math:mi>
        <math:mn>0</math:mn>
      </math:msub>
      <math:mrow>
        <math:mo math:stretchy="false">(</math:mo>
        <math:mover math:accent="true">
          <math:mi>k</math:mi>
          <math:mo math:stretchy="false">→</math:mo>
        </math:mover>
        <math:mo math:stretchy="false">)</math:mo>
      </math:mrow>
    </math:mrow>
    <math:annotation math:encoding="StarMath 5.0">f (vec k) approx f_0 (vec k) - %tau (vec k) vec F over hbar cdot vec nabla_{vec k} f_0 ( vec k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J</math:mi>
          <math:mo math:stretchy="false">→</math:mo>
        </math:mover>
        <math:mo math:stretchy="false">=</math:mo>
        <math:mrow>
          <math:mo math:stretchy="false">−</math:mo>
          <math:mfrac>
            <math:mi>e</math:mi>
            <math:mi>V</math:mi>
          </math:mfrac>
        </math:mrow>
      </math:mrow>
      <math:mrow>
        <math:munder>
          <math:mo math:stretchy="false">∑</math:mo>
          <math:mover math:accent="true">
            <math:mi>k</math:mi>
            <math:mo math:stretchy="false">→</math:mo>
          </math:mover>
        </math:munder>
        <math:mi>f</math:mi>
      </math:mrow>
      <math:mrow>
        <math:mo math:stretchy="false">(</math:mo>
        <math:mover math:accent="true">
          <math:mi>k</math:mi>
          <math:mo math:stretchy="false">→</math:mo>
        </math:mover>
        <math:mo math:stretchy="false">)</math:mo>
      </math:mrow>
      <math:mover math:accent="true">
        <math:mi>v</math:mi>
        <math:mo math:stretchy="false">→</math:mo>
      </math:mover>
      <math:mrow>
        <math:mo math:stretchy="false">(</math:mo>
        <math:mover math:accent="true">
          <math:mi>k</math:mi>
          <math:mo math:stretchy="false">→</math:mo>
        </math:mover>
        <math:mo math:stretchy="false">)</math:mo>
      </math:mrow>
    </math:mrow>
    <math:annotation math:encoding="StarMath 5.0">vec J = -{e over V} sum from {vec k} f( vec k) vec v (vec k)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σ</math:mo>
          <math:mi math:fontstyle="italic">ij</math:mi>
        </math:msub>
        <math:mo math:stretchy="false">=</math:mo>
        <math:mfrac>
          <math:mrow>
            <math:mo math:stretchy="false">−</math:mo>
            <math:msup>
              <math:mi>e</math:mi>
              <math:mn>2</math:mn>
            </math:msup>
          </math:mrow>
          <math:mi>V</math:mi>
        </math:mfrac>
      </math:mrow>
      <math:mrow>
        <math:munder>
          <math:mo math:stretchy="false">∑</math:mo>
          <math:mover math:accent="true">
            <math:mi>k</math:mi>
            <math:mo math:stretchy="false">→</math:mo>
          </math:mover>
        </math:munder>
        <math:mo math:stretchy="false">τ</math:mo>
      </math:mrow>
      <math:mrow>
        <math:mo math:stretchy="false">(</math:mo>
        <math:mover math:accent="true">
          <math:mi>k</math:mi>
          <math:mo math:stretchy="false">→</math:mo>
        </math:mover>
        <math:mo math:stretchy="false">)</math:mo>
      </math:mrow>
      <math:mfrac>
        <math:mrow>
          <math:mo math:stretchy="false">∂</math:mo>
          <math:msub>
            <math:mi>f</math:mi>
            <math:mn>0</math:mn>
          </math:msub>
        </math:mrow>
        <math:mrow>
          <math:mo math:stretchy="false">∂</math:mo>
          <math:mi>E</math:mi>
        </math:mrow>
      </math:mfrac>
      <math:msub>
        <math:mi>v</math:mi>
        <math:mi>i</math:mi>
      </math:msub>
      <math:msub>
        <math:mi>v</math:mi>
        <math:mi>j</math:mi>
      </math:msub>
    </math:mrow>
    <math:annotation math:encoding="StarMath 5.0">%sigma_ij = - e^2 over V sum from {vec k} %tau (vec k) { partial f_0} over {partial E} v_i v_j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J</math:mi>
          <math:mi>x</math:mi>
        </math:msub>
        <math:mo math:stretchy="false">=</math:mo>
        <math:msup>
          <math:mi>e</math:mi>
          <math:mn>2</math:mn>
        </math:msup>
      </math:mrow>
      <math:mfrac>
        <math:mo math:stretchy="false">ε</math:mo>
        <math:mn>3V</math:mn>
      </math:mfrac>
      <math:mo math:stretchy="false">τ</math:mo>
      <math:mrow>
        <math:mo math:stretchy="false">(</math:mo>
        <math:msub>
          <math:mi>k</math:mi>
          <math:mi>F</math:mi>
        </math:msub>
        <math:mo math:stretchy="false">)</math:mo>
      </math:mrow>
      <math:msup>
        <math:mi>v</math:mi>
        <math:mn>2</math:mn>
      </math:msup>
      <math:mrow>
        <math:mo math:stretchy="false">(</math:mo>
        <math:msub>
          <math:mi>k</math:mi>
          <math:mi>F</math:mi>
        </math:msub>
        <math:mo math:stretchy="false">)</math:mo>
      </math:mrow>
      <math:mi>D</math:mi>
      <math:mrow>
        <math:mo math:stretchy="false">(</math:mo>
        <math:msub>
          <math:mi>E</math:mi>
          <math:mi>F</math:mi>
        </math:msub>
        <math:mo math:stretchy="false">)</math:mo>
      </math:mrow>
    </math:mrow>
    <math:annotation math:encoding="StarMath 5.0">J_x = e^2 %epsilon over 3V %tau (k_F) v^2(k_F) D(E_F)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frac>
        <math:mrow>
          <math:msup>
            <math:mi>e</math:mi>
            <math:mn>2</math:mn>
          </math:msup>
          <math:msub>
            <math:mo math:stretchy="false">τ</math:mo>
            <math:mi>F</math:mi>
          </math:msub>
          <math:mi>n</math:mi>
        </math:mrow>
        <math:msup>
          <math:mi>m</math:mi>
          <math:mtext>*</math:mtext>
        </math:msup>
      </math:mfrac>
    </math:mrow>
    <math:annotation math:encoding="StarMath 5.0">%sigma={e^2 %tau_F n} over m^"*"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a</math:mi>
            <math:mn>1</math:mn>
          </math:msub>
          <math:mo math:stretchy="false">→</math:mo>
        </math:mover>
        <math:mo math:stretchy="false">=</math:mo>
        <math:mi>a</math:mi>
      </math:mrow>
      <math:mover math:accent="true">
        <math:mi>i</math:mi>
        <math:mo math:stretchy="false">ˆ</math:mo>
      </math:mover>
      <math:mi>;</math:mi>
      <math:mrow>
        <math:mover math:accent="true">
          <math:msub>
            <math:mi>a</math:mi>
            <math:mn>2</math:mn>
          </math:msub>
          <math:mo math:stretchy="false">→</math:mo>
        </math:mover>
        <math:mo math:stretchy="false">=</math:mo>
        <math:mfrac>
          <math:mi>a</math:mi>
          <math:mn>2</math:mn>
        </math:mfrac>
      </math:mrow>
      <math:mfenced math:open="" math:close="">
        <math:mrow>
          <math:mrow>
            <math:mover math:accent="true">
              <math:mi>i</math:mi>
              <math:mo math:stretchy="false">ˆ</math:mo>
            </math:mover>
            <math:mo math:stretchy="false">+</math:mo>
            <math:msqrt>
              <math:mn>3</math:mn>
            </math:msqrt>
          </math:mrow>
          <math:mover math:accent="true">
            <math:mi>j</math:mi>
            <math:mo math:stretchy="false">ˆ</math:mo>
          </math:mover>
        </math:mrow>
      </math:mfenced>
      <math:mi>;</math:mi>
      <math:mrow>
        <math:mover math:accent="true">
          <math:msub>
            <math:mi>a</math:mi>
            <math:mn>3</math:mn>
          </math:msub>
          <math:mo math:stretchy="false">→</math:mo>
        </math:mover>
        <math:mo math:stretchy="false">=</math:mo>
        <math:mi>c</math:mi>
      </math:mrow>
      <math:mover math:accent="true">
        <math:mi>k</math:mi>
        <math:mo math:stretchy="false">ˆ</math:mo>
      </math:mover>
    </math:mrow>
    <math:annotation math:encoding="StarMath 5.0">vec a_1 = a hat i ; vec a_2 = a over 2 left ( hat i + sqrt {3} hat j right )  ; vec a_3 = c hat k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o math:stretchy="false">τ</math:mo>
      </math:mfrac>
      <math:mo math:stretchy="false">=</math:mo>
      <math:mrow>
        <math:mfrac>
          <math:mn>1</math:mn>
          <math:msub>
            <math:mo math:stretchy="false">τ</math:mo>
            <math:mi math:fontstyle="italic">xarxa</math:mi>
          </math:msub>
        </math:mfrac>
        <math:mo math:stretchy="false">+</math:mo>
        <math:mfrac>
          <math:mn>1</math:mn>
          <math:msub>
            <math:mo math:stretchy="false">τ</math:mo>
            <math:mi math:fontstyle="italic">impureses</math:mi>
          </math:msub>
        </math:mfrac>
      </math:mrow>
    </math:mrow>
    <math:annotation math:encoding="StarMath 5.0">1 over %tau = 1 over %tau_xarxa + 1 over %tau_impureses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ω</math:mo>
        <math:mi>c</math:mi>
      </math:msub>
      <math:mo math:stretchy="false">=</math:mo>
      <math:mfrac>
        <math:mrow>
          <math:mi>e</math:mi>
          <math:mi>B</math:mi>
        </math:mrow>
        <math:msup>
          <math:mi>m</math:mi>
          <math:mtext>*</math:mtext>
        </math:msup>
      </math:mfrac>
    </math:mrow>
    <math:annotation math:encoding="StarMath 5.0">%omega_c = {e B} over m^"*"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J</math:mi>
          <math:mo math:stretchy="false">→</math:mo>
        </math:mover>
        <math:mo math:stretchy="false">=</math:mo>
        <math:msub>
          <math:mo math:stretchy="false">σ</math:mo>
          <math:mn>0</math:mn>
        </math:msub>
      </math:mrow>
      <math:mover math:accent="true">
        <math:mi>A</math:mi>
        <math:mo math:stretchy="false">→</math:mo>
      </math:mover>
    </math:mrow>
    <math:annotation math:encoding="StarMath 5.0">vec J = %sigma_0 vec A 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A</math:mi>
          <math:mo math:stretchy="false">→</math:mo>
        </math:mover>
        <math:mo math:stretchy="false">=</math:mo>
        <math:mfrac>
          <math:mrow>
            <math:mi>e</math:mi>
            <math:mo math:stretchy="false">τ</math:mo>
          </math:mrow>
          <math:mrow>
            <math:mrow>
              <math:mn>1</math:mn>
              <math:mo math:stretchy="false">+</math:mo>
              <math:msubsup>
                <math:mo math:stretchy="false">ω</math:mo>
                <math:mi>c</math:mi>
                <math:mn>2</math:mn>
              </math:msubsup>
            </math:mrow>
            <math:msup>
              <math:mo math:stretchy="false">τ</math:mo>
              <math:mn>2</math:mn>
            </math:msup>
          </math:mrow>
        </math:mfrac>
      </math:mrow>
      <math:mfenced math:open="[" math:close="]">
        <math:mrow>
          <math:mrow>
            <math:mover math:accent="true">
              <math:mo math:stretchy="false">ε</math:mo>
              <math:mo math:stretchy="false">→</math:mo>
            </math:mover>
            <math:mo math:stretchy="false">−</math:mo>
            <math:mfrac>
              <math:mrow>
                <math:mi>e</math:mi>
                <math:mo math:stretchy="false">τ</math:mo>
              </math:mrow>
              <math:msup>
                <math:mi>m</math:mi>
                <math:mtext>*</math:mtext>
              </math:msup>
            </math:mfrac>
          </math:mrow>
          <math:mrow>
            <math:mo math:stretchy="false">(</math:mo>
            <math:mrow>
              <math:mover math:accent="true">
                <math:mo math:stretchy="false">ε</math:mo>
                <math:mo math:stretchy="false">→</math:mo>
              </math:mover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)</math:mo>
          </math:mrow>
        </math:mrow>
      </math:mfenced>
    </math:mrow>
    <math:annotation math:encoding="StarMath 5.0">vec A = {e %tau} over {1 + %omega_c^2 %tau^2}  left [ vec %epsilon - {e %tau} over {m^"*"} ( vec %epsilon times vec B ) right ]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H</math:mi>
        </math:msub>
        <math:mo math:stretchy="false">=</math:mo>
        <math:mfrac>
          <math:mrow>
            <math:mo math:stretchy="false">−</math:mo>
            <math:mrow>
              <math:mi>e</math:mi>
              <math:mo math:stretchy="false">τ</math:mo>
            </math:mrow>
          </math:mrow>
          <math:mrow>
            <math:msup>
              <math:mi>m</math:mi>
              <math:mtext>*</math:mtext>
            </math:msup>
            <math:msub>
              <math:mo math:stretchy="false">σ</math:mo>
              <math:mn>0</math:mn>
            </math:msub>
          </math:mrow>
        </math:mfrac>
      </math:mrow>
      <math:mo math:stretchy="false">=</math:mo>
      <math:mrow>
        <math:mo math:stretchy="false">−</math:mo>
        <math:mfrac>
          <math:mn>1</math:mn>
          <math:mi math:fontstyle="italic">ne</math:mi>
        </math:mfrac>
      </math:mrow>
    </math:mrow>
    <math:annotation math:encoding="StarMath 5.0">R_H= - {e %tau} over {m^"*" %sigma_0} = - {1 over ne}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frac>
          <math:mrow>
            <math:msup>
              <math:mi>d</math:mi>
              <math:mn>2</math:mn>
            </math:msup>
            <math:msub>
              <math:mi>u</math:mi>
              <math:mi>s</math:mi>
            </math:msub>
          </math:mrow>
          <math:msup>
            <math:mi math:fontstyle="italic">dt</math:mi>
            <math:mn>2</math:mn>
          </math:msup>
        </math:mfrac>
        <math:mo math:stretchy="false">=</math:mo>
        <math:mi>C</math:mi>
      </math:mrow>
      <math:mfenced math:open="[" math:close="]">
        <math:mrow>
          <math:mrow>
            <math:msub>
              <math:mi>u</math:mi>
              <math:mrow>
                <math:mi>s</math:mi>
                <math:mo math:stretchy="false">+</math:mo>
                <math:mn>1</math:mn>
              </math:mrow>
            </math:msub>
            <math:mo math:stretchy="false">+</math:mo>
            <math:msub>
              <math:mi>u</math:mi>
              <math:mrow>
                <math:mi>s</math:mi>
                <math:mo math:stretchy="false">−</math:mo>
                <math:mn>1</math:mn>
              </math:mrow>
            </math:msub>
          </math:mrow>
          <math:mo math:stretchy="false">−</math:mo>
          <math:msub>
            <math:mn>2u</math:mn>
            <math:mi>s</math:mi>
          </math:msub>
        </math:mrow>
      </math:mfenced>
    </math:mrow>
    <math:annotation math:encoding="StarMath 5.0">m {d^2 u_s} over {dt^2} = C left [ u_{s+1} +u_{s-1} -2u_s right ]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>s</math:mi>
      </math:msub>
      <math:mrow>
        <math:mrow>
          <math:mo math:stretchy="false">(</math:mo>
          <math:mrow>
            <math:mi>x</math:mi>
            <math:mi>,</math:mi>
            <math:mi>t</math:mi>
          </math:mrow>
          <math:mo math:stretchy="false">)</math:mo>
        </math:mrow>
        <math:mo math:stretchy="false">=</math:mo>
        <math:mi>A</math:mi>
      </math:mrow>
      <math:msup>
        <math:mi>e</math:mi>
        <math:mrow>
          <math:mi>i</math:mi>
          <math:mrow>
            <math:mo math:stretchy="false">(</math:mo>
            <math:mrow>
              <math:mrow>
                <math:mi math:fontstyle="italic">kx</math:mi>
                <math:mo math:stretchy="false">−</math:mo>
                <math:mo math:stretchy="false">ω</math:mo>
              </math:mrow>
              <math:mi>t</math:mi>
            </math:mrow>
            <math:mo math:stretchy="false">)</math:mo>
          </math:mrow>
        </math:mrow>
      </math:msup>
    </math:mrow>
    <math:annotation math:encoding="StarMath 5.0">u_s (x,t) = A e^{i (kx - %omega t)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ω</math:mo>
        <math:mo math:stretchy="false">=</math:mo>
        <math:msqrt>
          <math:mfrac>
            <math:mn>4C</math:mn>
            <math:mi>m</math:mi>
          </math:mfrac>
        </math:msqrt>
      </math:mrow>
      <math:mfenced math:open="∣" math:close="∣">
        <math:mrow>
          <math:mi>sin</math:mi>
          <math:mfenced math:open="" math:close="">
            <math:mfrac>
              <math:mrow>
                <math:mi>k</math:mi>
                <math:mi>a</math:mi>
              </math:mrow>
              <math:mn>2</math:mn>
            </math:mfrac>
          </math:mfenced>
        </math:mrow>
      </math:mfenced>
    </math:mrow>
    <math:annotation math:encoding="StarMath 5.0"> %omega = sqrt { 4C over m } left lline sin left ( {k a} over 2 right ) right rline 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v</math:mi>
            <math:mi>g</math:mi>
          </math:msub>
          <math:mo math:stretchy="false">=</math:mo>
          <math:mfrac>
            <math:mrow>
              <math:mi>d</math:mi>
              <math:mo math:stretchy="false">ω</math:mo>
            </math:mrow>
            <math:mrow>
              <math:mi>d</math:mi>
              <math:mi>k</math:mi>
            </math:mrow>
          </math:mfrac>
        </math:mrow>
        <math:mo math:stretchy="false">=</math:mo>
        <math:mi>a</math:mi>
      </math:mrow>
      <math:msqrt>
        <math:mfrac>
          <math:mi>C</math:mi>
          <math:mi>m</math:mi>
        </math:mfrac>
      </math:msqrt>
      <math:mi>cos</math:mi>
      <math:mfenced math:open="" math:close="">
        <math:mfrac>
          <math:mi math:fontstyle="italic">ka</math:mi>
          <math:mn>2</math:mn>
        </math:mfrac>
      </math:mfenced>
    </math:mrow>
    <math:annotation math:encoding="StarMath 5.0">v_g = {{d %omega} over {d k} } = a sqrt{C over m} cos left ( ka over 2 right )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ω</math:mo>
        <math:mtext>màx</math:mtext>
      </math:msub>
      <math:mo math:stretchy="false">=</math:mo>
      <math:mfrac>
        <math:mrow>
          <math:mn>2</math:mn>
          <math:msub>
            <math:mi>v</math:mi>
            <math:mi math:fontstyle="italic">so</math:mi>
          </math:msub>
        </math:mrow>
        <math:mi>a</math:mi>
      </math:mfrac>
    </math:mrow>
    <math:annotation math:encoding="StarMath 5.0">%omega_"màx" = {2 v_so} over 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a</math:mi>
            <math:mn>1</math:mn>
          </math:msub>
          <math:mo math:stretchy="false">→</math:mo>
        </math:mover>
        <math:mo math:stretchy="false">=</math:mo>
        <math:mi>a</math:mi>
      </math:mrow>
      <math:mover math:accent="true">
        <math:mi>i</math:mi>
        <math:mo math:stretchy="false">ˆ</math:mo>
      </math:mover>
      <math:mi>;</math:mi>
      <math:mrow>
        <math:mover math:accent="true">
          <math:msub>
            <math:mi>a</math:mi>
            <math:mn>2</math:mn>
          </math:msub>
          <math:mo math:stretchy="false">→</math:mo>
        </math:mover>
        <math:mo math:stretchy="false">=</math:mo>
        <math:mi>a</math:mi>
      </math:mrow>
      <math:mover math:accent="true">
        <math:mi>j</math:mi>
        <math:mo math:stretchy="false">ˆ</math:mo>
      </math:mover>
      <math:mi>;</math:mi>
      <math:mrow>
        <math:mover math:accent="true">
          <math:msub>
            <math:mi>a</math:mi>
            <math:mn>3</math:mn>
          </math:msub>
          <math:mo math:stretchy="false">→</math:mo>
        </math:mover>
        <math:mo math:stretchy="false">=</math:mo>
        <math:mi>a</math:mi>
      </math:mrow>
      <math:mover math:accent="true">
        <math:mi>k</math:mi>
        <math:mo math:stretchy="false">ˆ</math:mo>
      </math:mover>
    </math:mrow>
    <math:annotation math:encoding="StarMath 5.0">vec a_1 = a hat i ; vec a_2 = a hat j ; vec a_3 = a hat k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o math:stretchy="false">ω</math:mo>
          <math:mn>2</math:mn>
        </math:msup>
        <math:mo math:stretchy="false">=</math:mo>
        <math:mi>C</math:mi>
      </math:mrow>
      <math:mrow>
        <math:mfenced math:open="" math:close="">
          <math:mfrac>
            <math:mrow>
              <math:mi>m</math:mi>
              <math:mo math:stretchy="false">+</math:mo>
              <math:mi>M</math:mi>
            </math:mrow>
            <math:mrow>
              <math:mi>m</math:mi>
              <math:mi>M</math:mi>
            </math:mrow>
          </math:mfrac>
        </math:mfenced>
        <math:mo math:stretchy="false">±</math:mo>
        <math:mi>C</math:mi>
      </math:mrow>
      <math:msup>
        <math:mfenced math:open="[" math:close="]">
          <math:mrow>
            <math:msup>
              <math:mfenced math:open="" math:close="">
                <math:mfrac>
                  <math:mrow>
                    <math:mi>m</math:mi>
                    <math:mo math:stretchy="false">+</math:mo>
                    <math:mi>M</math:mi>
                  </math:mrow>
                  <math:mrow>
                    <math:mi>m</math:mi>
                    <math:mi>M</math:mi>
                  </math:mrow>
                </math:mfrac>
              </math:mfenced>
              <math:mn>2</math:mn>
            </math:msup>
            <math:mo math:stretchy="false">−</math:mo>
            <math:mfrac>
              <math:mrow>
                <math:mn>2</math:mn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i>cos</math:mi>
                    </math:mrow>
                    <math:mi math:fontstyle="italic">ka</math:mi>
                  </math:mrow>
                  <math:mo math:stretchy="false">)</math:mo>
                </math:mrow>
              </math:mrow>
              <math:mrow>
                <math:mi>m</math:mi>
                <math:mi>M</math:mi>
              </math:mrow>
            </math:mfrac>
          </math:mrow>
        </math:mfenced>
        <math:mrow>
          <math:mn>1</math:mn>
          <math:mo math:stretchy="false">/</math:mo>
          <math:mn>2</math:mn>
        </math:mrow>
      </math:msup>
    </math:mrow>
    <math:annotation math:encoding="StarMath 5.0">%omega^2 = C  left ( {m + M} over {m M} right ) +- C left [ left ( {m + M} over {m M} right )^2 - {2 ( 1 - cos ka)} over {m M} right ]^{1/2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F</math:mi>
          <math:mrow>
            <math:mi>s</math:mi>
            <math:mi>,</math:mi>
            <math:mo math:stretchy="false">α</math:mo>
          </math:mrow>
        </math:msub>
        <math:mo math:stretchy="false">=</math:mo>
        <math:mrow>
          <math:mo math:stretchy="false">−</math:mo>
          <math:mrow>
            <math:munder>
              <math:mo math:stretchy="false">∑</math:mo>
              <math:mi>r</math:mi>
            </math:munder>
            <math:mrow>
              <math:munder>
                <math:mo math:stretchy="false">∑</math:mo>
                <math:mo math:stretchy="false">β</math:mo>
              </math:munder>
              <math:msub>
                <math:mo math:stretchy="false">φ</math:mo>
                <math:mrow>
                  <math:mo math:stretchy="false">α</math:mo>
                  <math:mo math:stretchy="false">β</math:mo>
                </math:mrow>
              </math:msub>
            </math:mrow>
          </math:mrow>
        </math:mrow>
      </math:mrow>
      <math:mrow>
        <math:mo math:stretchy="false">(</math:mo>
        <math:mrow>
          <math:mi>s</math:mi>
          <math:mi>,</math:mi>
          <math:mi>r</math:mi>
        </math:mrow>
        <math:mo math:stretchy="false">)</math:mo>
      </math:mrow>
      <math:msub>
        <math:mi>u</math:mi>
        <math:mrow>
          <math:mi>r</math:mi>
          <math:mi>,</math:mi>
          <math:mo math:stretchy="false">β</math:mo>
        </math:mrow>
      </math:msub>
    </math:mrow>
    <math:annotation math:encoding="StarMath 5.0">F_{s,%alpha} = - sum from r sum from %beta %phi_{%alpha %beta} (s,r) u_{r,%beta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φ</math:mo>
        <math:mrow>
          <math:mo math:stretchy="false">α</math:mo>
          <math:mo math:stretchy="false">β</math:mo>
        </math:mrow>
      </math:msub>
      <math:mo math:stretchy="false">=</math:mo>
      <math:mfrac>
        <math:mrow>
          <math:msup>
            <math:mo math:stretchy="false">∂</math:mo>
            <math:mn>2</math:mn>
          </math:msup>
          <math:mi>V</math:mi>
        </math:mrow>
        <math:mrow>
          <math:mo math:stretchy="false">∂</math:mo>
          <math:msub>
            <math:mi>u</math:mi>
            <math:mrow>
              <math:mi>s</math:mi>
              <math:mi>,</math:mi>
              <math:mo math:stretchy="false">α</math:mo>
            </math:mrow>
          </math:msub>
          <math:mo math:stretchy="false">∂</math:mo>
          <math:msub>
            <math:mi>u</math:mi>
            <math:mrow>
              <math:mi>r</math:mi>
              <math:mi>,</math:mi>
              <math:mo math:stretchy="false">β</math:mo>
            </math:mrow>
          </math:msub>
        </math:mrow>
      </math:mfrac>
    </math:mrow>
    <math:annotation math:encoding="StarMath 5.0">%phi_{%alpha %beta}  = { partial^2 V } over {partial u_{s,%alpha} partial u_{r,%beta}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i>s</math:mi>
      </math:msub>
      <math:mrow>
        <math:msub>
          <math:mover math:accent="true">
            <math:mi>u</math:mi>
            <math:mo math:stretchy="false">¨</math:mo>
          </math:mover>
          <math:mrow>
            <math:mi>s</math:mi>
            <math:mi>,</math:mi>
            <math:mo math:stretchy="false">α</math:mo>
          </math:mrow>
        </math:msub>
        <math:mo math:stretchy="false">=</math:mo>
        <math:mrow>
          <math:mo math:stretchy="false">−</math:mo>
          <math:mrow>
            <math:munder>
              <math:mo math:stretchy="false">∑</math:mo>
              <math:mi>r</math:mi>
            </math:munder>
            <math:mrow>
              <math:munder>
                <math:mo math:stretchy="false">∑</math:mo>
                <math:mo math:stretchy="false">β</math:mo>
              </math:munder>
              <math:msub>
                <math:mo math:stretchy="false">φ</math:mo>
                <math:mrow>
                  <math:mo math:stretchy="false">α</math:mo>
                  <math:mo math:stretchy="false">β</math:mo>
                </math:mrow>
              </math:msub>
            </math:mrow>
          </math:mrow>
        </math:mrow>
      </math:mrow>
      <math:mrow>
        <math:mo math:stretchy="false">(</math:mo>
        <math:mrow>
          <math:mi>s</math:mi>
          <math:mi>,</math:mi>
          <math:mi>r</math:mi>
        </math:mrow>
        <math:mo math:stretchy="false">)</math:mo>
      </math:mrow>
      <math:msub>
        <math:mi>u</math:mi>
        <math:mrow>
          <math:mi>r</math:mi>
          <math:mi>,</math:mi>
          <math:mo math:stretchy="false">β</math:mo>
        </math:mrow>
      </math:msub>
    </math:mrow>
    <math:annotation math:encoding="StarMath 5.0">m_s {ddot u}_{s,%alpha} = - sum from r sum from %beta %phi_{%alpha %beta} (s,r) u_{r,%beta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 math:fontstyle="italic">Det</math:mi>
      <math:mrow>
        <math:mfenced math:open="[" math:close="]">
          <math:mrow>
            <math:msub>
              <math:mo math:stretchy="false">φ</math:mo>
              <math:mrow>
                <math:mo math:stretchy="false">α</math:mo>
                <math:mo math:stretchy="false">β</math:mo>
              </math:mrow>
            </math:msub>
            <math:mrow>
              <math:mrow>
                <math:mo math:stretchy="false">(</math:mo>
                <math:mrow>
                  <math:mi>s</math:mi>
                  <math:mi>,</math:mi>
                  <math:mi>r</math:mi>
                </math:mrow>
                <math:mo math:stretchy="false">)</math:mo>
              </math:mrow>
              <math:mo math:stretchy="false">−</math:mo>
              <math:msub>
                <math:mi>m</math:mi>
                <math:mi>s</math:mi>
              </math:msub>
            </math:mrow>
            <math:msup>
              <math:mo math:stretchy="false">ω</math:mo>
              <math:mn>2</math:mn>
            </math:msup>
            <math:msub>
              <math:mo math:stretchy="false">δ</math:mo>
              <math:mi math:fontstyle="italic">sr</math:mi>
            </math:msub>
            <math:msub>
              <math:mo math:stretchy="false">δ</math:mo>
              <math:mrow>
                <math:mo math:stretchy="false">α</math:mo>
                <math:mo math:stretchy="false">β</math:mo>
              </math:mrow>
            </math:msub>
          </math:mrow>
        </math:mfenced>
        <math:mo math:stretchy="false">=</math:mo>
        <math:mn>0</math:mn>
      </math:mrow>
    </math:mrow>
    <math:annotation math:encoding="StarMath 5.0">Det left [ %phi_{%alpha %beta} (s,r) - m_s %omega^2 %delta_sr %delta_{%alpha %beta} right ] =0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i>H</math:mi>
        <math:mo math:stretchy="false">=</math:mo>
        <math:mrow>
          <math:mfrac>
            <math:msup>
              <math:mi>p</math:mi>
              <math:mn>2</math:mn>
            </math:msup>
            <math:mn>2m</math:mn>
          </math:mfrac>
          <math:mo math:stretchy="false">+</math:mo>
          <math:mfrac>
            <math:mn>1</math:mn>
            <math:mn>2</math:mn>
          </math:mfrac>
        </math:mrow>
      </math:mrow>
      <math:mi>k</math:mi>
      <math:mrow>
        <math:msup>
          <math:mi>x</math:mi>
          <math:mn>2</math:mn>
        </math:msup>
        <math:mo math:stretchy="false">=</math:mo>
        <math:mo math:stretchy="false">ℏ</math:mo>
      </math:mrow>
      <math:mo math:stretchy="false">ω</math:mo>
      <math:mrow>
        <math:mo math:stretchy="false">(</math:mo>
        <math:mrow>
          <math:mi>N</math:mi>
          <math:mo math:stretchy="false">+</math:mo>
          <math:mfrac>
            <math:mn>1</math:mn>
            <math:mn>2</math:mn>
          </math:mfrac>
        </math:mrow>
        <math:mo math:stretchy="false">)</math:mo>
      </math:mrow>
    </math:mrow>
    <math:annotation math:encoding="StarMath 5.0">H= p^2 over 2m + 1 over 2 k x^2 = hbar %omega (N+ 1 over 2 )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〈</math:mo>
          <math:msub>
            <math:mi>n</math:mi>
            <math:mrow>
              <math:mover math:accent="true">
                <math:mi>k</math:mi>
                <math:mo math:stretchy="false">→</math:mo>
              </math:mover>
              <math:mi>s</math:mi>
            </math:mrow>
          </math:msub>
          <math:mo math:stretchy="false">〉</math:mo>
        </math:mrow>
        <math:mo math:stretchy="false">=</math:mo>
        <math:mfrac>
          <math:mrow>
            <math:mrow>
              <math:munderover>
                <math:mo math:stretchy="false">∑</math:mo>
                <math:mrow>
                  <math:mi>n</math:mi>
                  <math:mo math:stretchy="false">=</math:mo>
                  <math:mn>0</math:mn>
                </math:mrow>
                <math:mo math:stretchy="false">∞</math:mo>
              </math:munderover>
              <math:mi>n</math:mi>
            </math:mrow>
            <math:msup>
              <math:mi>e</math:mi>
              <math:mrow>
                <math:mrow>
                  <math:mo math:stretchy="false">−</math:mo>
                  <math:mi>n</math:mi>
                </math:mrow>
                <math:mo math:stretchy="false">ℏ</math:mo>
                <math:msub>
                  <math:mo math:stretchy="false">ω</math:mo>
                  <math:mi>s</math:mi>
                </math:msub>
                <math:mrow>
                  <math:mrow>
                    <math:mo math:stretchy="false">(</math:mo>
                    <math:mover math:accent="true">
                      <math:mi>k</math:mi>
                      <math:mo math:stretchy="false">→</math:mo>
                    </math:mover>
                    <math:mo math:stretchy="false">)</math:mo>
                  </math:mrow>
                  <math:mo math:stretchy="false">/</math:mo>
                  <math:msub>
                    <math:mi>k</math:mi>
                    <math:mi>B</math:mi>
                  </math:msub>
                </math:mrow>
                <math:mi>T</math:mi>
              </math:mrow>
            </math:msup>
          </math:mrow>
          <math:mrow>
            <math:munderover>
              <math:mo math:stretchy="false">∑</math:mo>
              <math:mrow>
                <math:mi>n</math:mi>
                <math:mo math:stretchy="false">=</math:mo>
                <math:mn>0</math:mn>
              </math:mrow>
              <math:mo math:stretchy="false">∞</math:mo>
            </math:munderover>
            <math:msup>
              <math:mi>e</math:mi>
              <math:mrow>
                <math:mrow>
                  <math:mo math:stretchy="false">−</math:mo>
                  <math:mi>n</math:mi>
                </math:mrow>
                <math:mo math:stretchy="false">ℏ</math:mo>
                <math:msub>
                  <math:mo math:stretchy="false">ω</math:mo>
                  <math:mi>s</math:mi>
                </math:msub>
                <math:mrow>
                  <math:mrow>
                    <math:mo math:stretchy="false">(</math:mo>
                    <math:mover math:accent="true">
                      <math:mi>k</math:mi>
                      <math:mo math:stretchy="false">→</math:mo>
                    </math:mover>
                    <math:mo math:stretchy="false">)</math:mo>
                  </math:mrow>
                  <math:mo math:stretchy="false">/</math:mo>
                  <math:msub>
                    <math:mi>k</math:mi>
                    <math:mi>B</math:mi>
                  </math:msub>
                </math:mrow>
                <math:mi>T</math:mi>
              </math:mrow>
            </math:msup>
          </math:mrow>
        </math:mfrac>
      </math:mrow>
      <math:mo math:stretchy="false">=</math:mo>
      <math:mfrac>
        <math:mn>1</math:mn>
        <math:mrow>
          <math:msup>
            <math:mi>e</math:mi>
            <math:mrow>
              <math:mo math:stretchy="false">ℏ</math:mo>
              <math:msub>
                <math:mo math:stretchy="false">ω</math:mo>
                <math:mi>s</math:mi>
              </math:msub>
              <math:mrow>
                <math:mrow>
                  <math:mo math:stretchy="false">(</math:mo>
                  <math:mover math:accent="true">
                    <math:mi>k</math:mi>
                    <math:mo math:stretchy="false">→</math:mo>
                  </math:mover>
                  <math:mo math:stretchy="false">)</math:mo>
                </math:mrow>
                <math:mo math:stretchy="false">/</math:mo>
                <math:msub>
                  <math:mi>k</math:mi>
                  <math:mi>B</math:mi>
                </math:msub>
              </math:mrow>
              <math:mi>T</math:mi>
            </math:mrow>
          </math:msup>
          <math:mo math:stretchy="false">−</math:mo>
          <math:mn>1</math:mn>
        </math:mrow>
      </math:mfrac>
    </math:mrow>
    <math:annotation math:encoding="StarMath 5.0">langle n_{vec k s} rangle  = {sum from n=0 to infinity n e^{-n hbar %omega_s (vec k) /k_B T}} over {sum from n=0 to infinity e^{-n hbar %omega_s (vec k) /k_B T}}  = 1 over {e^{ hbar %omega_s (vec k) / k_B T} -1 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〈</math:mo>
          <math:msub>
            <math:mi>E</math:mi>
            <math:mrow>
              <math:mover math:accent="true">
                <math:mi>k</math:mi>
                <math:mo math:stretchy="false">→</math:mo>
              </math:mover>
              <math:mi>s</math:mi>
            </math:mrow>
          </math:msub>
          <math:mo math:stretchy="false">〉</math:mo>
        </math:mrow>
        <math:mo math:stretchy="false">=</math:mo>
        <math:mrow>
          <math:mo math:stretchy="false">〈</math:mo>
          <math:msub>
            <math:mi>n</math:mi>
            <math:mrow>
              <math:mover math:accent="true">
                <math:mi>k</math:mi>
                <math:mo math:stretchy="false">→</math:mo>
              </math:mover>
              <math:mi>s</math:mi>
            </math:mrow>
          </math:msub>
          <math:mo math:stretchy="false">〉</math:mo>
        </math:mrow>
      </math:mrow>
      <math:mo math:stretchy="false">ℏ</math:mo>
      <math:msub>
        <math:mo math:stretchy="false">ω</math:mo>
        <math:mi>s</math:mi>
      </math:msub>
      <math:mrow>
        <math:mrow>
          <math:mo math:stretchy="false">(</math:mo>
          <math:mover math:accent="true">
            <math:mi>k</math:mi>
            <math:mo math:stretchy="false">→</math:mo>
          </math:mover>
          <math:mo math:stretchy="false">)</math:mo>
        </math:mrow>
        <math:mo math:stretchy="false">=</math:mo>
        <math:mfrac>
          <math:mrow>
            <math:mo math:stretchy="false">ℏ</math:mo>
            <math:msub>
              <math:mo math:stretchy="false">ω</math:mo>
              <math:mi>s</math:mi>
            </math:msub>
            <math:mrow>
              <math:mo math:stretchy="false">(</math:mo>
              <math:mover math:accent="true">
                <math:mi>k</math:mi>
                <math:mo math:stretchy="false">→</math:mo>
              </math:mover>
              <math:mo math:stretchy="false">)</math:mo>
            </math:mrow>
          </math:mrow>
          <math:mrow>
            <math:msup>
              <math:mi>e</math:mi>
              <math:mrow>
                <math:mo math:stretchy="false">ℏ</math:mo>
                <math:msub>
                  <math:mo math:stretchy="false">ω</math:mo>
                  <math:mi>s</math:mi>
                </math:msub>
                <math:mrow>
                  <math:mrow>
                    <math:mo math:stretchy="false">(</math:mo>
                    <math:mover math:accent="true">
                      <math:mi>k</math:mi>
                      <math:mo math:stretchy="false">→</math:mo>
                    </math:mover>
                    <math:mo math:stretchy="false">)</math:mo>
                  </math:mrow>
                  <math:mo math:stretchy="false">/</math:mo>
                  <math:msub>
                    <math:mi>k</math:mi>
                    <math:mi>B</math:mi>
                  </math:msub>
                </math:mrow>
                <math:mi>T</math:mi>
              </math:mrow>
            </math:msup>
            <math:mo math:stretchy="false">−</math:mo>
            <math:mn>1</math:mn>
          </math:mrow>
        </math:mfrac>
      </math:mrow>
    </math:mrow>
    <math:annotation math:encoding="StarMath 5.0"> langle E_{vec k s} rangle = langle n_{ vec k s} rangle hbar %omega_s (vec k) = {hbar %omega_s (vec k)} over {e^{hbar %omega_s (vec k) /k_B T} -1 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s</math:mi>
      </math:msub>
      <math:mrow>
        <math:mrow>
          <math:mrow>
            <math:mo math:stretchy="false">(</math:mo>
            <math:mo math:stretchy="false">ω</math:mo>
            <math:mo math:stretchy="false">)</math:mo>
          </math:mrow>
          <math:mo math:stretchy="false">=</math:mo>
          <math:mfrac>
            <math:mi math:fontstyle="italic">dN</math:mi>
            <math:mrow>
              <math:mi>d</math:mi>
              <math:mo math:stretchy="false">ω</math:mo>
            </math:mrow>
          </math:mfrac>
        </math:mrow>
        <math:mo math:stretchy="false">=</math:mo>
        <math:mfenced math:open="" math:close="">
          <math:mfrac>
            <math:mrow>
              <math:mi>V</math:mi>
              <math:msup>
                <math:mi>k</math:mi>
                <math:mn>2</math:mn>
              </math:msup>
            </math:mrow>
            <math:mrow>
              <math:mn>2</math:mn>
              <math:msup>
                <math:mo math:stretchy="false">π</math:mo>
                <math:mn>2</math:mn>
              </math:msup>
            </math:mrow>
          </math:mfrac>
        </math:mfenced>
      </math:mrow>
      <math:mfrac>
        <math:mi math:fontstyle="italic">dk</math:mi>
        <math:mrow>
          <math:mi>d</math:mi>
          <math:mo math:stretchy="false">ω</math:mo>
        </math:mrow>
      </math:mfrac>
    </math:mrow>
    <math:annotation math:encoding="StarMath 5.0">D_s (%omega) = {dN} over {d %omega} = left ( {V k^2} over {2 %pi^2} right ) {dk} over {d %omega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frac>
          <math:mi>V</math:mi>
          <math:mrow>
            <math:mn>6</math:mn>
            <math:msup>
              <math:mo math:stretchy="false">π</math:mo>
              <math:mn>2</math:mn>
            </math:msup>
          </math:mrow>
        </math:mfrac>
      </math:mrow>
      <math:msup>
        <math:mi>k</math:mi>
        <math:mn>3</math:mn>
      </math:msup>
    </math:mrow>
    <math:annotation math:encoding="StarMath 5.0">N = V over {6 %pi^2} k^3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sub>
                <math:mi>a</math:mi>
                <math:mn>1</math:mn>
              </math:msub>
              <math:mo math:stretchy="false">→</math:mo>
            </math:mover>
            <math:mo math:stretchy="false">=</math:mo>
            <math:mfrac>
              <math:mi>a</math:mi>
              <math:mn>2</math:mn>
            </math:mfrac>
          </math:mrow>
          <math:mfenced math:open="" math:close="">
            <math:mrow>
              <math:mrow>
                <math:mrow>
                  <math:mo math:stretchy="false">−</math:mo>
                  <math:mover math:accent="true">
                    <math:mi>i</math:mi>
                    <math:mo math:stretchy="false">ˆ</math:mo>
                  </math:mover>
                </math:mrow>
                <math:mo math:stretchy="false">+</math:mo>
                <math:mover math:accent="true">
                  <math:mi>j</math:mi>
                  <math:mo math:stretchy="false">ˆ</math:mo>
                </math:mover>
              </math:mrow>
              <math:mo math:stretchy="false">+</math:mo>
              <math:mover math:accent="true">
                <math:mi>k</math:mi>
                <math:mo math:stretchy="false">ˆ</math:mo>
              </math:mover>
            </math:mrow>
          </math:mfenced>
          <math:mi>;</math:mi>
          <math:mrow>
            <math:mover math:accent="true">
              <math:msub>
                <math:mi>a</math:mi>
                <math:mn>2</math:mn>
              </math:msub>
              <math:mo math:stretchy="false">→</math:mo>
            </math:mover>
            <math:mo math:stretchy="false">=</math:mo>
            <math:mfrac>
              <math:mi>a</math:mi>
              <math:mn>2</math:mn>
            </math:mfrac>
          </math:mrow>
          <math:mfenced math:open="" math:close="">
            <math:mrow>
              <math:mrow>
                <math:mover math:accent="true">
                  <math:mi>i</math:mi>
                  <math:mo math:stretchy="false">ˆ</math:mo>
                </math:mover>
                <math:mo math:stretchy="false">−</math:mo>
                <math:mover math:accent="true">
                  <math:mi>j</math:mi>
                  <math:mo math:stretchy="false">ˆ</math:mo>
                </math:mover>
              </math:mrow>
              <math:mo math:stretchy="false">+</math:mo>
              <math:mover math:accent="true">
                <math:mi>k</math:mi>
                <math:mo math:stretchy="false">ˆ</math:mo>
              </math:mover>
            </math:mrow>
          </math:mfenced>
        </math:mrow>
      </math:mtr>
      <math:mtr>
        <math:mrow>
          <math:mrow>
            <math:mrow>
              <math:mover math:accent="true">
                <math:msub>
                  <math:mi>a</math:mi>
                  <math:mn>3</math:mn>
                </math:msub>
                <math:mo math:stretchy="false">→</math:mo>
              </math:mover>
              <math:mo math:stretchy="false">=</math:mo>
              <math:mfrac>
                <math:mrow>
                  <math:mi>a</math:mi>
                </math:mrow>
                <math:mrow>
                  <math:mn>2</math:mn>
                </math:mrow>
              </math:mfrac>
            </math:mrow>
            <math:mfenced math:open="" math:close="">
              <math:mrow>
                <math:mrow>
                  <math:mover math:accent="true">
                    <math:mi>i</math:mi>
                    <math:mo math:stretchy="false">ˆ</math:mo>
                  </math:mover>
                  <math:mo math:stretchy="false">+</math:mo>
                  <math:mover math:accent="true">
                    <math:mi>j</math:mi>
                    <math:mo math:stretchy="false">ˆ</math:mo>
                  </math:mover>
                </math:mrow>
                <math:mo math:stretchy="false">−</math:mo>
                <math:mover math:accent="true">
                  <math:mi>k</math:mi>
                  <math:mo math:stretchy="false">ˆ</math:mo>
                </math:mover>
              </math:mrow>
            </math:mfenced>
          </math:mrow>
        </math:mrow>
      </math:mtr>
    </math:mtable>
    <math:annotation math:encoding="StarMath 5.0">vec a_1 = a over 2 left ( - hat i + hat j + hat k right ) ; vec a_2 = a over 2 left (  hat i - hat j + hat k right ) newline alignl vec a_3 = {alignc a} over {alignc 2} left (  hat i + hat j - hat k right )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row>
          <math:munder>
            <math:mo math:stretchy="false">∑</math:mo>
            <math:mrow>
              <math:mi>p</math:mi>
              <math:mi math:fontstyle="italic">branques</math:mi>
            </math:mrow>
          </math:munder>
          <math:mrow>
            <math:mo math:stretchy="false">∫</math:mo>
            <math:mi>d</math:mi>
          </math:mrow>
        </math:mrow>
      </math:mrow>
      <math:mo math:stretchy="false">ω</math:mo>
      <math:msub>
        <math:mi>D</math:mi>
        <math:mi>p</math:mi>
      </math:msub>
      <math:mrow>
        <math:mo math:stretchy="false">(</math:mo>
        <math:mo math:stretchy="false">ω</math:mo>
        <math:mo math:stretchy="false">)</math:mo>
      </math:mrow>
      <math:mfenced math:open="" math:close="">
        <math:mrow>
          <math:mfrac>
            <math:mn>1</math:mn>
            <math:mn>2</math:mn>
          </math:mfrac>
          <math:mo math:stretchy="false">+</math:mo>
          <math:mfrac>
            <math:mn>1</math:mn>
            <math:mrow>
              <math:msup>
                <math:mi>e</math:mi>
                <math:mrow>
                  <math:mo math:stretchy="false">ℏ</math:mo>
                  <math:mrow>
                    <math:mo math:stretchy="false">ω</math:mo>
                    <math:mo math:stretchy="false">/</math:mo>
                    <math:msub>
                      <math:mi>k</math:mi>
                      <math:mi>B</math:mi>
                    </math:msub>
                  </math:mrow>
                  <math:mi>T</math:mi>
                </math:mrow>
              </math:msup>
              <math:mo math:stretchy="false">−</math:mo>
              <math:mn>1</math:mn>
            </math:mrow>
          </math:mfrac>
        </math:mrow>
      </math:mfenced>
      <math:mo math:stretchy="false">ℏ</math:mo>
      <math:mo math:stretchy="false">ω</math:mo>
    </math:mrow>
    <math:annotation math:encoding="StarMath 5.0">U = sum from {p branques} int d %omega D_p (%omega) left ( 1 over 2 + 1 over {e^{hbar %omega / k_B T}-1} right ) hbar %omega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C</math:mi>
          <math:mtext>xarxa</math:mtext>
        </math:msub>
        <math:mo math:stretchy="false">=</math:mo>
        <math:msub>
          <math:mi>k</math:mi>
          <math:mi>B</math:mi>
        </math:msub>
      </math:mrow>
      <math:mrow>
        <math:munder>
          <math:mo math:stretchy="false">∑</math:mo>
          <math:mi>s</math:mi>
        </math:munder>
        <math:mrow>
          <math:mo math:stretchy="false">∫</math:mo>
          <math:mi>d</math:mi>
        </math:mrow>
      </math:mrow>
      <math:mo math:stretchy="false">ω</math:mo>
      <math:msub>
        <math:mi>D</math:mi>
        <math:mi>s</math:mi>
      </math:msub>
      <math:mrow>
        <math:mo math:stretchy="false">(</math:mo>
        <math:mo math:stretchy="false">ω</math:mo>
        <math:mo math:stretchy="false">)</math:mo>
      </math:mrow>
      <math:mfrac>
        <math:mrow>
          <math:msup>
            <math:mi>x</math:mi>
            <math:mn>2</math:mn>
          </math:msup>
          <math:msup>
            <math:mi>e</math:mi>
            <math:mi>x</math:mi>
          </math:msup>
        </math:mrow>
        <math:msup>
          <math:mfenced math:open="" math:close="">
            <math:mrow>
              <math:msup>
                <math:mi>e</math:mi>
                <math:mi>x</math:mi>
              </math:msup>
              <math:mo math:stretchy="false">−</math:mo>
              <math:mn>1</math:mn>
            </math:mrow>
          </math:mfenced>
          <math:mn>2</math:mn>
        </math:msup>
      </math:mfrac>
    </math:mrow>
    <math:annotation math:encoding="StarMath 5.0">C_"xarxa" = k_B sum from s int d %omega D_s (%omega) {x^2 e^x} over left ( e^x -1 right ) ^2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row>
          <math:mo math:stretchy="false">(</math:mo>
          <math:mo math:stretchy="false">ω</math:mo>
          <math:mo math:stretchy="false">)</math:mo>
        </math:mrow>
        <math:mo math:stretchy="false">=</math:mo>
        <math:mfrac>
          <math:mrow>
            <math:mi>V</math:mi>
            <math:msup>
              <math:mo math:stretchy="false">ω</math:mo>
              <math:mn>2</math:mn>
            </math:msup>
          </math:mrow>
          <math:mrow>
            <math:mn>2</math:mn>
            <math:msup>
              <math:mo math:stretchy="false">π</math:mo>
              <math:mn>2</math:mn>
            </math:msup>
            <math:msubsup>
              <math:mi>v</math:mi>
              <math:mi>s</math:mi>
              <math:mn>3</math:mn>
            </math:msubsup>
          </math:mrow>
        </math:mfrac>
      </math:mrow>
    </math:mrow>
    <math:annotation math:encoding="StarMath 5.0">D (%omega) = {V %omega^2} over {2 %pi^2 v_s^3}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ω</math:mo>
        <math:mo math:stretchy="false">=</math:mo>
        <math:msub>
          <math:mi>v</math:mi>
          <math:mi>s</math:mi>
        </math:msub>
      </math:mrow>
      <math:mi>k</math:mi>
    </math:mrow>
    <math:annotation math:encoding="StarMath 5.0">%omega = v_s k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ω</math:mo>
        <math:mi>D</math:mi>
      </math:msub>
      <math:mo math:stretchy="false">=</math:mo>
      <math:msup>
        <math:mfenced math:open="" math:close="">
          <math:mfrac>
            <math:mrow>
              <math:mn>6</math:mn>
              <math:msup>
                <math:mo math:stretchy="false">π</math:mo>
                <math:mn>2</math:mn>
              </math:msup>
              <math:msubsup>
                <math:mi>v</math:mi>
                <math:mi>s</math:mi>
                <math:mn>3</math:mn>
              </math:msubsup>
              <math:mi>N</math:mi>
            </math:mrow>
            <math:mi>V</math:mi>
          </math:mfrac>
        </math:mfenced>
        <math:mrow>
          <math:mn>1</math:mn>
          <math:mo math:stretchy="false">/</math:mo>
          <math:mn>3</math:mn>
        </math:mrow>
      </math:msup>
    </math:mrow>
    <math:annotation math:encoding="StarMath 5.0"> %omega_D = left ( {6 %pi ^2 v_s^3 N} over V right )^{1/3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θ</math:mo>
        <math:mi>D</math:mi>
      </math:msub>
      <math:mo math:stretchy="false">=</math:mo>
      <math:mfrac>
        <math:mrow>
          <math:mo math:stretchy="false">ℏ</math:mo>
          <math:msub>
            <math:mo math:stretchy="false">ω</math:mo>
            <math:mi>D</math:mi>
          </math:msub>
        </math:mrow>
        <math:msub>
          <math:mi>k</math:mi>
          <math:mi>B</math:mi>
        </math:msub>
      </math:mfrac>
    </math:mrow>
    <math:annotation math:encoding="StarMath 5.0"> %theta_D = {hbar %omega_D} over k_B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sub>
          <math:mn>9Nk</math:mn>
          <math:mi>B</math:mi>
        </math:msub>
      </math:mrow>
      <math:msup>
        <math:mfenced math:open="" math:close="">
          <math:mfrac>
            <math:mi>T</math:mi>
            <math:msub>
              <math:mo math:stretchy="false">θ</math:mo>
              <math:mi>D</math:mi>
            </math:msub>
          </math:mfrac>
        </math:mfenced>
        <math:mn>3</math:mn>
      </math:msup>
      <math:mrow>
        <math:munderover>
          <math:mo math:stretchy="false">∫</math:mo>
          <math:mn>0</math:mn>
          <math:msub>
            <math:mi>x</math:mi>
            <math:mi>D</math:mi>
          </math:msub>
        </math:munderover>
        <math:mrow>
          <math:mfrac>
            <math:mrow>
              <math:msup>
                <math:mi>x</math:mi>
                <math:mn>4</math:mn>
              </math:msup>
              <math:msup>
                <math:mi>e</math:mi>
                <math:mi>x</math:mi>
              </math:msup>
            </math:mrow>
            <math:msup>
              <math:mrow>
                <math:mo math:stretchy="false">(</math:mo>
                <math:mrow>
                  <math:msup>
                    <math:mi>e</math:mi>
                    <math:mi>x</math:mi>
                  </math:msup>
                  <math:mo math:stretchy="false">−</math:mo>
                  <math:mn>1</math:mn>
                </math:mrow>
                <math:mo math:stretchy="false">)</math:mo>
              </math:mrow>
              <math:mn>2</math:mn>
            </math:msup>
          </math:mfrac>
          <math:mi math:fontstyle="italic">dx</math:mi>
        </math:mrow>
      </math:mrow>
    </math:mrow>
    <math:annotation math:encoding="StarMath 5.0">C = 9Nk_B left (T over %theta_D right )^3 int from 0 to x_D {{x^4 e^x} over {(e^x-1)^2} dx}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row>
          <math:mo math:stretchy="false">(</math:mo>
          <math:mo math:stretchy="false">ω</math:mo>
          <math:mo math:stretchy="false">)</math:mo>
        </math:mrow>
        <math:mo math:stretchy="false">=</math:mo>
        <math:mn>3</math:mn>
      </math:mrow>
      <math:mi>N</math:mi>
      <math:mo math:stretchy="false">δ</math:mo>
      <math:mrow>
        <math:mo math:stretchy="false">(</math:mo>
        <math:mrow>
          <math:mo math:stretchy="false">ω</math:mo>
          <math:mo math:stretchy="false">−</math:mo>
          <math:msub>
            <math:mo math:stretchy="false">ω</math:mo>
            <math:mi>E</math:mi>
          </math:msub>
        </math:mrow>
        <math:mo math:stretchy="false">)</math:mo>
      </math:mrow>
    </math:mrow>
    <math:annotation math:encoding="StarMath 5.0">D (%omega) = 3 N %delta (%omega - %omega_E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o math:stretchy="false">=</math:mo>
      <math:msub>
        <math:mo math:stretchy="false">ω</math:mo>
        <math:mi>E</math:mi>
      </math:msub>
    </math:mrow>
    <math:annotation math:encoding="StarMath 5.0">%omega = %omega_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θ</math:mo>
        <math:mi>E</math:mi>
      </math:msub>
      <math:mo math:stretchy="false">=</math:mo>
      <math:mfrac>
        <math:mrow>
          <math:mo math:stretchy="false">ℏ</math:mo>
          <math:msub>
            <math:mo math:stretchy="false">ω</math:mo>
            <math:mi>E</math:mi>
          </math:msub>
        </math:mrow>
        <math:msub>
          <math:mi>k</math:mi>
          <math:mi>B</math:mi>
        </math:msub>
      </math:mfrac>
    </math:mrow>
    <math:annotation math:encoding="StarMath 5.0"> %theta_E = {hbar %omega_E} over k_B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b</math:mi>
            <math:mn>1</math:mn>
          </math:msub>
          <math:mo math:stretchy="false">→</math:mo>
        </math:mover>
        <math:mo math:stretchy="false">=</math:mo>
        <math:mfrac>
          <math:mrow>
            <math:mrow>
              <math:mn>2</math:mn>
              <math:mo math:stretchy="false">π</math:mo>
            </math:mrow>
          </math:mrow>
          <math:mrow>
            <math:mi>a</math:mi>
          </math:mrow>
        </math:mfrac>
      </math:mrow>
      <math:mfenced math:open="" math:close="">
        <math:mrow>
          <math:mrow>
            <math:mover math:accent="true">
              <math:mi>i</math:mi>
              <math:mo math:stretchy="false">ˆ</math:mo>
            </math:mover>
            <math:mo math:stretchy="false">−</math:mo>
            <math:mfrac>
              <math:mrow>
                <math:mn>1</math:mn>
              </math:mrow>
              <math:mrow>
                <math:msqrt>
                  <math:mn>3</math:mn>
                </math:msqrt>
              </math:mrow>
            </math:mfrac>
          </math:mrow>
          <math:mover math:accent="true">
            <math:mi>j</math:mi>
            <math:mo math:stretchy="false">ˆ</math:mo>
          </math:mover>
        </math:mrow>
      </math:mfenced>
      <math:mi>;</math:mi>
      <math:mrow>
        <math:mover math:accent="true">
          <math:msub>
            <math:mi>b</math:mi>
            <math:mn>2</math:mn>
          </math:msub>
          <math:mo math:stretchy="false">→</math:mo>
        </math:mover>
        <math:mo math:stretchy="false">=</math:mo>
        <math:mfrac>
          <math:mrow>
            <math:mrow>
              <math:mn>4</math:mn>
              <math:mo math:stretchy="false">π</math:mo>
            </math:mrow>
          </math:mrow>
          <math:mrow>
            <math:mrow>
              <math:msqrt>
                <math:mn>3</math:mn>
              </math:msqrt>
              <math:mi>a</math:mi>
            </math:mrow>
          </math:mrow>
        </math:mfrac>
      </math:mrow>
      <math:mover math:accent="true">
        <math:mi>j</math:mi>
        <math:mo math:stretchy="false">ˆ</math:mo>
      </math:mover>
      <math:mi>;</math:mi>
      <math:mrow>
        <math:mover math:accent="true">
          <math:msub>
            <math:mi>b</math:mi>
            <math:mn>3</math:mn>
          </math:msub>
          <math:mo math:stretchy="false">→</math:mo>
        </math:mover>
        <math:mo math:stretchy="false">=</math:mo>
        <math:mfrac>
          <math:mrow>
            <math:mrow>
              <math:mn>2</math:mn>
              <math:mo math:stretchy="false">π</math:mo>
            </math:mrow>
          </math:mrow>
          <math:mrow>
            <math:mi>c</math:mi>
          </math:mrow>
        </math:mfrac>
      </math:mrow>
      <math:mover math:accent="true">
        <math:mi>k</math:mi>
        <math:mo math:stretchy="false">ˆ</math:mo>
      </math:mover>
    </math:mrow>
    <math:annotation math:encoding="StarMath 5.0">vec b_1 = {alignc 2 %pi} over {alignc a} left ( hat i - {alignc 1} over {alignc sqrt{3}} hat j right ) ; vec b_2 = {alignc 4 %pi} over {alignc sqrt{3} a} hat j ; vec b_3 = {alignc 2 %pi} over {alignc c} hat k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sub>
          <math:mn>3Nk</math:mn>
          <math:mi>B</math:mi>
        </math:msub>
      </math:mrow>
      <math:mfrac>
        <math:msup>
          <math:mi>e</math:mi>
          <math:mrow>
            <math:msub>
              <math:mo math:stretchy="false">θ</math:mo>
              <math:mi>E</math:mi>
            </math:msub>
            <math:mo math:stretchy="false">/</math:mo>
            <math:mi>T</math:mi>
          </math:mrow>
        </math:msup>
        <math:msup>
          <math:mfenced math:open="" math:close="">
            <math:mrow>
              <math:msup>
                <math:mi>e</math:mi>
                <math:mrow>
                  <math:msub>
                    <math:mo math:stretchy="false">θ</math:mo>
                    <math:mi>E</math:mi>
                  </math:msub>
                  <math:mo math:stretchy="false">/</math:mo>
                  <math:mi>T</math:mi>
                </math:mrow>
              </math:msup>
              <math:mo math:stretchy="false">−</math:mo>
              <math:mn>1</math:mn>
            </math:mrow>
          </math:mfenced>
          <math:mn>2</math:mn>
        </math:msup>
      </math:mfrac>
      <math:msup>
        <math:mfenced math:open="" math:close="">
          <math:mfrac>
            <math:msub>
              <math:mo math:stretchy="false">θ</math:mo>
              <math:mi>E</math:mi>
            </math:msub>
            <math:mi>T</math:mi>
          </math:mfrac>
        </math:mfenced>
        <math:mn>2</math:mn>
      </math:msup>
    </math:mrow>
    <math:annotation math:encoding="StarMath 5.0">C = 3Nk_B {e^{%theta_E /T}} over {left ( e^{%theta_E /T}-1 right )^2} left (%theta_E over T right )^2 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row>
          <math:msub>
            <math:mi>f</math:mi>
            <math:mn>1</math:mn>
          </math:msub>
          <math:mo math:stretchy="false">+</math:mo>
          <math:msub>
            <math:mi>f</math:mi>
            <math:mn>2</math:mn>
          </math:msub>
        </math:mrow>
      </math:mrow>
      <math:msup>
        <math:mi>e</math:mi>
        <math:mrow>
          <math:mrow>
            <math:mo math:stretchy="false">−</math:mo>
            <math:mi>i</math:mi>
          </math:mrow>
          <math:mo math:stretchy="false">π</math:mo>
          <math:mrow>
            <math:mo math:stretchy="false">(</math:mo>
            <math:mrow>
              <math:mrow>
                <math:mi>h</math:mi>
                <math:mo math:stretchy="false">+</math:mo>
                <math:mi>k</math:mi>
              </math:mrow>
              <math:mo math:stretchy="false">+</math:mo>
              <math:mi>l</math:mi>
            </math:mrow>
            <math:mo math:stretchy="false">)</math:mo>
          </math:mrow>
        </math:mrow>
      </math:msup>
    </math:mrow>
    <math:annotation math:encoding="StarMath 5.0">S=f_1 + f_2 e^{-i %pi (h+k+l)}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sub>
          <math:mi>S</math:mi>
          <math:mi math:fontstyle="italic">fcc</math:mi>
        </math:msub>
        <math:mo math:stretchy="false">⋅</math:mo>
        <math:mfenced math:open="[" math:close="]">
          <math:mrow>
            <math:mrow>
              <math:msub>
                <math:mi>f</math:mi>
                <math:mn>1</math:mn>
              </math:msub>
              <math:mo math:stretchy="false">+</math:mo>
              <math:msub>
                <math:mi>f</math:mi>
                <math:mn>2</math:mn>
              </math:msub>
            </math:mrow>
            <math:msup>
              <math:mi>e</math:mi>
              <math:mrow>
                <math:mrow>
                  <math:mo math:stretchy="false">−</math:mo>
                  <math:mi>i</math:mi>
                </math:mrow>
                <math:mo math:stretchy="false">π</math:mo>
                <math:mrow>
                  <math:mo math:stretchy="false">(</math:mo>
                  <math:mrow>
                    <math:mrow>
                      <math:mi>h</math:mi>
                      <math:mo math:stretchy="false">+</math:mo>
                      <math:mi>k</math:mi>
                    </math:mrow>
                    <math:mo math:stretchy="false">+</math:mo>
                    <math:mi>l</math:mi>
                  </math:mrow>
                  <math:mo math:stretchy="false">)</math:mo>
                </math:mrow>
              </math:mrow>
            </math:msup>
          </math:mrow>
        </math:mfenced>
      </math:mrow>
    </math:mrow>
    <math:annotation math:encoding="StarMath 5.0">S=S_{fcc} cdot left [ f_1 + f_2 e^{-i %pi (h+k+l)}right ]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row>
          <math:mtext/>
          <math:mo math:stretchy="false">±</math:mo>
          <math:mtext/>
        </math:mrow>
      </math:msub>
      <math:mo math:stretchy="false">=</math:mo>
      <math:mrow>
        <math:mfrac>
          <math:mrow>
            <math:msubsup>
              <math:mi>E</math:mi>
              <math:mrow>
                <math:mover math:accent="true">
                  <math:mi>k</math:mi>
                  <math:mo math:stretchy="false">→</math:mo>
                </math:mover>
                <math:mo math:stretchy="false">−</math:mo>
                <math:mover math:accent="true">
                  <math:mi>G</math:mi>
                  <math:mo math:stretchy="false">→</math:mo>
                </math:mover>
              </math:mrow>
              <math:mn>0</math:mn>
            </math:msubsup>
            <math:mo math:stretchy="false">+</math:mo>
            <math:msubsup>
              <math:mi>E</math:mi>
              <math:mrow>
                <math:mrow>
                  <math:mrow>
                    <math:mover math:accent="true">
                      <math:mi>k</math:mi>
                      <math:mo math:stretchy="false">→</math:mo>
                    </math:mover>
                    <math:mo math:stretchy="false">−</math:mo>
                    <math:mover math:accent="true">
                      <math:mi>G</math:mi>
                      <math:mo math:stretchy="false">→</math:mo>
                    </math:mover>
                  </math:mrow>
                  <math:mo math:stretchy="false">−</math:mo>
                  <math:mover math:accent="true">
                    <math:mi>G</math:mi>
                    <math:mo math:stretchy="false">→</math:mo>
                  </math:mover>
                </math:mrow>
                <math:mi>'</math:mi>
              </math:mrow>
              <math:mn>0</math:mn>
            </math:msubsup>
          </math:mrow>
          <math:mn>2</math:mn>
        </math:mfrac>
        <math:mo math:stretchy="false">±</math:mo>
        <math:msqrt>
          <math:mrow>
            <math:msup>
              <math:mfenced math:open="" math:close="">
                <math:mfrac>
                  <math:mrow>
                    <math:msubsup>
                      <math:mi>E</math:mi>
                      <math:mrow>
                        <math:mover math:accent="true">
                          <math:mi>k</math:mi>
                          <math:mo math:stretchy="false">→</math:mo>
                        </math:mover>
                        <math:mo math:stretchy="false">−</math:mo>
                        <math:mover math:accent="true">
                          <math:mi>G</math:mi>
                          <math:mo math:stretchy="false">→</math:mo>
                        </math:mover>
                      </math:mrow>
                      <math:mn>0</math:mn>
                    </math:msubsup>
                    <math:mo math:stretchy="false">−</math:mo>
                    <math:msubsup>
                      <math:mi>E</math:mi>
                      <math:mrow>
                        <math:mrow>
                          <math:mrow>
                            <math:mover math:accent="true">
                              <math:mi>k</math:mi>
                              <math:mo math:stretchy="false">→</math:mo>
                            </math:mover>
                            <math:mo math:stretchy="false">−</math:mo>
                            <math:mover math:accent="true">
                              <math:mi>G</math:mi>
                              <math:mo math:stretchy="false">→</math:mo>
                            </math:mover>
                          </math:mrow>
                          <math:mo math:stretchy="false">−</math:mo>
                          <math:mover math:accent="true">
                            <math:mi>G</math:mi>
                            <math:mo math:stretchy="false">→</math:mo>
                          </math:mover>
                        </math:mrow>
                        <math:mi>'</math:mi>
                      </math:mrow>
                      <math:mn>0</math:mn>
                    </math:msubsup>
                  </math:mrow>
                  <math:mn>2</math:mn>
                </math:mfrac>
              </math:mfenced>
              <math:mn>2</math:mn>
            </math:msup>
            <math:mo math:stretchy="false">+</math:mo>
            <math:msup>
              <math:mrow>
                <math:mo math:stretchy="false">∣</math:mo>
                <math:msub>
                  <math:mi>V</math:mi>
                  <math:mrow>
                    <math:mover math:accent="true">
                      <math:mi>G</math:mi>
                      <math:mo math:stretchy="false">→</math:mo>
                    </math:mover>
                    <math:mi>'</math:mi>
                  </math:mrow>
                </math:msub>
                <math:mo math:stretchy="false">∣</math:mo>
              </math:mrow>
              <math:mn>2</math:mn>
            </math:msup>
          </math:mrow>
        </math:msqrt>
      </math:mrow>
    </math:mrow>
    <math:annotation math:encoding="StarMath 5.0">E_{""+-""} = {E_{vec k - vec G}^0 + E_{vec k - vec G - vec G'}^0} over 2 +- sqrt { left (  {E_{vec k - vec G}^0 - E_{vec k - vec G - vec G'}^0} over 2 right )^2 + lline V_{vec G'} rline ^2}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v</math:mi>
            <math:mi math:fontstyle="italic">so</math:mi>
          </math:msub>
          <math:mo math:stretchy="false">=</math:mo>
          <math:msub>
            <math:mrow>
              <math:mfrac>
                <math:mrow>
                  <math:mi>d</math:mi>
                  <math:mo math:stretchy="false">ω</math:mo>
                </math:mrow>
                <math:mi math:fontstyle="italic">dk</math:mi>
              </math:mfrac>
              <math:mo math:stretchy="true">∣</math:mo>
            </math:mrow>
            <math:mrow>
              <math:mover math:accent="true">
                <math:mi>k</math:mi>
                <math:mo math:stretchy="false">→</math:mo>
              </math:mover>
              <math:mo math:stretchy="false">→</math:mo>
              <math:mover math:accent="true">
                <math:mn>0</math:mn>
                <math:mo math:stretchy="false">→</math:mo>
              </math:mover>
            </math:mrow>
          </math:msub>
        </math:mrow>
        <math:mo math:stretchy="false">=</math:mo>
        <math:mi>a</math:mi>
      </math:mrow>
      <math:msqrt>
        <math:mfrac>
          <math:mi>C</math:mi>
          <math:mi>m</math:mi>
        </math:mfrac>
      </math:msqrt>
    </math:mrow>
    <math:annotation math:encoding="StarMath 5.0">v_so = left none { d %omega} over { dk} right rline _{vec k  toward  vec 0} = a sqrt{C over m }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rac>
        <math:mrow>
          <math:mo math:stretchy="false">ℏ</math:mo>
          <math:mo math:stretchy="false">ω</math:mo>
        </math:mrow>
        <math:mrow>
          <math:msub>
            <math:mi>k</math:mi>
            <math:mi>B</math:mi>
          </math:msub>
          <math:mi>T</math:mi>
        </math:mrow>
      </math:mfrac>
    </math:mrow>
    <math:annotation math:encoding="StarMath 5.0">x= {hbar %omega} over {k_B T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frac>
        <math:mrow>
          <math:mn>2</math:mn>
          <math:mo math:stretchy="false"></math:mo>
        </math:mrow>
        <math:mrow>
          <math:mo math:stretchy="false">∣</math:mo>
          <math:mover math:accent="true">
            <math:mi>G</math:mi>
            <math:mo math:stretchy="false"></math:mo>
          </math:mover>
          <math:mo math:stretchy="false">∣</math:mo>
        </math:mrow>
      </math:mfrac>
    </math:mrow>
    <math:annotation math:encoding="StarMath 5.0">d={2 %pi} over lline vec G rline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row>
        <math:mi>I</math:mi>
        <math:mo math:stretchy="false">=</math:mo>
        <math:mtext>degen.</math:mtext>
      </math:mrow>
      <math:mfenced math:open="∣" math:close="∣">
        <math:msup>
          <math:mi>S</math:mi>
          <math:mn>2</math:mn>
        </math:msup>
      </math:mfenced>
    </math:mrow>
    <math:annotation math:encoding="StarMath 5.0">I = "degen." abs{S}^2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N</math:mi>
              <math:mtext>1D</math:mtext>
            </math:msub>
            <math:mo math:stretchy="false">=</math:mo>
            <math:mrow>
              <math:mrow>
                <math:msub>
                  <math:mi>k</math:mi>
                  <math:mi>F</math:mi>
                </math:msub>
                <math:mo math:stretchy="false">⋅</math:mo>
                <math:msub>
                  <math:mn>2</math:mn>
                  <math:mtext>(spin)</math:mtext>
                </math:msub>
              </math:mrow>
              <math:mo math:stretchy="false">⋅</math:mo>
              <math:mi>D</math:mi>
            </math:mrow>
          </math:mrow>
          <math:mrow>
            <math:mo math:stretchy="false">(</math:mo>
            <math:mi>k</math:mi>
            <math:mo math:stretchy="false">)</math:mo>
          </math:mrow>
        </math:mrow>
      </math:mtr>
      <math:mtr>
        <math:mrow>
          <math:mrow>
            <math:msub>
              <math:mi>N</math:mi>
              <math:mtext>2D</math:mtext>
            </math:msub>
            <math:mo math:stretchy="false">=</math:mo>
            <math:mrow>
              <math:mo math:stretchy="false">(</math:mo>
              <math:mrow>
                <math:mo math:stretchy="false">π</math:mo>
                <math:msubsup>
                  <math:mi>k</math:mi>
                  <math:mi>F</math:mi>
                  <math:mn>2</math:mn>
                </math:msubsup>
              </math:mrow>
              <math:mo math:stretchy="false">)</math:mo>
            </math:mrow>
          </math:mrow>
          <math:mrow>
            <math:msub>
              <math:mn>2</math:mn>
              <math:mtext>(spin)</math:mtext>
            </math:msub>
            <math:mo math:stretchy="false">⋅</math:mo>
            <math:mi>D</math:mi>
          </math:mrow>
          <math:mrow>
            <math:mo math:stretchy="false">(</math:mo>
            <math:mi>k</math:mi>
            <math:mo math:stretchy="false">)</math:mo>
          </math:mrow>
        </math:mrow>
      </math:mtr>
      <math:mtr>
        <math:mrow>
          <math:mrow>
            <math:msub>
              <math:mi>N</math:mi>
              <math:mtext>3D</math:mtext>
            </math:msub>
            <math:mo math:stretchy="false">=</math:mo>
            <math:mfrac>
              <math:mrow>
                <math:mn>4</math:mn>
                <math:mo math:stretchy="false">π</math:mo>
                <math:msubsup>
                  <math:mi>k</math:mi>
                  <math:mi>F</math:mi>
                  <math:mn>3</math:mn>
                </math:msubsup>
              </math:mrow>
              <math:mn>3</math:mn>
            </math:mfrac>
          </math:mrow>
          <math:mrow>
            <math:msub>
              <math:mn>2</math:mn>
              <math:mtext>(spin)</math:mtext>
            </math:msub>
            <math:mo math:stretchy="false">⋅</math:mo>
            <math:mi>D</math:mi>
          </math:mrow>
          <math:mrow>
            <math:mo math:stretchy="false">(</math:mo>
            <math:mi>k</math:mi>
            <math:mo math:stretchy="false">)</math:mo>
          </math:mrow>
        </math:mrow>
      </math:mtr>
    </math:mtable>
    <math:annotation math:encoding="StarMath 5.0">N_"1D" = k_F cdot 2_"(spin)" cdot D(k) newline
N_"2D" =  (%pi k_F^2 ) 2_"(spin)" cdot  D(k) newline
N_"3D" = { 4 %pi k_F^3} over 3 2_"(spin)" cdot  D(k)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row>
          <math:mo math:stretchy="false">(</math:mo>
          <math:mi>E</math:mi>
          <math:mo math:stretchy="false">)</math:mo>
        </math:mrow>
        <math:mo math:stretchy="false">=</math:mo>
        <math:mrow>
          <math:mfrac>
            <math:mi math:fontstyle="italic">dN</math:mi>
            <math:mi math:fontstyle="italic">dk</math:mi>
          </math:mfrac>
          <math:mo math:stretchy="false">⋅</math:mo>
          <math:mfrac>
            <math:mi math:fontstyle="italic">dk</math:mi>
            <math:mi math:fontstyle="italic">dE</math:mi>
          </math:mfrac>
        </math:mrow>
      </math:mrow>
    </math:mrow>
    <math:annotation math:encoding="StarMath 5.0">D(E) ={ {dN} over {dk} } cdot {{dk} over {dE}}</math:annotation>
  </math:semantics>
</math:math>
</file>